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anifest.rdf" manifest:media-type="application/rdf+xml"/>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 manifest:media-type=""/>
  <manifest:file-entry manifest:full-path="ObjectReplacements/Object 6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5" manifest:media-type=""/>
  <manifest:file-entry manifest:full-path="ObjectReplacements/Object 80" manifest:media-type=""/>
  <manifest:file-entry manifest:full-path="ObjectReplacements/Object 90" manifest:media-type=""/>
  <manifest:file-entry manifest:full-path="ObjectReplacements/Object 8" manifest:media-type="application/x-openoffice-gdimetafile;windows_formatname=&quot;GDIMetaFile&quot;"/>
  <manifest:file-entry manifest:full-path="ObjectReplacements/Object 81" manifest:media-type=""/>
  <manifest:file-entry manifest:full-path="ObjectReplacements/Object 91" manifest:media-type=""/>
  <manifest:file-entry manifest:full-path="ObjectReplacements/Object 82" manifest:media-type=""/>
  <manifest:file-entry manifest:full-path="ObjectReplacements/Object 92" manifest:media-type=""/>
  <manifest:file-entry manifest:full-path="ObjectReplacements/Object 104" manifest:media-type=""/>
  <manifest:file-entry manifest:full-path="ObjectReplacements/Object 88" manifest:media-type=""/>
  <manifest:file-entry manifest:full-path="ObjectReplacements/Object 85" manifest:media-type=""/>
  <manifest:file-entry manifest:full-path="ObjectReplacements/Object 101" manifest:media-type=""/>
  <manifest:file-entry manifest:full-path="ObjectReplacements/Object 95" manifest:media-type=""/>
  <manifest:file-entry manifest:full-path="ObjectReplacements/Object 105" manifest:media-type=""/>
  <manifest:file-entry manifest:full-path="ObjectReplacements/Object 89" manifest:media-type=""/>
  <manifest:file-entry manifest:full-path="ObjectReplacements/Object 86" manifest:media-type=""/>
  <manifest:file-entry manifest:full-path="ObjectReplacements/Object 102" manifest:media-type=""/>
  <manifest:file-entry manifest:full-path="ObjectReplacements/Object 96" manifest:media-type=""/>
  <manifest:file-entry manifest:full-path="ObjectReplacements/Object 106" manifest:media-type=""/>
  <manifest:file-entry manifest:full-path="ObjectReplacements/Object 17" manifest:media-type=""/>
  <manifest:file-entry manifest:full-path="ObjectReplacements/Object 27" manifest:media-type=""/>
  <manifest:file-entry manifest:full-path="ObjectReplacements/Object 87" manifest:media-type=""/>
  <manifest:file-entry manifest:full-path="ObjectReplacements/Object 103" manifest:media-type=""/>
  <manifest:file-entry manifest:full-path="ObjectReplacements/Object 97" manifest:media-type=""/>
  <manifest:file-entry manifest:full-path="ObjectReplacements/Object 107" manifest:media-type=""/>
  <manifest:file-entry manifest:full-path="ObjectReplacements/Object 18" manifest:media-type=""/>
  <manifest:file-entry manifest:full-path="ObjectReplacements/Object 28" manifest:media-type=""/>
  <manifest:file-entry manifest:full-path="ObjectReplacements/Object 98" manifest:media-type=""/>
  <manifest:file-entry manifest:full-path="ObjectReplacements/Object 109" manifest:media-type="application/x-openoffice-gdimetafile;windows_formatname=&quot;GDIMetaFile&quot;"/>
  <manifest:file-entry manifest:full-path="ObjectReplacements/Object 108" manifest:media-type=""/>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9" manifest:media-type=""/>
  <manifest:file-entry manifest:full-path="ObjectReplacements/Object 99" manifest:media-type="application/x-openoffice-gdimetafile;windows_formatname=&quot;GDIMetaFile&quot;"/>
  <manifest:file-entry manifest:full-path="ObjectReplacements/Object 84" manifest:media-type=""/>
  <manifest:file-entry manifest:full-path="ObjectReplacements/Object 94" manifest:media-type=""/>
  <manifest:file-entry manifest:full-path="ObjectReplacements/Object 83" manifest:media-type=""/>
  <manifest:file-entry manifest:full-path="ObjectReplacements/Object 93" manifest:media-type=""/>
  <manifest:file-entry manifest:full-path="ObjectReplacements/Object 6" manifest:media-type=""/>
  <manifest:file-entry manifest:full-path="ObjectReplacements/Object 35" manifest:media-type="application/x-openoffice-gdimetafile;windows_formatname=&quot;GDIMetaFile&quot;"/>
  <manifest:file-entry manifest:full-path="ObjectReplacements/Object 10" manifest:media-type=""/>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
  <manifest:file-entry manifest:full-path="ObjectReplacements/Object 34" manifest:media-type=""/>
  <manifest:file-entry manifest:full-path="ObjectReplacements/Object 10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4" manifest:media-type=""/>
  <manifest:file-entry manifest:full-path="ObjectReplacements/Object 49" manifest:media-type="application/x-openoffice-gdimetafile;windows_formatname=&quot;GDIMetaFile&quot;"/>
  <manifest:file-entry manifest:full-path="ObjectReplacements/Object 14" manifest:media-type=""/>
  <manifest:file-entry manifest:full-path="ObjectReplacements/Object 39" manifest:media-type="application/x-openoffice-gdimetafile;windows_formatname=&quot;GDIMetaFile&quot;"/>
  <manifest:file-entry manifest:full-path="ObjectReplacements/Object 4" manifest:media-type=""/>
  <manifest:file-entry manifest:full-path="ObjectReplacements/Object 33" manifest:media-type=""/>
  <manifest:file-entry manifest:full-path="ObjectReplacements/Object 58" manifest:media-type=""/>
  <manifest:file-entry manifest:full-path="ObjectReplacements/Object 23" manifest:media-type=""/>
  <manifest:file-entry manifest:full-path="ObjectReplacements/Object 48" manifest:media-type=""/>
  <manifest:file-entry manifest:full-path="ObjectReplacements/Object 13" manifest:media-type=""/>
  <manifest:file-entry manifest:full-path="ObjectReplacements/Object 38" manifest:media-type=""/>
  <manifest:file-entry manifest:full-path="ObjectReplacements/Object 3" manifest:media-type=""/>
  <manifest:file-entry manifest:full-path="ObjectReplacements/Object 32" manifest:media-type=""/>
  <manifest:file-entry manifest:full-path="ObjectReplacements/Object 57" manifest:media-type=""/>
  <manifest:file-entry manifest:full-path="ObjectReplacements/Object 22" manifest:media-type=""/>
  <manifest:file-entry manifest:full-path="ObjectReplacements/Object 47" manifest:media-type=""/>
  <manifest:file-entry manifest:full-path="ObjectReplacements/Object 12" manifest:media-type=""/>
  <manifest:file-entry manifest:full-path="ObjectReplacements/Object 37"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
  <manifest:file-entry manifest:full-path="ObjectReplacements/Object 56" manifest:media-type=""/>
  <manifest:file-entry manifest:full-path="ObjectReplacements/Object 21" manifest:media-type=""/>
  <manifest:file-entry manifest:full-path="ObjectReplacements/Object 46" manifest:media-type=""/>
  <manifest:file-entry manifest:full-path="ObjectReplacements/Object 11" manifest:media-type=""/>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
  <manifest:file-entry manifest:full-path="ObjectReplacements/Object 20" manifest:media-type="application/x-openoffice-gdimetafile;windows_formatname=&quot;GDIMetaFile&quot;"/>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style:tab-stops>
          <style:tab-stop style:position="0.3937in"/>
          <style:tab-stop style:position="0.7874in"/>
        </style:tab-stops>
      </style:paragraph-properties>
    </style:style>
    <style:style style:name="P2" style:family="paragraph" style:parent-style-name="Standard">
      <style:paragraph-properties fo:line-height="100%">
        <style:tab-stops>
          <style:tab-stop style:position="0.3937in"/>
          <style:tab-stop style:position="1.011in"/>
          <style:tab-stop style:position="1.9689in"/>
        </style:tab-stops>
      </style:paragraph-properties>
    </style:style>
    <style:style style:name="P3" style:family="paragraph" style:parent-style-name="Standard">
      <style:paragraph-properties fo:line-height="100%" fo:text-align="justify" style:justify-single-word="false">
        <style:tab-stops>
          <style:tab-stop style:position="0.3937in"/>
          <style:tab-stop style:position="0.7874in"/>
          <style:tab-stop style:position="1.9689in"/>
        </style:tab-stops>
      </style:paragraph-properties>
    </style:style>
    <style:style style:name="P4" style:family="paragraph" style:parent-style-name="Standard">
      <style:paragraph-properties fo:line-height="100%" fo:text-align="justify" style:justify-single-word="false">
        <style:tab-stops>
          <style:tab-stop style:position="0.7874in"/>
          <style:tab-stop style:position="1.9689in"/>
        </style:tab-stops>
      </style:paragraph-properties>
    </style:style>
    <style:style style:name="P5" style:family="paragraph" style:parent-style-name="Standard">
      <style:paragraph-properties fo:line-height="100%" fo:text-align="justify" style:justify-single-word="false">
        <style:tab-stops>
          <style:tab-stop style:position="0.3937in"/>
          <style:tab-stop style:position="0.7874in"/>
          <style:tab-stop style:position="1.3709in"/>
          <style:tab-stop style:position="2.1681in"/>
        </style:tab-stops>
      </style:paragraph-properties>
    </style:style>
    <style:style style:name="P6" style:family="paragraph" style:parent-style-name="Standard">
      <style:paragraph-properties fo:line-height="100%" fo:text-align="justify" style:justify-single-word="false">
        <style:tab-stops>
          <style:tab-stop style:position="0.3937in"/>
          <style:tab-stop style:position="0.7874in"/>
          <style:tab-stop style:position="1.2252in"/>
          <style:tab-stop style:position="1.828in"/>
        </style:tab-stops>
      </style:paragraph-properties>
    </style:style>
    <style:style style:name="P7" style:family="paragraph" style:parent-style-name="Standard">
      <style:paragraph-properties fo:line-height="100%" fo:text-align="justify" style:justify-single-word="false">
        <style:tab-stops>
          <style:tab-stop style:position="0.3937in"/>
          <style:tab-stop style:position="0.7874in"/>
          <style:tab-stop style:position="1.128in"/>
          <style:tab-stop style:position="1.5457in"/>
        </style:tab-stops>
      </style:paragraph-properties>
    </style:style>
    <style:style style:name="P8" style:family="paragraph" style:parent-style-name="Standard">
      <style:paragraph-properties fo:line-height="100%" fo:text-align="justify" style:justify-single-word="false">
        <style:tab-stops>
          <style:tab-stop style:position="1.3902in"/>
          <style:tab-stop style:position="1.9689in"/>
        </style:tab-stops>
      </style:paragraph-properties>
    </style:style>
    <style:style style:name="P9" style:family="paragraph" style:parent-style-name="Standard">
      <style:paragraph-properties fo:line-height="100%" fo:text-align="justify" style:justify-single-word="false">
        <style:tab-stops>
          <style:tab-stop style:position="0.3937in"/>
          <style:tab-stop style:position="1.3902in"/>
          <style:tab-stop style:position="2.2264in"/>
        </style:tab-stops>
      </style:paragraph-properties>
    </style:style>
    <style:style style:name="P10" style:family="paragraph" style:parent-style-name="Standard">
      <style:paragraph-properties fo:line-height="100%" fo:text-align="justify" style:justify-single-word="false">
        <style:tab-stops>
          <style:tab-stop style:position="0.4181in"/>
          <style:tab-stop style:position="1.5752in"/>
          <style:tab-stop style:position="1.9689in"/>
        </style:tab-stops>
      </style:paragraph-properties>
    </style:style>
    <style:style style:name="P11" style:family="paragraph" style:parent-style-name="Standard">
      <style:paragraph-properties fo:line-height="100%" fo:text-align="justify" style:justify-single-word="false">
        <style:tab-stops>
          <style:tab-stop style:position="0.5055in"/>
          <style:tab-stop style:position="1.4193in"/>
          <style:tab-stop style:position="1.9689in"/>
        </style:tab-stops>
      </style:paragraph-properties>
    </style:style>
    <style:style style:name="P12" style:family="paragraph" style:parent-style-name="Standard">
      <style:paragraph-properties fo:line-height="100%" fo:text-align="justify" style:justify-single-word="false">
        <style:tab-stops>
          <style:tab-stop style:position="0.3937in"/>
          <style:tab-stop style:position="1.5752in"/>
          <style:tab-stop style:position="1.9689in"/>
        </style:tab-stops>
      </style:paragraph-properties>
    </style:style>
    <style:style style:name="P13" style:family="paragraph" style:parent-style-name="Standard">
      <style:paragraph-properties fo:line-height="100%" fo:text-align="justify" style:justify-single-word="false">
        <style:tab-stops>
          <style:tab-stop style:position="0.3937in"/>
          <style:tab-stop style:position="2.1098in"/>
        </style:tab-stops>
      </style:paragraph-properties>
    </style:style>
    <style:style style:name="P14" style:family="paragraph" style:parent-style-name="Standard">
      <style:paragraph-properties fo:line-height="100%" fo:text-align="justify" style:justify-single-word="false">
        <style:tab-stops>
          <style:tab-stop style:position="0.3937in"/>
          <style:tab-stop style:position="1.5362in"/>
          <style:tab-stop style:position="1.8472in"/>
        </style:tab-stops>
      </style:paragraph-properties>
    </style:style>
    <style:style style:name="P15" style:family="paragraph" style:parent-style-name="Standard">
      <style:paragraph-properties fo:line-height="100%">
        <style:tab-stops>
          <style:tab-stop style:position="0.8862in"/>
          <style:tab-stop style:position="1.5752in"/>
        </style:tab-stops>
      </style:paragraph-properties>
    </style:style>
    <style:style style:name="P16" style:family="paragraph" style:parent-style-name="Standard">
      <style:paragraph-properties>
        <style:tab-stops>
          <style:tab-stop style:position="1.4874in"/>
        </style:tab-stops>
      </style:paragraph-properties>
    </style:style>
    <style:style style:name="P17" style:family="paragraph" style:parent-style-name="Standard">
      <style:paragraph-properties fo:line-height="100%" fo:text-align="justify" style:justify-single-word="false">
        <style:tab-stops>
          <style:tab-stop style:position="0.3937in"/>
          <style:tab-stop style:position="0.7874in"/>
          <style:tab-stop style:position="1.2252in"/>
          <style:tab-stop style:position="1.828in"/>
        </style:tab-stops>
      </style:paragraph-properties>
      <style:text-properties fo:font-style="italic" style:font-style-asian="italic"/>
    </style:style>
    <style:style style:name="P18" style:family="paragraph" style:parent-style-name="Standard">
      <style:paragraph-properties>
        <style:tab-stops>
          <style:tab-stop style:position="0.7291in"/>
        </style:tab-stops>
      </style:paragraph-properties>
    </style:style>
    <style:style style:name="P19" style:family="paragraph" style:parent-style-name="Standard">
      <style:paragraph-properties>
        <style:tab-stops>
          <style:tab-stop style:position="0.3937in"/>
          <style:tab-stop style:position="1.1181in"/>
        </style:tab-stops>
      </style:paragraph-properties>
    </style:style>
    <style:style style:name="P20" style:family="paragraph" style:parent-style-name="Standard">
      <style:paragraph-properties>
        <style:tab-stops>
          <style:tab-stop style:position="0.8264in"/>
          <style:tab-stop style:position="1.5654in"/>
        </style:tab-stops>
      </style:paragraph-properties>
    </style:style>
    <style:style style:name="P21" style:family="paragraph" style:parent-style-name="Standard">
      <style:paragraph-properties>
        <style:tab-stops>
          <style:tab-stop style:position="0.428in"/>
          <style:tab-stop style:position="1.2346in"/>
        </style:tab-stops>
      </style:paragraph-properties>
    </style:style>
    <style:style style:name="P22" style:family="paragraph" style:parent-style-name="Standard">
      <style:paragraph-properties>
        <style:tab-stops>
          <style:tab-stop style:position="0.4925in"/>
          <style:tab-stop style:position="1.8374in"/>
        </style:tab-stops>
      </style:paragraph-properties>
    </style:style>
    <style:style style:name="P23" style:family="paragraph" style:parent-style-name="Standard">
      <style:paragraph-properties>
        <style:tab-stops>
          <style:tab-stop style:position="1.75in"/>
        </style:tab-stops>
      </style:paragraph-properties>
    </style:style>
    <style:style style:name="P24" style:family="paragraph" style:parent-style-name="Standard">
      <style:paragraph-properties>
        <style:tab-stops>
          <style:tab-stop style:position="0.3937in"/>
        </style:tab-stops>
      </style:paragraph-properties>
    </style:style>
    <style:style style:name="P25" style:family="paragraph" style:parent-style-name="Standard">
      <style:paragraph-properties>
        <style:tab-stops>
          <style:tab-stop style:position="0.3937in"/>
          <style:tab-stop style:position="0.7874in"/>
        </style:tab-stops>
      </style:paragraph-properties>
      <style:text-properties fo:language="fr" fo:country="CA"/>
    </style:style>
    <style:style style:name="P26" style:family="paragraph" style:parent-style-name="Standard">
      <style:paragraph-properties fo:text-align="justify" style:justify-single-word="false">
        <style:tab-stops>
          <style:tab-stop style:position="0.7874in"/>
          <style:tab-stop style:position="1.9689in"/>
        </style:tab-stops>
      </style:paragraph-properties>
      <style:text-properties fo:language="fr" fo:country="CA"/>
    </style:style>
    <style:style style:name="P27" style:family="paragraph" style:parent-style-name="Standard">
      <style:paragraph-properties>
        <style:tab-stops>
          <style:tab-stop style:position="1.4in"/>
          <style:tab-stop style:position="2.2945in"/>
        </style:tab-stops>
      </style:paragraph-properties>
    </style:style>
    <style:style style:name="P28" style:family="paragraph" style:parent-style-name="Standard">
      <style:text-properties fo:language="en" fo:country="CA"/>
    </style:style>
    <style:style style:name="P29" style:family="paragraph" style:parent-style-name="Standard">
      <style:paragraph-properties fo:text-align="justify" style:justify-single-word="false"/>
    </style:style>
    <style:style style:name="P30" style:family="paragraph" style:parent-style-name="Standard">
      <style:paragraph-properties fo:text-align="justify" style:justify-single-word="false">
        <style:tab-stops>
          <style:tab-stop style:position="0.7874in"/>
          <style:tab-stop style:position="1.9689in"/>
        </style:tab-stops>
      </style:paragraph-properties>
    </style:style>
    <style:style style:name="P31" style:family="paragraph" style:parent-style-name="Standard">
      <style:paragraph-properties fo:text-align="justify" style:justify-single-word="false">
        <style:tab-stops>
          <style:tab-stop style:position="1.5752in"/>
          <style:tab-stop style:position="1.9689in"/>
        </style:tab-stops>
      </style:paragraph-properties>
    </style:style>
    <style:style style:name="P32" style:family="paragraph" style:parent-style-name="Standard">
      <style:paragraph-properties fo:text-align="justify" style:justify-single-word="false">
        <style:tab-stops>
          <style:tab-stop style:position="0.3937in"/>
          <style:tab-stop style:position="0.7874in"/>
          <style:tab-stop style:position="1.9689in"/>
        </style:tab-stops>
      </style:paragraph-properties>
    </style:style>
    <style:style style:name="P33" style:family="paragraph" style:parent-style-name="Standard">
      <style:paragraph-properties fo:text-align="justify" style:justify-single-word="false">
        <style:tab-stops>
          <style:tab-stop style:position="0.3937in"/>
          <style:tab-stop style:position="0.7874in"/>
        </style:tab-stops>
      </style:paragraph-properties>
    </style:style>
    <style:style style:name="P34" style:family="paragraph" style:parent-style-name="Standard">
      <style:paragraph-properties fo:text-align="justify" style:justify-single-word="false">
        <style:tab-stops>
          <style:tab-stop style:position="0.3937in"/>
          <style:tab-stop style:position="0.7874in"/>
          <style:tab-stop style:position="1.9689in"/>
          <style:tab-stop style:position="4.2335in"/>
          <style:tab-stop style:position="5.9063in"/>
        </style:tab-stops>
      </style:paragraph-properties>
    </style:style>
    <style:style style:name="P35" style:family="paragraph" style:parent-style-name="Standard">
      <style:paragraph-properties fo:text-align="justify" style:justify-single-word="false">
        <style:tab-stops>
          <style:tab-stop style:position="1.1811in"/>
        </style:tab-stops>
      </style:paragraph-properties>
    </style:style>
    <style:style style:name="P36" style:family="paragraph" style:parent-style-name="Standard">
      <style:paragraph-properties>
        <style:tab-stops>
          <style:tab-stop style:position="1.5752in"/>
          <style:tab-stop style:position="1.9689in"/>
        </style:tab-stops>
      </style:paragraph-properties>
    </style:style>
    <style:style style:name="P37" style:family="paragraph" style:parent-style-name="Standard">
      <style:paragraph-properties>
        <style:tab-stops>
          <style:tab-stop style:position="0.3937in"/>
          <style:tab-stop style:position="0.7874in"/>
          <style:tab-stop style:position="4.2335in"/>
          <style:tab-stop style:position="5.9063in"/>
        </style:tab-stops>
      </style:paragraph-properties>
    </style:style>
    <style:style style:name="P38" style:family="paragraph" style:parent-style-name="Standard">
      <style:paragraph-properties>
        <style:tab-stops>
          <style:tab-stop style:position="0.3937in"/>
          <style:tab-stop style:position="0.7874in"/>
          <style:tab-stop style:position="1.9689in"/>
          <style:tab-stop style:position="4.2335in"/>
          <style:tab-stop style:position="5.9063in"/>
        </style:tab-stops>
      </style:paragraph-properties>
    </style:style>
    <style:style style:name="P39" style:family="paragraph" style:parent-style-name="Standard">
      <style:paragraph-properties fo:line-height="150%" fo:text-align="justify" style:justify-single-word="false">
        <style:tab-stops>
          <style:tab-stop style:position="0.3937in"/>
          <style:tab-stop style:position="0.7874in"/>
        </style:tab-stops>
      </style:paragraph-properties>
      <style:text-properties fo:background-color="#ffff00"/>
    </style:style>
    <style:style style:name="P40" style:family="paragraph" style:parent-style-name="Standard">
      <style:paragraph-properties fo:text-align="justify" style:justify-single-word="false">
        <style:tab-stops>
          <style:tab-stop style:position="1.1811in"/>
        </style:tab-stops>
      </style:paragraph-properties>
      <style:text-properties fo:font-weight="bold" style:font-weight-asian="bold"/>
    </style:style>
    <style:style style:name="P41" style:family="paragraph" style:parent-style-name="Standard">
      <style:paragraph-properties fo:margin-top="0in" fo:margin-bottom="0in" loext:contextual-spacing="false" fo:line-height="100%" fo:keep-with-next="auto"/>
    </style:style>
    <style:style style:name="P42" style:family="paragraph" style:parent-style-name="Standard">
      <style:paragraph-properties fo:margin-top="0in" fo:margin-bottom="0in" loext:contextual-spacing="false" fo:line-height="100%" fo:text-align="justify" style:justify-single-word="false" fo:orphans="2" fo:widows="2" fo:hyphenation-ladder-count="no-limit" fo:keep-with-next="auto">
        <style:tab-stops>
          <style:tab-stop style:position="0.3937in"/>
          <style:tab-stop style:position="0.7874in"/>
        </style:tab-stops>
      </style:paragraph-properties>
      <style:text-properties fo:hyphenate="true" fo:hyphenation-remain-char-count="2" fo:hyphenation-push-char-count="2"/>
    </style:style>
    <style:style style:name="P43" style:family="paragraph" style:parent-style-name="Standard">
      <style:paragraph-properties fo:margin-top="0in" fo:margin-bottom="0in" loext:contextual-spacing="false" fo:line-height="100%" fo:text-align="justify" style:justify-single-word="false" fo:keep-with-next="auto">
        <style:tab-stops>
          <style:tab-stop style:position="1.05in"/>
          <style:tab-stop style:position="1.9689in"/>
        </style:tab-stops>
      </style:paragraph-properties>
    </style:style>
    <style:style style:name="P44" style:family="paragraph" style:parent-style-name="Standard">
      <style:paragraph-properties fo:margin-top="0in" fo:margin-bottom="0in" loext:contextual-spacing="false" fo:line-height="100%" fo:text-align="justify" style:justify-single-word="false" fo:keep-with-next="auto">
        <style:tab-stops>
          <style:tab-stop style:position="0.4957in"/>
          <style:tab-stop style:position="1.6138in"/>
          <style:tab-stop style:position="1.9689in"/>
        </style:tab-stops>
      </style:paragraph-properties>
    </style:style>
    <style:style style:name="P45" style:family="paragraph" style:parent-style-name="Standard">
      <style:paragraph-properties fo:margin-top="0in" fo:margin-bottom="0in" loext:contextual-spacing="false" fo:line-height="100%" fo:text-align="justify" style:justify-single-word="false" fo:keep-with-next="auto">
        <style:tab-stops>
          <style:tab-stop style:position="0.3937in"/>
          <style:tab-stop style:position="1.5752in"/>
          <style:tab-stop style:position="1.9689in"/>
        </style:tab-stops>
      </style:paragraph-properties>
    </style:style>
    <style:style style:name="P46" style:family="paragraph" style:parent-style-name="Standard">
      <style:paragraph-properties fo:margin-top="0in" fo:margin-bottom="0in" loext:contextual-spacing="false" fo:line-height="100%" fo:text-align="justify" style:justify-single-word="false" fo:keep-with-next="auto">
        <style:tab-stops>
          <style:tab-stop style:position="0.3937in"/>
          <style:tab-stop style:position="1.128in"/>
          <style:tab-stop style:position="2.1583in"/>
        </style:tab-stops>
      </style:paragraph-properties>
    </style:style>
    <style:style style:name="P47" style:family="paragraph" style:parent-style-name="Standard">
      <style:paragraph-properties fo:margin-top="0in" fo:margin-bottom="0in" loext:contextual-spacing="false" fo:line-height="100%" fo:text-align="justify" style:justify-single-word="false" fo:keep-with-next="auto">
        <style:tab-stops>
          <style:tab-stop style:position="0.7874in"/>
          <style:tab-stop style:position="1.9689in"/>
        </style:tab-stops>
      </style:paragraph-properties>
      <style:text-properties fo:language="fr" fo:country="CA"/>
    </style:style>
    <style:style style:name="P48" style:family="paragraph" style:parent-style-name="Standard">
      <style:paragraph-properties fo:margin-top="0in" fo:margin-bottom="0in" loext:contextual-spacing="false" fo:line-height="100%" fo:text-align="justify" style:justify-single-word="false" fo:keep-with-next="auto">
        <style:tab-stops>
          <style:tab-stop style:position="0.3937in"/>
          <style:tab-stop style:position="1.5752in"/>
          <style:tab-stop style:position="1.9689in"/>
        </style:tab-stops>
      </style:paragraph-properties>
      <style:text-properties fo:language="fr" fo:country="CA"/>
    </style:style>
    <style:style style:name="P49" style:family="paragraph" style:parent-style-name="Standard">
      <style:paragraph-properties fo:margin-top="0in" fo:margin-bottom="0in" loext:contextual-spacing="false" fo:text-align="justify" style:justify-single-word="false" fo:keep-with-next="auto">
        <style:tab-stops>
          <style:tab-stop style:position="0.3937in"/>
          <style:tab-stop style:position="0.7874in"/>
        </style:tab-stops>
      </style:paragraph-properties>
    </style:style>
    <style:style style:name="P50" style:family="paragraph" style:parent-style-name="Standard">
      <style:paragraph-properties fo:margin-top="0in" fo:margin-bottom="0in" loext:contextual-spacing="false" fo:text-align="justify" style:justify-single-word="false" fo:keep-with-next="auto">
        <style:tab-stops>
          <style:tab-stop style:position="0.3937in"/>
          <style:tab-stop style:position="0.6898in"/>
          <style:tab-stop style:position="0.7874in"/>
        </style:tab-stops>
      </style:paragraph-properties>
    </style:style>
    <style:style style:name="P51" style:family="paragraph" style:parent-style-name="Standard">
      <style:paragraph-properties fo:margin-top="0in" fo:margin-bottom="0in" loext:contextual-spacing="false"/>
    </style:style>
    <style:style style:name="P52" style:family="paragraph" style:parent-style-name="Standard">
      <style:paragraph-properties fo:margin-top="0in" fo:margin-bottom="0in" loext:contextual-spacing="false" fo:line-height="100%"/>
    </style:style>
    <style:style style:name="P53" style:family="paragraph" style:parent-style-name="Standard">
      <style:paragraph-properties fo:margin-top="0in" fo:margin-bottom="0in" loext:contextual-spacing="false" fo:line-height="100%">
        <style:tab-stops>
          <style:tab-stop style:position="0.3937in"/>
          <style:tab-stop style:position="1.0402in"/>
        </style:tab-stops>
      </style:paragraph-properties>
    </style:style>
    <style:style style:name="P54" style:family="paragraph" style:parent-style-name="Standard">
      <style:paragraph-properties fo:margin-top="0in" fo:margin-bottom="0in" loext:contextual-spacing="false" fo:line-height="100%">
        <style:tab-stops>
          <style:tab-stop style:position="0.3937in"/>
          <style:tab-stop style:position="0.7874in"/>
        </style:tab-stops>
      </style:paragraph-properties>
    </style:style>
    <style:style style:name="P55" style:family="paragraph" style:parent-style-name="Standard">
      <style:paragraph-properties fo:margin-top="0in" fo:margin-bottom="0in" loext:contextual-spacing="false" fo:line-height="100%">
        <style:tab-stops>
          <style:tab-stop style:position="0.3937in"/>
          <style:tab-stop style:position="0.7874in"/>
          <style:tab-stop style:position="1.1665in"/>
          <style:tab-stop style:position="1.6626in"/>
        </style:tab-stops>
      </style:paragraph-properties>
    </style:style>
    <style:style style:name="P56" style:family="paragraph" style:parent-style-name="Standard">
      <style:paragraph-properties fo:margin-top="0in" fo:margin-bottom="0in" loext:contextual-spacing="false" fo:line-height="100%" fo:text-align="justify" style:justify-single-word="false">
        <style:tab-stops>
          <style:tab-stop style:position="0.3937in"/>
          <style:tab-stop style:position="0.7874in"/>
        </style:tab-stops>
      </style:paragraph-properties>
    </style:style>
    <style:style style:name="P57" style:family="paragraph" style:parent-style-name="Standard">
      <style:paragraph-properties fo:margin-top="0in" fo:margin-bottom="0in" loext:contextual-spacing="false" fo:line-height="100%" fo:text-align="justify" style:justify-single-word="false">
        <style:tab-stops>
          <style:tab-stop style:position="0.3937in"/>
          <style:tab-stop style:position="1.4193in"/>
        </style:tab-stops>
      </style:paragraph-properties>
    </style:style>
    <style:style style:name="P58" style:family="paragraph" style:parent-style-name="Standard">
      <style:paragraph-properties fo:margin-top="0in" fo:margin-bottom="0in" loext:contextual-spacing="false" fo:line-height="100%" fo:text-align="justify" style:justify-single-word="false">
        <style:tab-stops>
          <style:tab-stop style:position="0.3937in"/>
          <style:tab-stop style:position="0.9917in"/>
          <style:tab-stop style:position="1.4291in"/>
        </style:tab-stops>
      </style:paragraph-properties>
    </style:style>
    <style:style style:name="P59" style:family="paragraph" style:parent-style-name="Standard">
      <style:paragraph-properties fo:margin-top="0in" fo:margin-bottom="0in" loext:contextual-spacing="false" fo:line-height="100%" fo:text-align="justify" style:justify-single-word="false">
        <style:tab-stops>
          <style:tab-stop style:position="0.3937in"/>
          <style:tab-stop style:position="0.8071in"/>
          <style:tab-stop style:position="1.439in"/>
          <style:tab-stop style:position="2.2457in"/>
        </style:tab-stops>
      </style:paragraph-properties>
    </style:style>
    <style:style style:name="P60" style:family="paragraph" style:parent-style-name="Standard">
      <style:paragraph-properties fo:margin-top="0in" fo:margin-bottom="0in" loext:contextual-spacing="false" fo:line-height="100%" fo:text-align="justify" style:justify-single-word="false">
        <style:tab-stops>
          <style:tab-stop style:position="0.3937in"/>
          <style:tab-stop style:position="1.3516in"/>
        </style:tab-stops>
      </style:paragraph-properties>
    </style:style>
    <style:style style:name="P61" style:family="paragraph" style:parent-style-name="Standard">
      <style:paragraph-properties fo:margin-top="0in" fo:margin-bottom="0in" loext:contextual-spacing="false" fo:line-height="100%" fo:text-align="justify" style:justify-single-word="false">
        <style:tab-stops>
          <style:tab-stop style:position="0.3937in"/>
          <style:tab-stop style:position="0.7874in"/>
          <style:tab-stop style:position="1.4291in"/>
        </style:tab-stops>
      </style:paragraph-properties>
    </style:style>
    <style:style style:name="P62" style:family="paragraph" style:parent-style-name="Standard">
      <style:paragraph-properties fo:margin-top="0in" fo:margin-bottom="0in" loext:contextual-spacing="false" fo:line-height="100%" fo:text-align="justify" style:justify-single-word="false">
        <style:tab-stops>
          <style:tab-stop style:position="0.3937in"/>
          <style:tab-stop style:position="0.8071in"/>
          <style:tab-stop style:position="1.3902in"/>
          <style:tab-stop style:position="2.1484in"/>
        </style:tab-stops>
      </style:paragraph-properties>
    </style:style>
    <style:style style:name="P63" style:family="paragraph" style:parent-style-name="Standard">
      <style:paragraph-properties fo:margin-top="0in" fo:margin-bottom="0in" loext:contextual-spacing="false" fo:line-height="100%" fo:text-align="justify" style:justify-single-word="false">
        <style:tab-stops>
          <style:tab-stop style:position="0.3937in"/>
          <style:tab-stop style:position="0.7874in"/>
          <style:tab-stop style:position="1.2445in"/>
          <style:tab-stop style:position="1.789in"/>
        </style:tab-stops>
      </style:paragraph-properties>
    </style:style>
    <style:style style:name="P64" style:family="paragraph" style:parent-style-name="Standard">
      <style:paragraph-properties fo:margin-top="0in" fo:margin-bottom="0in" loext:contextual-spacing="false" fo:line-height="100%" fo:text-align="justify" style:justify-single-word="false">
        <style:tab-stops>
          <style:tab-stop style:position="0.3937in"/>
          <style:tab-stop style:position="1.1957in"/>
          <style:tab-stop style:position="1.9689in"/>
        </style:tab-stops>
      </style:paragraph-properties>
    </style:style>
    <style:style style:name="P65" style:family="paragraph" style:parent-style-name="Standard">
      <style:paragraph-properties fo:margin-top="0in" fo:margin-bottom="0in" loext:contextual-spacing="false" fo:line-height="100%" fo:text-align="justify" style:justify-single-word="false">
        <style:tab-stops>
          <style:tab-stop style:position="0.7874in"/>
          <style:tab-stop style:position="1.9689in"/>
        </style:tab-stops>
      </style:paragraph-properties>
    </style:style>
    <style:style style:name="P66" style:family="paragraph" style:parent-style-name="Standard">
      <style:paragraph-properties fo:margin-top="0in" fo:margin-bottom="0in" loext:contextual-spacing="false" fo:line-height="100%" fo:text-align="justify" style:justify-single-word="false">
        <style:tab-stops>
          <style:tab-stop style:position="0.3937in"/>
          <style:tab-stop style:position="0.7874in"/>
          <style:tab-stop style:position="1.6043in"/>
          <style:tab-stop style:position="1.9689in"/>
        </style:tab-stops>
      </style:paragraph-properties>
    </style:style>
    <style:style style:name="P67" style:family="paragraph" style:parent-style-name="Standard">
      <style:paragraph-properties fo:margin-top="0in" fo:margin-bottom="0in" loext:contextual-spacing="false" fo:line-height="100%" fo:text-align="justify" style:justify-single-word="false">
        <style:tab-stops>
          <style:tab-stop style:position="0.3937in"/>
        </style:tab-stops>
      </style:paragraph-properties>
    </style:style>
    <style:style style:name="P68" style:family="paragraph" style:parent-style-name="Standard">
      <style:paragraph-properties fo:margin-top="0in" fo:margin-bottom="0in" loext:contextual-spacing="false" fo:line-height="100%" fo:text-align="justify" style:justify-single-word="false">
        <style:tab-stops>
          <style:tab-stop style:position="1.1374in"/>
          <style:tab-stop style:position="1.9689in"/>
        </style:tab-stops>
      </style:paragraph-properties>
    </style:style>
    <style:style style:name="P69" style:family="paragraph" style:parent-style-name="Standard">
      <style:paragraph-properties fo:margin-top="0in" fo:margin-bottom="0in" loext:contextual-spacing="false" fo:line-height="100%" fo:text-align="justify" style:justify-single-word="false">
        <style:tab-stops>
          <style:tab-stop style:position="0.4764in"/>
          <style:tab-stop style:position="0.7874in"/>
          <style:tab-stop style:position="1.7984in"/>
        </style:tab-stops>
      </style:paragraph-properties>
    </style:style>
    <style:style style:name="P70" style:family="paragraph" style:parent-style-name="Standard">
      <style:paragraph-properties fo:margin-top="0in" fo:margin-bottom="0in" loext:contextual-spacing="false" fo:line-height="100%" fo:text-align="justify" style:justify-single-word="false">
        <style:tab-stops>
          <style:tab-stop style:position="0.3937in"/>
          <style:tab-stop style:position="0.7874in"/>
          <style:tab-stop style:position="1.9689in"/>
        </style:tab-stops>
      </style:paragraph-properties>
    </style:style>
    <style:style style:name="P71" style:family="paragraph" style:parent-style-name="Standard">
      <style:paragraph-properties fo:margin-top="0in" fo:margin-bottom="0in" loext:contextual-spacing="false" fo:line-height="100%" fo:text-align="justify" style:justify-single-word="false">
        <style:tab-stops>
          <style:tab-stop style:position="0.3937in"/>
          <style:tab-stop style:position="1.1957in"/>
          <style:tab-stop style:position="2.528in"/>
        </style:tab-stops>
      </style:paragraph-properties>
    </style:style>
    <style:style style:name="P72" style:family="paragraph" style:parent-style-name="Standard">
      <style:paragraph-properties fo:margin-top="0in" fo:margin-bottom="0in" loext:contextual-spacing="false" fo:line-height="100%" fo:text-align="justify" style:justify-single-word="false">
        <style:tab-stops>
          <style:tab-stop style:position="0.3937in"/>
          <style:tab-stop style:position="0.7874in"/>
          <style:tab-stop style:position="2.0673in"/>
        </style:tab-stops>
      </style:paragraph-properties>
    </style:style>
    <style:style style:name="P73" style:family="paragraph" style:parent-style-name="Standard">
      <style:paragraph-properties fo:margin-top="0in" fo:margin-bottom="0in" loext:contextual-spacing="false" fo:line-height="100%" fo:text-align="justify" style:justify-single-word="false">
        <style:tab-stops>
          <style:tab-stop style:position="0.3937in"/>
          <style:tab-stop style:position="1.8764in"/>
          <style:tab-stop style:position="2.4209in"/>
        </style:tab-stops>
      </style:paragraph-properties>
    </style:style>
    <style:style style:name="P74" style:family="paragraph" style:parent-style-name="Standard">
      <style:paragraph-properties fo:margin-top="0in" fo:margin-bottom="0in" loext:contextual-spacing="false" fo:line-height="100%" fo:text-align="justify" style:justify-single-word="false">
        <style:tab-stops>
          <style:tab-stop style:position="0.3937in"/>
          <style:tab-stop style:position="1.8764in"/>
        </style:tab-stops>
      </style:paragraph-properties>
    </style:style>
    <style:style style:name="P75" style:family="paragraph" style:parent-style-name="Standard">
      <style:paragraph-properties fo:margin-top="0in" fo:margin-bottom="0in" loext:contextual-spacing="false" fo:line-height="100%">
        <style:tab-stops>
          <style:tab-stop style:position="0.7874in"/>
        </style:tab-stops>
      </style:paragraph-properties>
    </style:style>
    <style:style style:name="P76" style:family="paragraph" style:parent-style-name="Standard">
      <style:paragraph-properties fo:margin-top="0in" fo:margin-bottom="0in" loext:contextual-spacing="false" fo:line-height="100%">
        <style:tab-stops>
          <style:tab-stop style:position="0.3937in"/>
          <style:tab-stop style:position="1.1811in"/>
        </style:tab-stops>
      </style:paragraph-properties>
    </style:style>
    <style:style style:name="P77" style:family="paragraph" style:parent-style-name="Standard">
      <style:paragraph-properties fo:margin-top="0in" fo:margin-bottom="0in" loext:contextual-spacing="false">
        <style:tab-stops>
          <style:tab-stop style:position="0.8555in"/>
        </style:tab-stops>
      </style:paragraph-properties>
    </style:style>
    <style:style style:name="P78" style:family="paragraph" style:parent-style-name="Standard">
      <style:paragraph-properties fo:margin-top="0in" fo:margin-bottom="0in" loext:contextual-spacing="false">
        <style:tab-stops>
          <style:tab-stop style:position="0.3937in"/>
        </style:tab-stops>
      </style:paragraph-properties>
    </style:style>
    <style:style style:name="P79" style:family="paragraph" style:parent-style-name="Standard">
      <style:paragraph-properties fo:margin-top="0in" fo:margin-bottom="0in" loext:contextual-spacing="false">
        <style:tab-stops>
          <style:tab-stop style:position="1.0209in"/>
          <style:tab-stop style:position="1.4972in"/>
        </style:tab-stops>
      </style:paragraph-properties>
    </style:style>
    <style:style style:name="P80" style:family="paragraph" style:parent-style-name="Standard">
      <style:paragraph-properties fo:margin-top="0in" fo:margin-bottom="0in" loext:contextual-spacing="false">
        <style:tab-stops>
          <style:tab-stop style:position="0.8071in"/>
        </style:tab-stops>
      </style:paragraph-properties>
    </style:style>
    <style:style style:name="P81" style:family="paragraph" style:parent-style-name="Standard">
      <style:paragraph-properties fo:margin-top="0in" fo:margin-bottom="0in" loext:contextual-spacing="false">
        <style:tab-stops>
          <style:tab-stop style:position="0.6126in"/>
        </style:tab-stops>
      </style:paragraph-properties>
    </style:style>
    <style:style style:name="P82" style:family="paragraph" style:parent-style-name="Standard">
      <style:paragraph-properties fo:margin-top="0in" fo:margin-bottom="0in" loext:contextual-spacing="false"/>
      <style:text-properties fo:language="fr" fo:country="CA"/>
    </style:style>
    <style:style style:name="P83" style:family="paragraph" style:parent-style-name="Standard">
      <style:paragraph-properties fo:margin-top="0in" fo:margin-bottom="0in" loext:contextual-spacing="false" fo:line-height="100%" fo:text-align="justify" style:justify-single-word="false">
        <style:tab-stops>
          <style:tab-stop style:position="0.3937in"/>
          <style:tab-stop style:position="0.7874in"/>
        </style:tab-stops>
      </style:paragraph-properties>
      <style:text-properties fo:language="fr" fo:country="CA"/>
    </style:style>
    <style:style style:name="P84" style:family="paragraph" style:parent-style-name="Standard">
      <style:paragraph-properties fo:margin-top="0in" fo:margin-bottom="0in" loext:contextual-spacing="false" fo:line-height="100%" fo:text-align="justify" style:justify-single-word="false">
        <style:tab-stops>
          <style:tab-stop style:position="0.7874in"/>
          <style:tab-stop style:position="1.9689in"/>
        </style:tab-stops>
      </style:paragraph-properties>
      <style:text-properties fo:language="fr" fo:country="CA"/>
    </style:style>
    <style:style style:name="P85" style:family="paragraph" style:parent-style-name="Standard">
      <style:paragraph-properties fo:margin-top="0in" fo:margin-bottom="0in" loext:contextual-spacing="false">
        <style:tab-stops>
          <style:tab-stop style:position="0.3937in"/>
          <style:tab-stop style:position="0.7874in"/>
        </style:tab-stops>
      </style:paragraph-properties>
    </style:style>
    <style:style style:name="P86" style:family="paragraph" style:parent-style-name="Standard">
      <style:paragraph-properties fo:margin-top="0in" fo:margin-bottom="0in" loext:contextual-spacing="false">
        <style:tab-stops>
          <style:tab-stop style:position="1.8764in"/>
        </style:tab-stops>
      </style:paragraph-properties>
    </style:style>
    <style:style style:name="P87" style:family="paragraph" style:parent-style-name="Standard">
      <style:paragraph-properties fo:margin-top="0in" fo:margin-bottom="0in" loext:contextual-spacing="false">
        <style:tab-stops>
          <style:tab-stop style:position="1.1811in"/>
          <style:tab-stop style:position="2.5598in"/>
        </style:tab-stops>
      </style:paragraph-properties>
    </style:style>
    <style:style style:name="P88" style:family="paragraph" style:parent-style-name="Standard">
      <style:paragraph-properties fo:margin-top="0in" fo:margin-bottom="0in" loext:contextual-spacing="false">
        <style:tab-stops>
          <style:tab-stop style:position="2.461in"/>
        </style:tab-stops>
      </style:paragraph-properties>
    </style:style>
    <style:style style:name="P89" style:family="paragraph" style:parent-style-name="Standard">
      <style:paragraph-properties fo:margin-top="0in" fo:margin-bottom="0in" loext:contextual-spacing="false">
        <style:tab-stops>
          <style:tab-stop style:position="0.3937in"/>
          <style:tab-stop style:position="1.8709in"/>
        </style:tab-stops>
      </style:paragraph-properties>
    </style:style>
    <style:style style:name="P90" style:family="paragraph" style:parent-style-name="Standard">
      <style:paragraph-properties fo:margin-top="0in" fo:margin-bottom="0in" loext:contextual-spacing="false">
        <style:tab-stops>
          <style:tab-stop style:position="1.0835in"/>
        </style:tab-stops>
      </style:paragraph-properties>
    </style:style>
    <style:style style:name="P91" style:family="paragraph" style:parent-style-name="Standard">
      <style:paragraph-properties fo:margin-top="0in" fo:margin-bottom="0in" loext:contextual-spacing="false">
        <style:tab-stops>
          <style:tab-stop style:position="0.4571in"/>
          <style:tab-stop style:position="1.8083in"/>
        </style:tab-stops>
      </style:paragraph-properties>
    </style:style>
    <style:style style:name="P92" style:family="paragraph" style:parent-style-name="Standard">
      <style:paragraph-properties fo:margin-top="0in" fo:margin-bottom="0in" loext:contextual-spacing="false">
        <style:tab-stops>
          <style:tab-stop style:position="1.1957in"/>
          <style:tab-stop style:position="2.5374in"/>
        </style:tab-stops>
      </style:paragraph-properties>
    </style:style>
    <style:style style:name="P93" style:family="paragraph" style:parent-style-name="Standard">
      <style:paragraph-properties fo:margin-top="0in" fo:margin-bottom="0in" loext:contextual-spacing="false">
        <style:tab-stops>
          <style:tab-stop style:position="2.4598in"/>
        </style:tab-stops>
      </style:paragraph-properties>
    </style:style>
    <style:style style:name="P94" style:family="paragraph" style:parent-style-name="Standard">
      <style:paragraph-properties fo:margin-top="0in" fo:margin-bottom="0in" loext:contextual-spacing="false">
        <style:tab-stops>
          <style:tab-stop style:position="0.3791in"/>
          <style:tab-stop style:position="1.8709in"/>
        </style:tab-stops>
      </style:paragraph-properties>
    </style:style>
    <style:style style:name="P95" style:family="paragraph" style:parent-style-name="Standard">
      <style:paragraph-properties fo:margin-top="0in" fo:margin-bottom="0in" loext:contextual-spacing="false">
        <style:tab-stops>
          <style:tab-stop style:position="0.3937in"/>
          <style:tab-stop style:position="1.4291in"/>
        </style:tab-stops>
      </style:paragraph-properties>
    </style:style>
    <style:style style:name="P96" style:family="paragraph" style:parent-style-name="Standard">
      <style:paragraph-properties fo:margin-top="0in" fo:margin-bottom="0in" loext:contextual-spacing="false">
        <style:tab-stops>
          <style:tab-stop style:position="0.8862in"/>
          <style:tab-stop style:position="1.9689in"/>
        </style:tab-stops>
      </style:paragraph-properties>
    </style:style>
    <style:style style:name="P97" style:family="paragraph" style:parent-style-name="Standard">
      <style:paragraph-properties fo:margin-top="0in" fo:margin-bottom="0in" loext:contextual-spacing="false">
        <style:tab-stops>
          <style:tab-stop style:position="0.7874in"/>
        </style:tab-stops>
      </style:paragraph-properties>
    </style:style>
    <style:style style:name="P98" style:family="paragraph" style:parent-style-name="Standard">
      <style:paragraph-properties fo:margin-top="0in" fo:margin-bottom="0in" loext:contextual-spacing="false">
        <style:tab-stops>
          <style:tab-stop style:position="1.2799in"/>
          <style:tab-stop style:position="2.3043in"/>
        </style:tab-stops>
      </style:paragraph-properties>
    </style:style>
    <style:style style:name="P99" style:family="paragraph" style:parent-style-name="Standard">
      <style:paragraph-properties fo:margin-top="0in" fo:margin-bottom="0in" loext:contextual-spacing="false">
        <style:tab-stops>
          <style:tab-stop style:position="1.439in"/>
          <style:tab-stop style:position="2.4791in"/>
        </style:tab-stops>
      </style:paragraph-properties>
    </style:style>
    <style:style style:name="P100" style:family="paragraph" style:parent-style-name="Standard">
      <style:paragraph-properties fo:margin-top="0in" fo:margin-bottom="0in" loext:contextual-spacing="false">
        <style:tab-stops>
          <style:tab-stop style:position="0.8165in"/>
        </style:tab-stops>
      </style:paragraph-properties>
    </style:style>
    <style:style style:name="P101" style:family="paragraph" style:parent-style-name="Standard">
      <style:paragraph-properties fo:margin-top="0in" fo:margin-bottom="0in" loext:contextual-spacing="false">
        <style:tab-stops>
          <style:tab-stop style:position="0.4925in"/>
          <style:tab-stop style:position="1.2252in"/>
        </style:tab-stops>
      </style:paragraph-properties>
    </style:style>
    <style:style style:name="P102" style:family="paragraph" style:parent-style-name="Standard">
      <style:paragraph-properties fo:margin-top="0in" fo:margin-bottom="0in" loext:contextual-spacing="false">
        <style:tab-stops>
          <style:tab-stop style:position="0.9335in"/>
          <style:tab-stop style:position="1.3783in"/>
        </style:tab-stops>
      </style:paragraph-properties>
    </style:style>
    <style:style style:name="P103" style:family="paragraph" style:parent-style-name="Standard">
      <style:paragraph-properties fo:margin-top="0in" fo:margin-bottom="0in" loext:contextual-spacing="false">
        <style:tab-stops>
          <style:tab-stop style:position="0.9335in"/>
          <style:tab-stop style:position="1.6335in"/>
        </style:tab-stops>
      </style:paragraph-properties>
    </style:style>
    <style:style style:name="P104" style:family="paragraph" style:parent-style-name="Standard">
      <style:paragraph-properties fo:margin-top="0in" fo:margin-bottom="0in" loext:contextual-spacing="false">
        <style:tab-stops>
          <style:tab-stop style:position="0.5252in"/>
          <style:tab-stop style:position="1.3126in"/>
        </style:tab-stops>
      </style:paragraph-properties>
    </style:style>
    <style:style style:name="P105" style:family="paragraph" style:parent-style-name="Standard">
      <style:paragraph-properties fo:margin-top="0in" fo:margin-bottom="0in" loext:contextual-spacing="false" fo:text-align="justify" style:justify-single-word="false">
        <style:tab-stops>
          <style:tab-stop style:position="0.3937in"/>
          <style:tab-stop style:position="0.7874in"/>
        </style:tab-stops>
      </style:paragraph-properties>
    </style:style>
    <style:style style:name="P106" style:family="paragraph" style:parent-style-name="Standard">
      <style:paragraph-properties fo:margin-top="0in" fo:margin-bottom="0in" loext:contextual-spacing="false" fo:text-align="justify" style:justify-single-word="false">
        <style:tab-stops>
          <style:tab-stop style:position="0.3937in"/>
          <style:tab-stop style:position="1.5752in"/>
        </style:tab-stops>
      </style:paragraph-properties>
    </style:style>
    <style:style style:name="P107" style:family="paragraph" style:parent-style-name="Standard">
      <style:paragraph-properties fo:margin-top="0in" fo:margin-bottom="0in" loext:contextual-spacing="false" fo:text-align="justify" style:justify-single-word="false">
        <style:tab-stops>
          <style:tab-stop style:position="0.4083in"/>
          <style:tab-stop style:position="1.1811in"/>
        </style:tab-stops>
      </style:paragraph-properties>
    </style:style>
    <style:style style:name="P108" style:family="paragraph" style:parent-style-name="Standard">
      <style:paragraph-properties fo:margin-top="0in" fo:margin-bottom="0in" loext:contextual-spacing="false" fo:line-height="100%" fo:text-align="justify" style:justify-single-word="false">
        <style:tab-stops>
          <style:tab-stop style:position="1.1374in"/>
          <style:tab-stop style:position="1.9689in"/>
        </style:tab-stops>
      </style:paragraph-properties>
      <style:text-properties fo:language="en" fo:country="CA"/>
    </style:style>
    <style:style style:name="P109" style:family="paragraph" style:parent-style-name="Standard">
      <style:paragraph-properties fo:keep-with-next="auto"/>
    </style:style>
    <style:style style:name="P110" style:family="paragraph" style:parent-style-name="Standard">
      <style:paragraph-properties fo:line-height="100%" fo:keep-with-next="auto"/>
    </style:style>
    <style:style style:name="P111" style:family="paragraph" style:parent-style-name="Standard">
      <style:paragraph-properties fo:line-height="100%" fo:text-align="justify" style:justify-single-word="false" fo:orphans="2" fo:widows="2" fo:hyphenation-ladder-count="no-limit" fo:keep-with-next="auto">
        <style:tab-stops>
          <style:tab-stop style:position="0.3937in"/>
          <style:tab-stop style:position="0.7874in"/>
        </style:tab-stops>
      </style:paragraph-properties>
      <style:text-properties fo:hyphenate="true" fo:hyphenation-remain-char-count="2" fo:hyphenation-push-char-count="2"/>
    </style:style>
    <style:style style:name="P112" style:family="paragraph" style:parent-style-name="Standard">
      <style:paragraph-properties fo:line-height="100%" fo:text-align="justify" style:justify-single-word="false" fo:keep-with-next="auto">
        <style:tab-stops>
          <style:tab-stop style:position="0.3937in"/>
          <style:tab-stop style:position="0.8555in"/>
          <style:tab-stop style:position="2.1in"/>
        </style:tab-stops>
      </style:paragraph-properties>
    </style:style>
    <style:style style:name="P113" style:family="paragraph" style:parent-style-name="Standard">
      <style:paragraph-properties fo:line-height="100%" fo:text-align="justify" style:justify-single-word="false" fo:orphans="2" fo:widows="2" fo:hyphenation-ladder-count="no-limit" fo:keep-with-next="auto">
        <style:tab-stops>
          <style:tab-stop style:position="0.3937in"/>
          <style:tab-stop style:position="0.7874in"/>
        </style:tab-stops>
      </style:paragraph-properties>
      <style:text-properties fo:language="en" fo:country="CA" style:font-name-asian="Calibri1" style:language-asian="en" style:country-asian="US" style:font-name-complex="Times New Roman1" style:language-complex="ar" style:country-complex="SA" fo:hyphenate="true" fo:hyphenation-remain-char-count="2" fo:hyphenation-push-char-count="2"/>
    </style:style>
    <style:style style:name="P114" style:family="paragraph" style:parent-style-name="Standard">
      <style:paragraph-properties fo:text-align="justify" style:justify-single-word="false" fo:keep-with-next="auto">
        <style:tab-stops>
          <style:tab-stop style:position="0.7874in"/>
          <style:tab-stop style:position="1.9689in"/>
        </style:tab-stops>
      </style:paragraph-properties>
    </style:style>
    <style:style style:name="P115" style:family="paragraph" style:parent-style-name="Standard">
      <style:paragraph-properties fo:text-align="justify" style:justify-single-word="false" fo:keep-with-next="auto">
        <style:tab-stops>
          <style:tab-stop style:position="0.3937in"/>
          <style:tab-stop style:position="0.7874in"/>
        </style:tab-stops>
      </style:paragraph-properties>
    </style:style>
    <style:style style:name="P116" style:family="paragraph" style:parent-style-name="Standard">
      <style:paragraph-properties fo:text-align="justify" style:justify-single-word="false" fo:keep-with-next="auto">
        <style:tab-stops>
          <style:tab-stop style:position="1.1811in"/>
        </style:tab-stops>
      </style:paragraph-properties>
    </style:style>
    <style:style style:name="P117" style:family="paragraph" style:parent-style-name="Standard">
      <style:paragraph-properties fo:keep-with-next="auto">
        <style:tab-stops>
          <style:tab-stop style:position="0.3937in"/>
          <style:tab-stop style:position="0.7874in"/>
          <style:tab-stop style:position="1.9689in"/>
        </style:tab-stops>
      </style:paragraph-properties>
    </style:style>
    <style:style style:name="P118" style:family="paragraph" style:parent-style-name="Standard">
      <style:paragraph-properties fo:keep-with-next="auto">
        <style:tab-stops>
          <style:tab-stop style:position="0.3937in"/>
          <style:tab-stop style:position="0.7874in"/>
          <style:tab-stop style:position="1.9689in"/>
        </style:tab-stops>
      </style:paragraph-properties>
      <style:text-properties style:font-name-asian="ＭＳ 明朝"/>
    </style:style>
    <style:style style:name="P119" style:family="paragraph" style:parent-style-name="Standard">
      <style:paragraph-properties fo:text-align="justify" style:justify-single-word="false" fo:keep-with-next="auto">
        <style:tab-stops>
          <style:tab-stop style:position="1.1811in"/>
        </style:tab-stops>
      </style:paragraph-properties>
      <style:text-properties fo:font-weight="bold" style:font-weight-asian="bold"/>
    </style:style>
    <style:style style:name="P120" style:family="paragraph" style:parent-style-name="Standard">
      <style:paragraph-properties fo:keep-with-next="auto">
        <style:tab-stops>
          <style:tab-stop style:position="1.1811in"/>
        </style:tab-stops>
      </style:paragraph-properties>
    </style:style>
    <style:style style:name="P121" style:family="paragraph" style:parent-style-name="Standard">
      <style:paragraph-properties fo:margin-left="0.3937in" fo:margin-right="0in" fo:text-align="justify" style:justify-single-word="false" fo:text-indent="-0.3937in" style:auto-text-indent="false">
        <style:tab-stops>
          <style:tab-stop style:position="0.3937in"/>
          <style:tab-stop style:position="0.7874in"/>
          <style:tab-stop style:position="1.9689in"/>
        </style:tab-stops>
      </style:paragraph-properties>
    </style:style>
    <style:style style:name="P122" style:family="paragraph" style:parent-style-name="Standard">
      <style:paragraph-properties fo:margin-left="0.3937in" fo:margin-right="0in" fo:text-indent="-0.3937in" style:auto-text-indent="false">
        <style:tab-stops>
          <style:tab-stop style:position="0.3937in"/>
        </style:tab-stops>
      </style:paragraph-properties>
    </style:style>
    <style:style style:name="P123" style:family="paragraph" style:parent-style-name="Standard">
      <style:paragraph-properties fo:margin-left="0.7874in" fo:margin-right="0in" fo:text-indent="-0.7874in" style:auto-text-indent="false" fo:keep-with-next="auto">
        <style:tab-stops>
          <style:tab-stop style:position="0.3937in"/>
          <style:tab-stop style:position="0.7874in"/>
        </style:tab-stops>
      </style:paragraph-properties>
    </style:style>
    <style:style style:name="P124" style:family="paragraph" style:parent-style-name="Standard">
      <style:paragraph-properties fo:margin-left="0.7874in" fo:margin-right="0in" fo:text-indent="-0.7874in" style:auto-text-indent="false">
        <style:tab-stops>
          <style:tab-stop style:position="0.3937in"/>
        </style:tab-stops>
      </style:paragraph-properties>
    </style:style>
    <style:style style:name="P125" style:family="paragraph" style:parent-style-name="Standard">
      <style:paragraph-properties fo:margin-left="0.7874in" fo:margin-right="0in" fo:text-indent="-0.7874in" style:auto-text-indent="false">
        <style:tab-stops>
          <style:tab-stop style:position="0.3937in"/>
          <style:tab-stop style:position="0.7874in"/>
        </style:tab-stops>
      </style:paragraph-properties>
    </style:style>
    <style:style style:name="P126" style:family="paragraph" style:parent-style-name="Standard">
      <style:paragraph-properties fo:margin-left="0.7874in" fo:margin-right="0in" fo:text-align="justify" style:justify-single-word="false" fo:text-indent="-0.7874in" style:auto-text-indent="false">
        <style:tab-stops>
          <style:tab-stop style:position="0.3937in"/>
          <style:tab-stop style:position="1.9689in"/>
          <style:tab-stop style:position="4.2335in"/>
          <style:tab-stop style:position="5.9063in"/>
        </style:tab-stops>
      </style:paragraph-properties>
    </style:style>
    <style:style style:name="P127" style:family="paragraph" style:parent-style-name="Standard">
      <style:paragraph-properties fo:margin-left="0.7874in" fo:margin-right="0in" fo:text-align="justify" style:justify-single-word="false" fo:text-indent="-0.7874in" style:auto-text-indent="false">
        <style:tab-stops>
          <style:tab-stop style:position="0.3937in"/>
          <style:tab-stop style:position="0.7874in"/>
          <style:tab-stop style:position="4.3311in"/>
          <style:tab-stop style:position="5.9063in"/>
        </style:tab-stops>
      </style:paragraph-properties>
    </style:style>
    <style:style style:name="P128" style:family="paragraph" style:parent-style-name="Standard" style:master-page-name="Converted18">
      <style:paragraph-properties fo:margin-left="0.2362in" fo:margin-right="0in" fo:text-indent="-0.2362in" style:auto-text-indent="false" style:page-number="auto"/>
    </style:style>
    <style:style style:name="P129" style:family="paragraph" style:parent-style-name="Standard" style:master-page-name="Converted20">
      <style:paragraph-properties fo:margin-left="0.2362in" fo:margin-right="0in" fo:text-indent="-0.2362in" style:auto-text-indent="false" style:page-number="auto"/>
    </style:style>
    <style:style style:name="P130" style:family="paragraph" style:parent-style-name="Standard" style:master-page-name="Converted22">
      <style:paragraph-properties fo:margin-left="0.2362in" fo:margin-right="0in" fo:text-indent="-0.2362in" style:auto-text-indent="false" style:page-number="auto" fo:keep-with-next="auto"/>
    </style:style>
    <style:style style:name="P131" style:family="paragraph" style:parent-style-name="Standard" style:master-page-name="Converted24">
      <style:paragraph-properties fo:margin-left="0.2362in" fo:margin-right="0in" fo:text-indent="-0.2362in" style:auto-text-indent="false" style:page-number="auto"/>
    </style:style>
    <style:style style:name="P132" style:family="paragraph" style:parent-style-name="Standard" style:master-page-name="Converted28">
      <style:paragraph-properties fo:margin-left="0.2362in" fo:margin-right="0in" fo:text-indent="-0.2362in" style:auto-text-indent="false" style:page-number="auto"/>
    </style:style>
    <style:style style:name="P133" style:family="paragraph" style:parent-style-name="Standard" style:master-page-name="Converted30">
      <style:paragraph-properties fo:margin-left="0.2362in" fo:margin-right="0in" fo:text-indent="-0.2362in" style:auto-text-indent="false" style:page-number="auto"/>
    </style:style>
    <style:style style:name="P134" style:family="paragraph" style:parent-style-name="Standard">
      <style:paragraph-properties fo:margin-left="0.2362in" fo:margin-right="0in" fo:margin-top="0in" fo:margin-bottom="0in" loext:contextual-spacing="false" fo:text-align="justify" style:justify-single-word="false" fo:text-indent="-0.2362in" style:auto-text-indent="false">
        <style:tab-stops>
          <style:tab-stop style:position="0.5909in"/>
          <style:tab-stop style:position="0.7874in"/>
        </style:tab-stops>
      </style:paragraph-properties>
    </style:style>
    <style:style style:name="P135" style:family="paragraph" style:parent-style-name="Standard">
      <style:paragraph-properties fo:margin-left="0.2362in" fo:margin-right="0in" fo:margin-top="0in" fo:margin-bottom="0in" loext:contextual-spacing="false" fo:text-align="justify" style:justify-single-word="false" fo:text-indent="-0.2362in" style:auto-text-indent="false">
        <style:tab-stops>
          <style:tab-stop style:position="0.5909in"/>
        </style:tab-stops>
      </style:paragraph-properties>
    </style:style>
    <style:style style:name="P136" style:family="paragraph" style:parent-style-name="Standard" style:master-page-name="Converted36">
      <style:paragraph-properties fo:margin-left="0.2362in" fo:margin-right="0in" fo:margin-top="0in" fo:margin-bottom="0in" loext:contextual-spacing="false" fo:text-align="justify" style:justify-single-word="false" fo:text-indent="-0.2362in" style:auto-text-indent="false" style:page-number="auto"/>
    </style:style>
    <style:style style:name="P137" style:family="paragraph" style:parent-style-name="Standard">
      <style:paragraph-properties fo:margin-left="0in" fo:margin-right="0in" fo:line-height="100%" fo:text-align="justify" style:justify-single-word="false" fo:text-indent="0.3937in" style:auto-text-indent="false">
        <style:tab-stops>
          <style:tab-stop style:position="1.5752in"/>
          <style:tab-stop style:position="1.9689in"/>
        </style:tab-stops>
      </style:paragraph-properties>
    </style:style>
    <style:style style:name="P138" style:family="paragraph" style:parent-style-name="Standard">
      <style:paragraph-properties fo:margin-left="0in" fo:margin-right="0in" fo:text-align="justify" style:justify-single-word="false" fo:text-indent="0.3937in" style:auto-text-indent="false"/>
    </style:style>
    <style:style style:name="P139" style:family="paragraph" style:parent-style-name="Standard">
      <style:paragraph-properties fo:margin-top="0in" fo:margin-bottom="0.0835in" loext:contextual-spacing="false" fo:line-height="100%" fo:text-align="justify" style:justify-single-word="false">
        <style:tab-stops>
          <style:tab-stop style:position="0.3937in"/>
          <style:tab-stop style:position="0.9626in"/>
        </style:tab-stops>
      </style:paragraph-properties>
    </style:style>
    <style:style style:name="P140" style:family="paragraph" style:parent-style-name="Standard">
      <style:paragraph-properties fo:margin-top="0in" fo:margin-bottom="0.0835in" loext:contextual-spacing="false" fo:line-height="100%" fo:text-align="justify" style:justify-single-word="false">
        <style:tab-stops>
          <style:tab-stop style:position="0.3937in"/>
          <style:tab-stop style:position="1.5752in"/>
        </style:tab-stops>
      </style:paragraph-properties>
      <style:text-properties fo:language="fr" fo:country="CA"/>
    </style:style>
    <style:style style:name="P141" style:family="paragraph" style:parent-style-name="Standard">
      <style:paragraph-properties fo:margin-left="0.1972in" fo:margin-right="0in" fo:text-indent="-0.1972in" style:auto-text-indent="false" fo:keep-with-next="auto"/>
    </style:style>
    <style:style style:name="P142" style:family="paragraph" style:parent-style-name="Standard">
      <style:paragraph-properties fo:margin-left="0.1972in" fo:margin-right="0in" fo:text-indent="-0.1972in" style:auto-text-indent="false" fo:keep-with-next="auto">
        <style:tab-stops>
          <style:tab-stop style:position="1.1811in"/>
        </style:tab-stops>
      </style:paragraph-properties>
    </style:style>
    <style:style style:name="P143" style:family="paragraph" style:parent-style-name="Standard">
      <style:paragraph-properties fo:margin-left="0.1972in" fo:margin-right="0in" fo:text-indent="-0.1972in" style:auto-text-indent="false" fo:keep-with-next="auto">
        <style:tab-stops>
          <style:tab-stop style:position="0.1252in"/>
        </style:tab-stops>
      </style:paragraph-properties>
    </style:style>
    <style:style style:name="P144" style:family="paragraph" style:parent-style-name="Standard">
      <style:paragraph-properties fo:margin-left="0.1972in" fo:margin-right="0in" fo:text-indent="-0.1972in" style:auto-text-indent="false" fo:keep-with-next="auto">
        <style:tab-stops>
          <style:tab-stop style:position="0.25in"/>
        </style:tab-stops>
      </style:paragraph-properties>
    </style:style>
    <style:style style:name="P145" style:family="paragraph" style:parent-style-name="Title" style:master-page-name="Standard">
      <style:paragraph-properties style:page-number="auto"/>
    </style:style>
    <style:style style:name="P146" style:family="paragraph" style:parent-style-name="Quote">
      <style:paragraph-properties fo:margin-top="0in" fo:margin-bottom="0.111in" loext:contextual-spacing="false"/>
    </style:style>
    <style:style style:name="P147" style:family="paragraph" style:parent-style-name="Quote">
      <style:paragraph-properties fo:margin-left="0.7874in" fo:margin-right="0.3937in" fo:margin-top="0in" fo:margin-bottom="0in" loext:contextual-spacing="false" fo:text-indent="0in" style:auto-text-indent="false"/>
    </style:style>
    <style:style style:name="P148" style:family="paragraph" style:parent-style-name="Quote">
      <style:paragraph-properties fo:margin-left="0.7874in" fo:margin-right="0.3937in" fo:margin-top="0in" fo:margin-bottom="0.111in" loext:contextual-spacing="false" fo:text-indent="0in" style:auto-text-indent="false"/>
    </style:style>
    <style:style style:name="P149" style:family="paragraph" style:parent-style-name="Quote">
      <style:paragraph-properties fo:keep-with-next="auto"/>
    </style:style>
    <style:style style:name="P150" style:family="paragraph" style:parent-style-name="ls_5f_Section1" style:list-style-name="WWNum22"/>
    <style:style style:name="P151" style:family="paragraph" style:parent-style-name="ls_5f_Section2" style:list-style-name="WWNum22"/>
    <style:style style:name="P152" style:family="paragraph" style:parent-style-name="caption">
      <style:text-properties fo:color="#000000"/>
    </style:style>
    <style:style style:name="P153" style:family="paragraph" style:parent-style-name="Footnote" style:master-page-name="Converted2">
      <style:paragraph-properties fo:margin-left="0.2362in" fo:margin-right="0in" fo:text-indent="-0.2362in" style:auto-text-indent="false" style:page-number="auto" fo:keep-with-next="auto"/>
    </style:style>
    <style:style style:name="P154" style:family="paragraph" style:parent-style-name="Footnote" style:master-page-name="Converted4">
      <style:paragraph-properties fo:margin-left="0.2362in" fo:margin-right="0in" fo:text-indent="-0.2362in" style:auto-text-indent="false" style:page-number="auto" fo:keep-with-next="auto"/>
    </style:style>
    <style:style style:name="P155" style:family="paragraph" style:parent-style-name="Footnote">
      <style:paragraph-properties fo:margin-left="0.2362in" fo:margin-right="0in" fo:margin-top="0in" fo:margin-bottom="0in" loext:contextual-spacing="false" fo:line-height="100%" fo:text-indent="-0.2362in" style:auto-text-indent="false">
        <style:tab-stops>
          <style:tab-stop style:position="0.5909in"/>
        </style:tab-stops>
      </style:paragraph-properties>
    </style:style>
    <style:style style:name="P156" style:family="paragraph" style:parent-style-name="Footnote">
      <style:paragraph-properties fo:margin-left="0.2362in" fo:margin-right="0in" fo:margin-top="0in" fo:margin-bottom="0in" loext:contextual-spacing="false" fo:text-indent="-0.2362in" style:auto-text-indent="false">
        <style:tab-stops>
          <style:tab-stop style:position="0.5909in"/>
        </style:tab-stops>
      </style:paragraph-properties>
    </style:style>
    <style:style style:name="P157" style:family="paragraph" style:parent-style-name="Footnote">
      <style:paragraph-properties fo:margin-left="0.2362in" fo:margin-right="0in" fo:margin-top="0in" fo:margin-bottom="0in" loext:contextual-spacing="false" fo:text-indent="-0.2362in" style:auto-text-indent="false">
        <style:tab-stops>
          <style:tab-stop style:position="0.4925in"/>
          <style:tab-stop style:position="0.5909in"/>
        </style:tab-stops>
      </style:paragraph-properties>
    </style:style>
    <style:style style:name="P158" style:family="paragraph" style:parent-style-name="Footnote">
      <style:paragraph-properties fo:margin-left="0.2362in" fo:margin-right="0in" fo:margin-top="0in" fo:margin-bottom="0in" loext:contextual-spacing="false" fo:text-indent="-0.2362in" style:auto-text-indent="false">
        <style:tab-stops>
          <style:tab-stop style:position="0.2957in"/>
          <style:tab-stop style:position="0.3937in"/>
          <style:tab-stop style:position="0.5909in"/>
        </style:tab-stops>
      </style:paragraph-properties>
    </style:style>
    <style:style style:name="P159" style:family="paragraph" style:parent-style-name="Footnote" style:master-page-name="Converted6">
      <style:paragraph-properties fo:margin-left="0.2362in" fo:margin-right="0in" fo:margin-top="0in" fo:margin-bottom="0in" loext:contextual-spacing="false" fo:text-indent="-0.2362in" style:auto-text-indent="false" style:page-number="auto" fo:keep-with-next="auto"/>
    </style:style>
    <style:style style:name="P160" style:family="paragraph" style:parent-style-name="Footnote">
      <style:paragraph-properties fo:margin-left="0.2362in" fo:margin-right="0in" fo:margin-top="0in" fo:margin-bottom="0in" loext:contextual-spacing="false" fo:text-indent="-0.2362in" style:auto-text-indent="false" fo:keep-with-next="auto">
        <style:tab-stops>
          <style:tab-stop style:position="0.5909in"/>
        </style:tab-stops>
      </style:paragraph-properties>
    </style:style>
    <style:style style:name="P161" style:family="paragraph" style:parent-style-name="Footnote" style:master-page-name="Converted34">
      <style:paragraph-properties fo:margin-left="0.2362in" fo:margin-right="0in" fo:margin-top="0in" fo:margin-bottom="0in" loext:contextual-spacing="false" fo:text-indent="-0.2362in" style:auto-text-indent="false" style:page-number="auto"/>
    </style:style>
    <style:style style:name="P162" style:family="paragraph" style:parent-style-name="Footnote" style:master-page-name="Converted38">
      <style:paragraph-properties fo:margin-left="0.2362in" fo:margin-right="0in" fo:margin-top="0in" fo:margin-bottom="0in" loext:contextual-spacing="false" fo:text-indent="-0.2362in" style:auto-text-indent="false" style:page-number="auto"/>
    </style:style>
    <style:style style:name="P163" style:family="paragraph" style:parent-style-name="Footnote">
      <style:paragraph-properties fo:margin-left="0.2362in" fo:margin-right="0in" fo:text-indent="-0.2362in" style:auto-text-indent="false">
        <style:tab-stops>
          <style:tab-stop style:position="0.3937in"/>
        </style:tab-stops>
      </style:paragraph-properties>
    </style:style>
    <style:style style:name="P164" style:family="paragraph" style:parent-style-name="Footnote">
      <style:paragraph-properties fo:margin-left="0.2362in" fo:margin-right="0in" fo:text-indent="-0.2362in" style:auto-text-indent="false">
        <style:tab-stops>
          <style:tab-stop style:position="0.2957in"/>
          <style:tab-stop style:position="0.3937in"/>
        </style:tab-stops>
      </style:paragraph-properties>
    </style:style>
    <style:style style:name="P165" style:family="paragraph" style:parent-style-name="Footnote" style:master-page-name="Converted8">
      <style:paragraph-properties fo:margin-left="0.2362in" fo:margin-right="0in" fo:text-indent="-0.2362in" style:auto-text-indent="false" style:page-number="auto" fo:keep-with-next="auto"/>
    </style:style>
    <style:style style:name="P166" style:family="paragraph" style:parent-style-name="Footnote" style:master-page-name="Converted10">
      <style:paragraph-properties fo:margin-left="0.2362in" fo:margin-right="0in" fo:text-indent="-0.2362in" style:auto-text-indent="false" style:page-number="auto"/>
    </style:style>
    <style:style style:name="P167" style:family="paragraph" style:parent-style-name="Footnote" style:master-page-name="Converted16">
      <style:paragraph-properties fo:margin-left="0.2362in" fo:margin-right="0in" fo:text-indent="-0.2362in" style:auto-text-indent="false" style:page-number="auto"/>
    </style:style>
    <style:style style:name="P168" style:family="paragraph" style:parent-style-name="Footnote" style:master-page-name="Converted26">
      <style:paragraph-properties fo:margin-left="0.2362in" fo:margin-right="0in" fo:text-indent="-0.2362in" style:auto-text-indent="false" style:page-number="auto"/>
    </style:style>
    <style:style style:name="P169" style:family="paragraph" style:parent-style-name="Footnote" style:master-page-name="Converted32">
      <style:paragraph-properties fo:margin-left="0.2362in" fo:margin-right="0in" fo:text-indent="-0.2362in" style:auto-text-indent="false" style:page-number="auto"/>
    </style:style>
    <style:style style:name="P170" style:family="paragraph" style:parent-style-name="Footnote" style:master-page-name="Converted12">
      <style:paragraph-properties fo:margin-top="0in" fo:margin-bottom="0in" loext:contextual-spacing="false" style:page-number="auto"/>
    </style:style>
    <style:style style:name="P171" style:family="paragraph" style:parent-style-name="Footnote" style:master-page-name="Converted14">
      <style:paragraph-properties fo:margin-top="0in" fo:margin-bottom="0in" loext:contextual-spacing="false" style:page-number="auto"/>
    </style:style>
    <style:style style:name="P172" style:family="paragraph" style:parent-style-name="Frame_20_contents">
      <style:paragraph-properties fo:margin-left="-0.0984in" fo:margin-right="-0.7299in" fo:text-indent="0in" style:auto-text-indent="false"/>
      <style:text-properties fo:color="#000000"/>
    </style:style>
    <style:style style:name="P173" style:family="paragraph">
      <loext:graphic-properties draw:fill="none"/>
      <style:paragraph-properties fo:text-align="start"/>
      <style:text-properties fo:font-size="18pt"/>
    </style:style>
    <style:style style:name="P174" style:family="paragraph">
      <loext:graphic-properties draw:fill="solid" draw:fill-color="#e7e6e6"/>
      <style:paragraph-properties fo:text-align="start"/>
      <style:text-properties fo:font-size="18pt"/>
    </style:style>
    <style:style style:name="P175" style:family="paragraph">
      <loext:graphic-properties draw:fill="solid" draw:fill-color="#ffffff" draw:opacity="0%"/>
      <style:paragraph-properties fo:text-align="start"/>
      <style:text-properties fo:color="#000000" fo:font-size="18pt"/>
    </style:style>
    <style:style style:name="P176" style:family="paragraph">
      <loext:graphic-properties draw:fill="solid" draw:fill-color="#ffffff"/>
      <style:paragraph-properties fo:text-align="start"/>
      <style:text-properties fo:color="#000000" fo:font-size="18pt"/>
    </style:style>
    <style:style style:name="T1" style:family="text">
      <style:text-properties style:text-position="90% 100%"/>
    </style:style>
    <style:style style:name="T2" style:family="text">
      <style:text-properties fo:font-size="14pt" style:font-size-asian="14pt" style:font-size-complex="14pt"/>
    </style:style>
    <style:style style:name="T3" style:family="text">
      <style:text-properties fo:font-weight="bold" style:font-weight-asian="bold"/>
    </style:style>
    <style:style style:name="T4" style:family="text">
      <style:text-properties fo:font-variant="small-caps"/>
    </style:style>
    <style:style style:name="T5" style:family="text">
      <style:text-properties fo:font-variant="small-caps" fo:language="en" fo:country="CA" style:font-name-asian="Calibri1" style:language-asian="en" style:country-asian="US" style:font-name-complex="Times New Roman1" style:language-complex="ar" style:country-complex="SA"/>
    </style:style>
    <style:style style:name="T6" style:family="text">
      <style:text-properties fo:font-variant="small-caps" style:font-name="Symbol" style:font-name-asian="Symbol1" style:font-name-complex="Symbol1"/>
    </style:style>
    <style:style style:name="T7" style:family="text">
      <style:text-properties fo:font-variant="small-caps" fo:font-size="10pt" style:font-size-asian="10pt" style:font-size-complex="10pt"/>
    </style:style>
    <style:style style:name="T8" style:family="text">
      <style:text-properties fo:font-style="normal" style:font-style-asian="normal"/>
    </style:style>
    <style:style style:name="T9" style:family="text">
      <style:text-properties fo:font-style="italic" style:font-style-asian="italic"/>
    </style:style>
    <style:style style:name="T10" style:family="text">
      <style:text-properties fo:font-style="italic" style:font-style-asian="italic" fo:background-color="#ffff00"/>
    </style:style>
    <style:style style:name="T11" style:family="text">
      <style:text-properties fo:font-style="italic" fo:font-weight="bold" style:font-style-asian="italic" style:font-weight-asian="bold"/>
    </style:style>
    <style:style style:name="T12" style:family="text">
      <style:text-properties fo:font-style="italic" style:font-name-asian="ＭＳ 明朝" style:font-style-asian="italic"/>
    </style:style>
    <style:style style:name="T13" style:family="text">
      <style:text-properties fo:font-style="italic" style:font-name-asian="ＭＳ 明朝" style:font-style-asian="italic" fo:background-color="#ffff00"/>
    </style:style>
    <style:style style:name="T14" style:family="text">
      <style:text-properties fo:color="#000000" fo:language="en" fo:country="CA" style:letter-kerning="true" style:font-name-asian="Times New Roman1" style:language-asian="en" style:country-asian="CA" style:font-name-complex="Times New Roman1" style:language-complex="ar" style:country-complex="SA"/>
    </style:style>
    <style:style style:name="T15" style:family="text">
      <style:text-properties fo:color="#000000" fo:font-size="24pt" fo:language="en" fo:country="CA" style:letter-kerning="true" style:font-name-asian="Times New Roman1" style:font-size-asian="24pt" style:language-asian="en" style:country-asian="CA" style:font-name-complex="Times New Roman1" style:font-size-complex="24pt" style:language-complex="ar" style:country-complex="SA"/>
    </style:style>
    <style:style style:name="T16" style:family="text">
      <style:text-properties fo:language="en" fo:country="CA"/>
    </style:style>
    <style:style style:name="T17" style:family="text">
      <style:text-properties fo:language="en" fo:country="CA" style:font-name-asian="Calibri1" style:language-asian="en" style:country-asian="US" style:font-name-complex="Times New Roman1" style:language-complex="ar" style:country-complex="SA"/>
    </style:style>
    <style:style style:name="T18" style:family="text">
      <style:text-properties fo:language="en" fo:country="CA" fo:font-style="italic" fo:font-weight="bold" style:font-name-asian="Calibri1" style:language-asian="en" style:country-asian="US" style:font-style-asian="italic" style:font-weight-asian="bold" style:font-name-complex="Times New Roman1" style:language-complex="ar" style:country-complex="SA"/>
    </style:style>
    <style:style style:name="T19" style:family="text">
      <style:text-properties fo:language="en" fo:country="CA" fo:font-style="italic" fo:font-weight="bold" style:font-name-asian="Calibri1" style:language-asian="en" style:country-asian="US" style:font-style-asian="italic" style:font-weight-asian="bold" style:font-name-complex="Times New Roman1" style:language-complex="ar" style:country-complex="SA" style:font-weight-complex="bold"/>
    </style:style>
    <style:style style:name="T20" style:family="text">
      <style:text-properties fo:language="en" fo:country="CA" fo:font-style="italic" style:font-name-asian="Calibri1" style:language-asian="en" style:country-asian="US" style:font-style-asian="italic" style:font-name-complex="Times New Roman1" style:language-complex="ar" style:country-complex="SA"/>
    </style:style>
    <style:style style:name="T21" style:family="text">
      <style:text-properties fo:language="en" fo:country="CA" fo:font-style="italic" style:font-name-asian="Calibri1" style:language-asian="en" style:country-asian="US" style:font-style-asian="italic" style:font-name-complex="Times New Roman1" style:language-complex="ar" style:country-complex="SA" style:font-weight-complex="bold"/>
    </style:style>
    <style:style style:name="T22" style:family="text">
      <style:text-properties fo:language="en" fo:country="CA" fo:font-style="italic" style:font-style-asian="italic"/>
    </style:style>
    <style:style style:name="T23" style:family="text">
      <style:text-properties fo:language="en" fo:country="CA" fo:font-weight="bold" style:font-name-asian="Calibri1" style:language-asian="en" style:country-asian="US" style:font-weight-asian="bold" style:font-name-complex="Times New Roman1" style:language-complex="ar" style:country-complex="SA"/>
    </style:style>
    <style:style style:name="T24" style:family="text">
      <style:text-properties fo:language="en" fo:country="CA" style:font-name-asian="ＭＳ 明朝"/>
    </style:style>
    <style:style style:name="T25" style:family="text">
      <style:text-properties style:font-name="Symbol" style:font-name-asian="Symbol1" style:font-name-complex="Symbol1"/>
    </style:style>
    <style:style style:name="T26" style:family="text">
      <style:text-properties style:font-name="Symbol" style:font-name-asian="Symbol1" style:font-name-complex="Symbol1" fo:background-color="#ffff00"/>
    </style:style>
    <style:style style:name="T27" style:family="text">
      <style:text-properties style:font-name="Symbol" style:font-name-asian="Symbol1" style:font-name-complex="Symbol1" fo:background-color="#ffff00"/>
    </style:style>
    <style:style style:name="T28" style:family="text">
      <style:text-properties style:font-name="Symbol" style:font-name-asian="Symbol1" style:font-name-complex="Symbol1"/>
    </style:style>
    <style:style style:name="T29" style:family="text">
      <style:text-properties style:font-name="Symbol" fo:font-size="11pt" style:font-name-asian="Symbol1" style:font-size-asian="11pt" style:font-name-complex="Symbol1" style:font-size-complex="11pt"/>
    </style:style>
    <style:style style:name="T30" style:family="text">
      <style:text-properties style:font-name="Symbol" fo:font-size="11pt" fo:language="fr" fo:country="CA" style:font-name-asian="Symbol1" style:font-size-asian="11pt" style:font-name-complex="Symbol1" style:font-size-complex="11pt"/>
    </style:style>
    <style:style style:name="T31" style:family="text">
      <style:text-properties style:font-name="Symbol" fo:language="fr" fo:country="CA" style:font-name-asian="Symbol1" style:font-name-complex="Symbol1"/>
    </style:style>
    <style:style style:name="T32" style:family="text">
      <style:text-properties style:font-name="Symbol" fo:language="fr" fo:country="CA" style:font-name-asian="Symbol1" style:font-name-complex="Symbol1"/>
    </style:style>
    <style:style style:name="T33" style:family="text">
      <style:text-properties style:font-name="Symbol" fo:font-size="10pt" style:font-name-asian="Symbol1" style:font-size-asian="10pt" style:font-name-complex="Symbol1" style:font-size-complex="10pt"/>
    </style:style>
    <style:style style:name="T34" style:family="text">
      <style:text-properties style:font-name="Symbol" fo:font-size="10pt" style:font-name-asian="Symbol1" style:font-size-asian="10pt" style:font-name-complex="Symbol1" style:font-size-complex="10pt"/>
    </style:style>
    <style:style style:name="T35" style:family="text">
      <style:text-properties style:font-name="Symbol" fo:font-size="10pt" fo:language="fr" fo:country="CA" style:font-name-asian="Symbol1" style:font-size-asian="10pt" style:font-name-complex="Symbol1" style:font-size-complex="10pt"/>
    </style:style>
    <style:style style:name="T36" style:family="text">
      <style:text-properties style:text-position="sub 58%"/>
    </style:style>
    <style:style style:name="T37" style:family="text">
      <style:text-properties style:text-position="sub 58%" fo:font-style="italic" style:font-style-asian="italic"/>
    </style:style>
    <style:style style:name="T38" style:family="text">
      <style:text-properties style:text-position="sub 58%" fo:font-style="italic" style:font-name-asian="ＭＳ 明朝" style:font-style-asian="italic"/>
    </style:style>
    <style:style style:name="T39" style:family="text">
      <style:text-properties style:text-position="sub 58%" fo:font-style="italic" style:font-name-asian="ＭＳ 明朝" style:font-style-asian="italic" fo:background-color="#ffff00"/>
    </style:style>
    <style:style style:name="T40" style:family="text">
      <style:text-properties style:text-position="sub 58%" fo:language="fr" fo:country="CA"/>
    </style:style>
    <style:style style:name="T41" style:family="text">
      <style:text-properties style:text-position="sub 58%" fo:language="fr" fo:country="CA" fo:font-style="italic" style:font-style-asian="italic"/>
    </style:style>
    <style:style style:name="T42" style:family="text">
      <style:text-properties style:text-position="sub 58%" style:font-name="Symbol" style:font-name-asian="Symbol1" style:font-name-complex="Symbol1"/>
    </style:style>
    <style:style style:name="T43" style:family="text">
      <style:text-properties style:text-position="sub 58%" style:font-name="Symbol" style:font-name-asian="Symbol1" style:font-name-complex="Symbol1"/>
    </style:style>
    <style:style style:name="T44" style:family="text">
      <style:text-properties style:text-position="sub 58%" style:font-name="Symbol" fo:language="fr" fo:country="CA" style:font-name-asian="Symbol1" style:font-name-complex="Symbol1"/>
    </style:style>
    <style:style style:name="T45" style:family="text">
      <style:text-properties style:text-position="sub 58%" style:font-name="Symbol" fo:language="fr" fo:country="CA" style:font-name-asian="Symbol1" style:font-name-complex="Symbol1"/>
    </style:style>
    <style:style style:name="T46" style:family="text">
      <style:text-properties style:text-position="sub 58%" style:font-name="Symbol" fo:font-size="11pt" style:font-name-asian="Symbol1" style:font-size-asian="11pt" style:font-name-complex="Symbol1" style:font-size-complex="11pt"/>
    </style:style>
    <style:style style:name="T47" style:family="text">
      <style:text-properties style:text-position="sub 58%" style:font-name="Symbol" fo:font-size="10pt" style:font-name-asian="Symbol1" style:font-size-asian="10pt" style:font-name-complex="Symbol1" style:font-size-complex="10pt"/>
    </style:style>
    <style:style style:name="T48" style:family="text">
      <style:text-properties style:text-position="sub 58%" style:font-name-asian="ＭＳ 明朝"/>
    </style:style>
    <style:style style:name="T49" style:family="text">
      <style:text-properties style:text-position="sub 58%" fo:font-size="11pt" fo:language="fr" fo:country="CA" fo:font-style="italic" style:font-size-asian="11pt" style:font-style-asian="italic" style:font-size-complex="11pt"/>
    </style:style>
    <style:style style:name="T50" style:family="text">
      <style:text-properties style:text-position="sub 58%" fo:font-size="11pt" fo:language="fr" fo:country="CA" style:font-size-asian="11pt" style:font-size-complex="11pt"/>
    </style:style>
    <style:style style:name="T51" style:family="text">
      <style:text-properties style:text-position="sub 58%" fo:font-size="11pt" fo:font-style="italic" style:font-size-asian="11pt" style:font-style-asian="italic" style:font-size-complex="11pt"/>
    </style:style>
    <style:style style:name="T52" style:family="text">
      <style:text-properties style:text-position="sub 58%" fo:font-size="10pt" style:font-size-asian="10pt" style:font-size-complex="10pt"/>
    </style:style>
    <style:style style:name="T53" style:family="text">
      <style:text-properties style:text-position="sub 58%" fo:font-size="10pt" fo:language="en" fo:country="CA" fo:font-style="italic" style:font-name-asian="ＭＳ 明朝" style:font-size-asian="10pt" style:font-style-asian="italic" style:font-size-complex="10pt"/>
    </style:style>
    <style:style style:name="T54" style:family="text">
      <style:text-properties style:text-position="sub 58%" fo:font-size="10pt" fo:font-style="italic" style:font-name-asian="ＭＳ 明朝" style:font-size-asian="10pt" style:font-style-asian="italic" style:font-size-complex="10pt"/>
    </style:style>
    <style:style style:name="T55" style:family="text">
      <style:text-properties style:text-position="sub 58%" fo:font-size="10pt" fo:font-style="italic" style:font-size-asian="10pt" style:font-style-asian="italic" style:font-size-complex="10pt"/>
    </style:style>
    <style:style style:name="T56" style:family="text">
      <style:text-properties style:text-position="sub 58%" fo:font-size="10pt" style:font-name-asian="ＭＳ 明朝" style:font-size-asian="10pt" style:font-size-complex="10pt"/>
    </style:style>
    <style:style style:name="T57" style:family="text">
      <style:text-properties style:text-position="sub 58%" fo:font-size="10pt" fo:language="fr" fo:country="CA" fo:font-style="italic" style:font-name-asian="ＭＳ 明朝" style:font-size-asian="10pt" style:font-style-asian="italic" style:font-size-complex="10pt"/>
    </style:style>
    <style:style style:name="T58" style:family="text">
      <style:text-properties fo:background-color="#ffff00"/>
    </style:style>
    <style:style style:name="T59" style:family="text">
      <style:text-properties fo:language="fr" fo:country="CA"/>
    </style:style>
    <style:style style:name="T60" style:family="text">
      <style:text-properties fo:language="fr" fo:country="CA" fo:font-style="italic" fo:font-weight="bold" style:font-style-asian="italic" style:font-weight-asian="bold"/>
    </style:style>
    <style:style style:name="T61" style:family="text">
      <style:text-properties fo:language="fr" fo:country="CA" fo:font-style="italic" style:font-style-asian="italic"/>
    </style:style>
    <style:style style:name="T62" style:family="text">
      <style:text-properties fo:language="fr" fo:country="CA" style:font-name-asian="ＭＳ 明朝"/>
    </style:style>
    <style:style style:name="T63" style:family="text">
      <style:text-properties fo:language="fr" fo:country="CA" fo:font-weight="bold" style:font-weight-asian="bold"/>
    </style:style>
    <style:style style:name="T64" style:family="text">
      <style:text-properties style:font-name-asian="ＭＳ 明朝"/>
    </style:style>
    <style:style style:name="T65" style:family="text">
      <style:text-properties style:font-name-asian="ＭＳ 明朝" fo:background-color="#ffff00"/>
    </style:style>
    <style:style style:name="T66" style:family="text">
      <style:text-properties fo:font-size="10pt" style:font-size-asian="10pt" style:font-size-complex="10pt"/>
    </style:style>
    <style:style style:name="T67" style:family="text">
      <style:text-properties fo:font-size="10pt" style:font-size-asian="10pt" style:font-size-complex="10pt" fo:background-color="#ffff00"/>
    </style:style>
    <style:style style:name="T68" style:family="text">
      <style:text-properties fo:font-size="10pt" style:font-size-asian="10pt" style:font-name-complex="Times New Roman1" style:font-size-complex="10pt"/>
    </style:style>
    <style:style style:name="T69" style:family="text">
      <style:text-properties fo:font-size="10pt" fo:font-style="italic" style:font-size-asian="10pt" style:font-style-asian="italic" style:font-name-complex="Times New Roman1" style:font-size-complex="10pt"/>
    </style:style>
    <style:style style:name="T70" style:family="text">
      <style:text-properties fo:font-size="10pt" fo:font-style="italic" style:font-size-asian="10pt" style:font-style-asian="italic" style:font-size-complex="10pt"/>
    </style:style>
    <style:style style:name="T71" style:family="text">
      <style:text-properties fo:font-size="10pt" fo:font-style="italic" style:font-size-asian="10pt" style:font-style-asian="italic" style:font-size-complex="10pt" fo:background-color="#ffff00"/>
    </style:style>
    <style:style style:name="T72" style:family="text">
      <style:text-properties fo:font-size="10pt" fo:font-style="italic" style:font-name-asian="ＭＳ 明朝" style:font-size-asian="10pt" style:font-style-asian="italic" style:font-size-complex="10pt"/>
    </style:style>
    <style:style style:name="T73" style:family="text">
      <style:text-properties fo:font-size="10pt" style:font-name-asian="ＭＳ 明朝" style:font-size-asian="10pt" style:font-name-complex="Times New Roman1" style:font-size-complex="10pt"/>
    </style:style>
    <style:style style:name="T74" style:family="text">
      <style:text-properties fo:font-size="10pt" style:font-name-asian="ＭＳ 明朝" style:font-size-asian="10pt" style:font-size-complex="10pt"/>
    </style:style>
    <style:style style:name="T75" style:family="text">
      <style:text-properties fo:font-size="10pt" fo:language="en" fo:country="CA" style:font-name-asian="ＭＳ 明朝" style:font-size-asian="10pt" style:font-size-complex="10pt"/>
    </style:style>
    <style:style style:name="T76" style:family="text">
      <style:text-properties fo:font-size="10pt" fo:language="en" fo:country="CA" fo:font-style="italic" style:font-name-asian="ＭＳ 明朝" style:font-size-asian="10pt" style:font-style-asian="italic" style:font-size-complex="10pt"/>
    </style:style>
    <style:style style:name="T77" style:family="text">
      <style:text-properties fo:font-size="10pt" fo:language="fr" fo:country="CA" style:font-name-asian="ＭＳ 明朝" style:font-size-asian="10pt" style:font-size-complex="10pt"/>
    </style:style>
    <style:style style:name="T78" style:family="text">
      <style:text-properties fo:font-size="10pt" fo:language="fr" fo:country="CA" style:font-size-asian="10pt" style:font-size-complex="10pt"/>
    </style:style>
    <style:style style:name="T79" style:family="text">
      <style:text-properties fo:font-size="10pt" fo:language="fr" fo:country="CA" fo:font-style="italic" style:font-size-asian="10pt" style:font-style-asian="italic" style:font-size-complex="10pt"/>
    </style:style>
    <style:style style:name="T80" style:family="text">
      <style:text-properties fo:font-size="10pt" fo:language="fr" fo:country="CA" fo:font-style="italic" fo:font-weight="bold" style:font-size-asian="10pt" style:font-style-asian="italic" style:font-weight-asian="bold" style:font-size-complex="10pt"/>
    </style:style>
    <style:style style:name="T81" style:family="text">
      <style:text-properties fo:font-size="11pt" fo:language="fr" fo:country="CA" style:font-size-asian="11pt" style:font-size-complex="11pt"/>
    </style:style>
    <style:style style:name="T82" style:family="text">
      <style:text-properties fo:font-size="11pt" style:font-size-asian="11pt" style:font-size-complex="11pt"/>
    </style:style>
    <style:style style:name="T83" style:family="text">
      <style:text-properties fo:font-size="11pt" fo:font-style="italic" style:font-size-asian="11pt" style:font-style-asian="italic" style:font-size-complex="11pt"/>
    </style:style>
    <style:style style:name="T84" style:family="text">
      <style:text-properties fo:font-size="11pt" fo:language="en" fo:country="CA" style:font-name-asian="ＭＳ 明朝" style:font-size-asian="11pt" style:font-size-complex="11pt"/>
    </style:style>
    <style:style style:name="T85" style:family="text">
      <style:text-properties fo:font-size="11pt" fo:language="en" fo:country="CA" style:font-size-asian="11pt" style:font-size-complex="11pt"/>
    </style:style>
    <style:style style:name="T86" style:family="text">
      <style:text-properties style:text-position="super 58%" fo:font-style="italic" style:font-name-asian="ＭＳ 明朝" style:font-style-asian="italic"/>
    </style:style>
    <style:style style:name="T87" style:family="text">
      <style:text-properties style:font-name-complex="Times New Roman1"/>
    </style:style>
    <style:style style:name="fr1" style:family="graphic" style:parent-style-name="Formula">
      <style:graphic-properties fo:margin-left="0in" fo:margin-right="0in" fo:margin-top="0in" fo:margin-bottom="0in" draw:ole-draw-aspect="1"/>
    </style:style>
    <style:style style:name="gr1" style:family="graphic">
      <style:graphic-properties draw:stroke="solid" svg:stroke-width="0.0102in" svg:stroke-color="#000000" draw:stroke-linejoin="miter" draw:fill="none" draw:textarea-horizontal-align="center" draw:textarea-vertical-align="top" draw:auto-grow-height="false" fo:padding-top="0.0492in" fo:padding-bottom="0.0492in" fo:padding-left="0.0984in" fo:padding-right="0.0984in" fo:wrap-option="wrap" fo:margin-left="0.1252in" fo:margin-right="0.1457in" fo:margin-top="0in" fo:margin-bottom="0.0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draw:fill="none" draw:textarea-horizontal-align="center" draw:textarea-vertical-align="top" draw:auto-grow-height="false" fo:padding-top="0.0492in" fo:padding-bottom="0.0492in" fo:padding-left="0.0984in" fo:padding-right="0.0984in" fo:wrap-option="wrap" fo:margin-left="0.1252in" fo:margin-right="0.1457in" fo:margin-top="0in" fo:margin-bottom="0.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02in" svg:stroke-color="#000000" draw:stroke-linejoin="miter" draw:fill="none" draw:textarea-horizontal-align="center" draw:textarea-vertical-align="top" draw:auto-grow-height="false" fo:padding-top="0.0492in" fo:padding-bottom="0.0492in" fo:padding-left="0.0984in" fo:padding-right="0.0984in" fo:wrap-option="wrap" fo:margin-left="0.1252in" fo:margin-right="0.1457in" fo:margin-top="0in" fo:margin-bottom="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02in" svg:stroke-color="#000000" draw:stroke-linejoin="miter" draw:fill="none" draw:textarea-vertical-align="top" draw:auto-grow-height="false" fo:min-height="0.0547in" fo:min-width="0.011in" fo:padding-top="0.0492in" fo:padding-bottom="0.0492in" fo:padding-left="0.0984in" fo:padding-right="0.0984in" fo:wrap-option="wrap" fo:margin-left="0.1457in" fo:margin-right="0.1665in" fo:margin-top="0.0209in" fo:margin-bottom="0.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071in" svg:stroke-color="#000000" draw:stroke-linejoin="miter" draw:fill="none" draw:textarea-horizontal-align="center" draw:textarea-vertical-align="top" draw:auto-grow-height="false" fo:padding-top="0.0492in" fo:padding-bottom="0.0492in" fo:padding-left="0.0984in" fo:padding-right="0.0984in" fo:wrap-option="wrap" fo:margin-left="0.1252in" fo:margin-right="0.1457in" fo:margin-top="0in" fo:margin-bottom="0.0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071in" svg:stroke-color="#000000" draw:stroke-linejoin="miter" draw:fill="none" draw:textarea-horizontal-align="center" draw:textarea-vertical-align="top" draw:auto-grow-height="false" fo:padding-top="0.0492in" fo:padding-bottom="0.0492in" fo:padding-left="0.0984in" fo:padding-right="0.0984in" fo:wrap-option="wrap" fo:margin-left="0.1252in" fo:margin-right="0.1457in" fo:margin-top="0in" fo:margin-bottom="0.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071in" svg:stroke-color="#000000" draw:stroke-linejoin="miter" draw:fill="none" draw:textarea-horizontal-align="center" draw:textarea-vertical-align="top" draw:auto-grow-height="false" fo:padding-top="0.0492in" fo:padding-bottom="0.0492in" fo:padding-left="0.0984in" fo:padding-right="0.0984in" fo:wrap-option="wrap" fo:margin-left="0.1252in" fo:margin-right="0.1516in" fo:margin-top="0in" fo:margin-bottom="0.0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071in" svg:stroke-color="#000000" draw:stroke-linejoin="miter" draw:fill="none" draw:textarea-horizontal-align="center" draw:textarea-vertical-align="top" draw:auto-grow-height="false" fo:padding-top="0.0492in" fo:padding-bottom="0.0492in" fo:padding-left="0.0984in" fo:padding-right="0.0984in" fo:wrap-option="wrap" fo:margin-left="0.1252in" fo:margin-right="0.161in" fo:margin-top="0in" fo:margin-bottom="0.0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071in" svg:stroke-color="#000000" draw:stroke-linejoin="miter" draw:fill="none" draw:textarea-vertical-align="top" draw:auto-grow-height="false" fo:min-height="0.2626in" fo:min-width="0.6374in" fo:padding-top="0.0492in" fo:padding-bottom="0.0492in" fo:padding-left="0.0984in" fo:padding-right="0.0984in" fo:wrap-option="wrap" fo:margin-left="0.1252in" fo:margin-right="0.1453in" fo:margin-top="0.0209in" fo:margin-bottom="0.0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071in" svg:stroke-color="#000000" draw:stroke-linejoin="miter" draw:fill="none" draw:textarea-vertical-align="top" draw:auto-grow-height="false" fo:min-height="0.252in" fo:min-width="0.8717in" fo:padding-top="0.0492in" fo:padding-bottom="0.0492in" fo:padding-left="0.0984in" fo:padding-right="0.0984in" fo:wrap-option="wrap" fo:margin-left="0.1252in" fo:margin-right="0.1409in" fo:margin-top="0.0209in" fo:margin-bottom="0.0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071in" svg:stroke-color="#000000" draw:stroke-linejoin="miter" draw:fill="none" draw:textarea-vertical-align="top" draw:auto-grow-height="false" fo:min-height="0.2665in" fo:min-width="0.5492in" fo:padding-top="0.0492in" fo:padding-bottom="0.0492in" fo:padding-left="0.0984in" fo:padding-right="0.0984in" fo:wrap-option="wrap" fo:margin-left="0.1252in" fo:margin-right="0.15in" fo:margin-top="0.0209in" fo:margin-bottom="0.0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071in" svg:stroke-color="#000000" draw:stroke-linejoin="miter" draw:fill="none" draw:textarea-vertical-align="top" draw:auto-grow-height="false" fo:min-height="0.2409in" fo:min-width="0.5492in" fo:padding-top="0.0492in" fo:padding-bottom="0.0492in" fo:padding-left="0.0984in" fo:padding-right="0.0984in" fo:wrap-option="wrap" fo:margin-left="0.1252in" fo:margin-right="0.15in" fo:margin-top="0.0209in" fo:margin-bottom="0.0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071in" svg:stroke-color="#000000" draw:stroke-linejoin="miter" draw:fill="none" draw:textarea-vertical-align="top" draw:auto-grow-height="false" fo:min-height="0.2508in" fo:min-width="1.1429in" fo:padding-top="0.0492in" fo:padding-bottom="0.0492in" fo:padding-left="0.0984in" fo:padding-right="0.0984in" fo:wrap-option="wrap" fo:margin-left="0.1252in" fo:margin-right="0.1398in" fo:margin-top="0.0209in" fo:margin-bottom="0.0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071in" svg:stroke-color="#000000" draw:stroke-linejoin="miter" draw:fill="none" draw:textarea-vertical-align="top" draw:auto-grow-height="false" fo:min-height="0.2516in" fo:min-width="1.1429in" fo:padding-top="0.0492in" fo:padding-bottom="0.0492in" fo:padding-left="0.0984in" fo:padding-right="0.0984in" fo:wrap-option="wrap" fo:margin-left="0.1252in" fo:margin-right="0.1398in" fo:margin-top="0.0209in" fo:margin-bottom="0.0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071in" svg:stroke-color="#000000" draw:stroke-linejoin="miter" draw:fill="none" draw:textarea-vertical-align="top" draw:auto-grow-height="false" fo:min-height="0.2252in" fo:min-width="1.1429in" fo:padding-top="0.0492in" fo:padding-bottom="0.0492in" fo:padding-left="0.0984in" fo:padding-right="0.0984in" fo:wrap-option="wrap" fo:margin-left="0.1252in" fo:margin-right="0.1398in" fo:margin-top="0.0209in" fo:margin-bottom="0.0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071in" svg:stroke-color="#000000" draw:stroke-linejoin="miter" draw:fill="solid" draw:fill-color="#e7e6e6" draw:textarea-vertical-align="top" draw:auto-grow-height="false" fo:min-height="0.6528in" fo:min-width="0.739in" fo:padding-top="0.0492in" fo:padding-bottom="0.0492in" fo:padding-left="0.0984in" fo:padding-right="0.0984in" fo:wrap-option="wrap" fo:margin-left="0.1252in" fo:margin-right="0.1362in" fo:margin-top="0in" fo:margin-bottom="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parent-style-name="Frame">
      <style:graphic-properties draw:stroke="none" svg:stroke-width="0.0138in" draw:stroke-linejoin="round" draw:fill="solid" draw:fill-color="#ffffff" draw:opacity="0%" draw:textarea-vertical-align="middle" draw:auto-grow-height="false" fo:min-height="0.1866in" fo:min-width="0.0866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parent-style-name="Frame">
      <style:graphic-properties draw:stroke="none" svg:stroke-width="0.0138in" draw:stroke-linejoin="round" draw:fill="solid" draw:fill-color="#ffffff" draw:textarea-vertical-align="middle" draw:auto-grow-height="false" fo:min-height="0.3071in" fo:min-width="1.7484in" fo:padding-top="0.05in" fo:padding-bottom="0.05in" fo:padding-left="0.1in" fo:padding-right="0.1in" fo:wrap-option="wrap" fo:margin-left="0.1252in" fo:margin-right="0.1346in" fo:margin-top="0in" fo:margin-bottom="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parent-style-name="Frame">
      <style:graphic-properties draw:stroke="none" svg:stroke-width="0.0138in" draw:stroke-linejoin="round" draw:fill="solid" draw:fill-color="#ffffff" draw:textarea-vertical-align="middle" draw:auto-grow-height="false" fo:min-height="0.3071in" fo:min-width="1.5457in" fo:padding-top="0.05in" fo:padding-bottom="0.05in" fo:padding-left="0.1in" fo:padding-right="0.1in" fo:wrap-option="wrap" fo:margin-left="0.1252in" fo:margin-right="0.1307in" fo:margin-top="0in" fo:margin-bottom="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parent-style-name="Frame">
      <style:graphic-properties draw:stroke="none" svg:stroke-width="0.0138in" draw:stroke-linejoin="round" draw:fill="solid" draw:fill-color="#ffffff" draw:opacity="0%" draw:textarea-vertical-align="middle" draw:auto-grow-height="false" fo:min-height="0.1866in" fo:min-width="0.1228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parent-style-name="Frame">
      <style:graphic-properties draw:stroke="none" svg:stroke-width="0.0138in" draw:stroke-linejoin="round" draw:fill="solid" draw:fill-color="#ffffff" draw:opacity="0%" draw:textarea-vertical-align="middle" draw:auto-grow-height="false" fo:min-height="0.2339in" fo:min-width="0.1909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parent-style-name="Frame">
      <style:graphic-properties draw:stroke="none" svg:stroke-width="0.0138in" draw:stroke-linejoin="round" draw:fill="solid" draw:fill-color="#ffffff" draw:textarea-vertical-align="middle" draw:auto-grow-height="false" fo:min-height="0.2965in" fo:min-width="2.0764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parent-style-name="Frame">
      <style:graphic-properties draw:stroke="none" svg:stroke-width="0.0138in" draw:stroke-linejoin="round" draw:fill="solid" draw:fill-color="#ffffff" draw:textarea-vertical-align="middle" draw:auto-grow-height="false" fo:min-height="0.5256in" fo:min-width="2.3374in" fo:padding-top="0.05in" fo:padding-bottom="0.05in" fo:padding-left="0.1in" fo:padding-right="0.1in" fo:wrap-option="wrap" fo:margin-left="0.1252in" fo:margin-right="0.1307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138in" svg:stroke-color="#000000" draw:marker-end="msArrowEnd_20_5" draw:marker-end-width="0.0827in" draw:marker-end-center="false" draw:stroke-linejoin="miter" draw:fill="none" draw:textarea-vertical-align="top" draw:auto-grow-height="false" fo:min-height="0in" fo:min-width="0.1465in" fo:padding-top="0.0492in" fo:padding-bottom="0.0492in" fo:padding-left="0.0984in" fo:padding-right="0.0984in" fo:wrap-option="wrap" fo:margin-left="0.1665in" fo:margin-right="0.1252in" fo:margin-top="0.0835in" fo:margin-bottom="0.1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0071in" svg:stroke-color="#000000" draw:stroke-linejoin="miter" draw:fill="none" draw:textarea-vertical-align="top" draw:auto-grow-height="false" fo:min-height="0.278in" fo:min-width="1.3244in" fo:padding-top="0.0492in" fo:padding-bottom="0.0492in" fo:padding-left="0.0984in" fo:padding-right="0.0984in" fo:wrap-option="wrap" fo:margin-left="0.1252in" fo:margin-right="0.1457in" fo:margin-top="0.0209in" fo:margin-bottom="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0071in" svg:stroke-color="#000000" draw:stroke-linejoin="miter" draw:fill="none" draw:textarea-horizontal-align="center" draw:textarea-vertical-align="top" draw:auto-grow-height="false" fo:padding-top="0.0492in" fo:padding-bottom="0.0492in" fo:padding-left="0.0984in" fo:padding-right="0.0984in" fo:wrap-option="wrap" fo:margin-left="0.1252in" fo:margin-right="0.1457in" fo:margin-top="0in" fo:margin-bottom="0.0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width="0.0071in" svg:stroke-color="#000000" draw:stroke-linejoin="miter" draw:fill="none" draw:textarea-vertical-align="top" draw:auto-grow-height="false" fo:min-height="0.2354in" fo:min-width="1.0492in" fo:padding-top="0.0492in" fo:padding-bottom="0.0492in" fo:padding-left="0.0984in" fo:padding-right="0.0984in" fo:wrap-option="wrap" fo:margin-left="0.1252in" fo:margin-right="0.15in" fo:margin-top="0.0209in" fo:margin-bottom="0.020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5"><text:span text:style-name="T1">The modal side of the dative:</text:span> From predicative possession to possessive modality</text:p>
      <text:p text:style-name="Title"><text:span text:style-name="T2">Egor Tsedryk</text:span></text:p>
      <text:p text:style-name="Title"><text:span text:style-name="T2">Saint Mary’s University </text:span></text:p>
      <text:p text:style-name="ls_5f_Abstract"><text:bookmark-start text:name="__RefHeading__452_2075933062"/><text:bookmark-end text:name="__RefHeading__452_2075933062"/></text:p>
      <text:p text:style-name="ls_5f_Abstract"><text:bookmark-start text:name="_GoBack"/><text:span text:style-name="T3">Abstract.</text:span> <text:bookmark-end text:name="_GoBack"/>This chapter examines predicative possession (e.g., I have a book) in relation to possessive modality (e.g., I have to buy a book) (Bhatt 1997; Bjorkman &amp; Cowper 2016). Bjorkman &amp; Cowper (2016) report that in Hindi-Urdu and Bengali (<text:span text:style-name="T4">be</text:span>-languages), possessive modality consistently correlates with the dative case, whereas predicative possession allows other obliques, namely genitive. They propose that both predicative possession and possessive modality are reducible to an interpretable feature encoding inclusion, [<text:span text:style-name="T4">incl</text:span>], and suggest that the dative case is a morphosyntactic realization of [<text:span text:style-name="T4">incl</text:span>] combined with a modal operator within a single syntactic head via featural composition. Focusing on Russian – another <text:span text:style-name="T4">be</text:span>-language – I show that there are problems with this analysis. Russian data indicates that possessive modality in this language is to be derived from directional (vector-like) semantics of the head that introduces the dative. I offer a unified account of the dative used with an NP and the one used with a TP, assuming a single argument-introducing head, i* (Wood &amp; Marantz 2017).</text:p>
      <text:p text:style-name="ls_5f_Abstract"><text:soft-page-break/><text:span text:style-name="T3">Keywords:</text:span> possession, modality, inclusion, directional meaning, dative infinitive construction, Russian</text:p>
      <text:p text:style-name="ls_5f_Abstract"/>
      <text:list xml:id="list1825870956" text:style-name="WWNum22">
        <text:list-item>
          <text:p text:style-name="P150">Background</text:p>
        </text:list-item>
      </text:list>
      <text:p text:style-name="Standard">The <text:span text:style-name="T4">be</text:span> + <text:span text:style-name="T4">oblique</text:span> pattern in <text:span text:style-name="T4">be</text:span> possession languages, or <text:span text:style-name="T4">be</text:span>-languages (Isačenko 1974) has been taken as evidence to support a unified analysis of possession and necessity, as in (1), an example from Bengali (Bjorkman and Cowper 2016: 43). Bjorkman &amp; Cowper (ibid.: 31) use the term “possessive modality”<text:span text:style-name="T9"> </text:span>to refer to constructions like (1b), which express modal necessity and have a morphosyntactic resemblance to predicative possession. </text:p>
      <text:p text:style-name="Standard"><text:s text:c="2"/></text:p>
      <text:p text:style-name="P42"><text:span text:style-name="T14">(1)</text:span><text:span text:style-name="T15"><text:tab/></text:span><text:span text:style-name="T17">a.<text:tab/></text:span><text:span text:style-name="T19">Amar</text:span><text:span text:style-name="T18"><text:tab/><text:tab/></text:span><text:span text:style-name="T19">bondhu-r</text:span><text:span text:style-name="T20"> <text:tab/><text:tab/>akʈa <text:tab/>boi <text:tab/><text:tab/></text:span><text:span text:style-name="T21">aatʃhe</text:span><text:span text:style-name="T17">.</text:span></text:p>
      <text:p text:style-name="P42"><text:span text:style-name="T17"><text:tab/><text:tab/>my<text:tab/> <text:tab/><text:tab/>friend-</text:span><text:span text:style-name="T5">gen</text:span><text:span text:style-name="T17"><text:tab/>one <text:tab/><text:tab/>book <text:tab/>be.</text:span><text:span text:style-name="T5">prs</text:span></text:p>
      <text:p text:style-name="P111"><text:span text:style-name="T17"><text:tab/><text:tab/><text:tab/>‘My friend has a book.’</text:span></text:p>
      <text:p text:style-name="P42"><text:span text:style-name="T17"><text:tab/>b.<text:tab/></text:span><text:span text:style-name="T23"><text:tab/></text:span><text:span text:style-name="T19">Amar</text:span><text:span text:style-name="T18"><text:tab/><text:tab/></text:span><text:span text:style-name="T19">bondhu-ke</text:span><text:span text:style-name="T20"><text:tab/><text:tab/>je-te <text:tab/><text:tab/></text:span><text:span text:style-name="T21">ho-be</text:span><text:span text:style-name="T17">.</text:span></text:p>
      <text:p text:style-name="P42"><text:span text:style-name="T17"><text:tab/><text:tab/><text:tab/>my<text:tab/><text:tab/><text:tab/>friend-</text:span><text:span text:style-name="T5">dat</text:span><text:span text:style-name="T17"><text:tab/><text:tab/>go-</text:span><text:span text:style-name="T5">inf</text:span><text:span text:style-name="T17"> <text:tab/>be-</text:span><text:span text:style-name="T5">fut</text:span></text:p>
      <text:p text:style-name="P111"><text:span text:style-name="T17"><text:tab/><text:tab/><text:tab/>‘My friend has to leave.’</text:span></text:p>
      <text:p text:style-name="P113"/>
      <text:p text:style-name="Standard">Note that there is a discrepancy in the case marking of the bolded DPs in (1a) and (1b). Interestingly, possessive modality consistently correlates with the dative case.<text:span text:style-name="Footnote_20_Symbol"><text:note text:id="ftn1" text:note-class="footnote"><text:note-citation>1</text:note-citation><text:note-body><text:p text:style-name="P153"><text:span text:style-name="T16">Bhatt (1997: example 7) reports a case of possessive modality in Bengali with a genitive subject. However, Bjorkman &amp; Cowper (2016: 46) report that the dative case is the preferred option in their informant’s dialect.</text:span></text:p></text:note-body></text:note></text:span> As Bhatt (1997: Section 8.1) suggests, the dative could be related to a lack of control over a situation, but he does not develop this idea any further.<text:span text:style-name="Footnote_20_Symbol"><text:note text:id="ftn2" text:note-class="footnote"><text:note-citation>2</text:note-citation><text:note-body><text:p text:style-name="P154">The same idea is also recurrent in the literature dealing with so-called “involuntary state constructions” in Slavic (Rivero 2009: 154; Rivero &amp; Arregui 2012: 312).</text:p></text:note-body></text:note></text:span> <text:s/></text:p>
      <text:p text:style-name="P109">Bhatt (1997) offers an account of possessive modality, relying on the idea that <text:span text:style-name="T4">have</text:span> is a result of incorporating a “prepositional determiner” (D/P) into the underlying verb <text:span text:style-name="T4">be</text:span> (following Freeze 1992 and Kayne 1993). Along the lines of Kayne’s analysis, a sentence like <text:span text:style-name="T9">I have a book</text:span> has the structure in (2a) (several technical details being put aside). The possessor (Subj) is base-generated with the possessee (within an agreement phrase), and it has to move for case reasons. In <text:span text:style-name="T4">be</text:span>-languages, the specifier position of D/P is a case position, but in <text:span text:style-name="T4">have-</text:span>languages, it is not. Thus, Subj is forced to move further. Spec,DP is assumed to be an A<text:span text:style-name="T25"></text:span>-position and, in order to avoid improper movement, D/P has to incorporate into <text:span text:style-name="T4">be</text:span> (I am not going to expand on this idiosyncrasy of Kayne’s analysis; see Myler (2016: 320–328) for an overview and a critical assessment). A sentence like <text:span text:style-name="T9">I have to buy a book</text:span>, on the other hand, has the structure in (2b), which is very similar to (2a). The only difference is in the type of D/P’s complement: in (2b), it is a proposition with a modal operator (Mod). </text:p>
      <text:p text:style-name="P109"><text:s text:c="7"/></text:p>
      <text:p text:style-name="P1">(2)<text:tab/>a.<text:tab/>[Subj<text:span text:style-name="T36">i</text:span> <text:span text:style-name="T4">be</text:span> [<text:span text:style-name="T36">DP</text:span> t<text:span text:style-name="T25"></text:span><text:span text:style-name="T36">i</text:span> D/P [<text:span text:style-name="T36">AgrP</text:span> t<text:span text:style-name="T36">i</text:span> <text:span text:style-name="T9">a book</text:span>]]]</text:p>
      <text:p text:style-name="P1"><text:tab/>b.<text:tab/>[Subj<text:span text:style-name="T36">i</text:span> <text:span text:style-name="T4">be</text:span> [<text:span text:style-name="T36">DP</text:span> t<text:span text:style-name="T25"></text:span><text:span text:style-name="T36">i</text:span> D/P [<text:span text:style-name="T36">ModP</text:span> Mod [<text:span text:style-name="T9">to</text:span> [t<text:span text:style-name="T36">i</text:span> <text:span text:style-name="T9">buy a book</text:span>]]]]]</text:p>
      <text:p text:style-name="P1"><text:s/></text:p>
      <text:p text:style-name="Standard">According to this analysis, possessive modality expresses a relation between an individual and a proposition containing a modal operator: <text:span text:style-name="T9">I have (an obligation) to buy a book</text:span>. </text:p>
      <text:p text:style-name="Standard">Bjorkman &amp; Cowper (2016) (henceforth B&amp;C), on the other hand, argue against a modal operator in the propositional component of possessive modality. They analyze possession and necessity in terms of inclusion. The latter is not formally defined, but the basic idea is expressed in the following lines:</text:p>
      <text:p text:style-name="P146">Though <text:span text:style-name="T9">inclusion </text:span>or <text:span text:style-name="T9">part-whole </text:span>seems to be a reasonable relation to postulate in the domain of inalienable possession, [... a] potentially more interesting possibility is that abstract possession relations, such as alienable possession and kinship relations, can also be usefully seen as involving some kind of inclusion or containment. [...] A clear statement of this type of intuition can be found, for example, in the following lines from Boneh and Sichel (2010): </text:p>
      <text:p text:style-name="P147">“We take Part-Whole to be broader than inalienable possession and to include also social relations and inanimate Part-Whole” (pp. 2–3) </text:p>
      <text:p text:style-name="P148">“[T]he complement of the applicative head [= a subset of possessees] can be understood as <text:span text:style-name="T3">falling within the sphere</text:span> of the applied argument.” (p. 28, emphasis ours) </text:p>
      <text:p text:style-name="P149">The idea of containment within a sphere of influence, expressed in the second of these quotes, suggests a possible link between inclusion and the notion of <text:span text:style-name="T9">control</text:span>, discussed on the context of typological work on possession by authors such as Heine (1997) and Stassen (2009). (Bjorkman &amp; Cowper 2016: 33–34) <text:s text:c="2"/></text:p>
      <text:p text:style-name="P109">B&amp;C propose to formalize inclusion as a morphosemantic feature, [<text:span text:style-name="T4">incl</text:span>], specifying a functional verbal/applicative-like head, labeled as little v <text:span text:style-name="T58">(cf. </text:span><text:span text:style-name="T26"></text:span><text:span text:style-name="T58"> and </text:span><text:span text:style-name="T26"></text:span><text:span text:style-name="T58"> in Franco &amp; Lorusso, this volume)</text:span>. According to B&amp;C, [<text:span text:style-name="T4">incl</text:span>] is responsible for the projection of an asymmetric structure, in which the possessor (“the applied argument” in the passage above) asymmetrically c-commands the complement of the head bearing this feature. <text:s/></text:p>
      <text:p text:style-name="Standard">The link between predicative possession and possessive modality (modal necessity) is captured as follows. In the case of predicative possession, [<text:span text:style-name="T4">incl]</text:span> relates individuals, or arguments of type <text:span text:style-name="T9">e </text:span>(possessor and possessee). There are two options for v[<text:span text:style-name="T4">incl</text:span>] in (3): it can assign case to its complement (in <text:span text:style-name="T4">have</text:span><text:span text:style-name="T9">-</text:span>languages) or it can introduce an oblique argument in the specifier of v[<text:span text:style-name="T4">incl</text:span>] (in <text:span text:style-name="T4">be</text:span>-languages). </text:p>
      <text:p text:style-name="Standard"/>
      <text:p text:style-name="P53">(3)<text:tab/><text:tab/>vP<text:tab/><text:tab/></text:p>
      <text:p text:style-name="P54"><draw:line text:anchor-type="paragraph" draw:z-index="1" draw:name="Straight Connector 28" draw:style-name="gr2" draw:text-style-name="P173" svg:x1="1.1335in" svg:y1="0.0449in" svg:x2="1.9665in" svg:y2="0.5799in"><text:p/></draw:line><draw:line text:anchor-type="paragraph" draw:z-index="0" draw:name="Straight Connector 27" draw:style-name="gr1" draw:text-style-name="P173" svg:x1="0.7165in" svg:y1="0.3646in" svg:x2="1.1331in" svg:y2="0.0453in"><text:p/></draw:line><draw:line text:anchor-type="paragraph" draw:z-index="2" draw:name="Straight Connector 29" draw:style-name="gr3" draw:text-style-name="P173" svg:x1="1.2098in" svg:y1="0.5799in" svg:x2="1.5433in" svg:y2="0.3091in"><text:p/></draw:line></text:p>
      <text:p text:style-name="P54"><text:tab/></text:p>
      <text:p text:style-name="P54"><text:tab/>Possessor<text:tab/><text:tab/></text:p>
      <text:p text:style-name="P55"><text:tab/><text:tab/><text:tab/>v <text:tab/>Possessee </text:p>
      <text:p text:style-name="P2"><text:tab/><text:tab/>[<text:span text:style-name="T4">incl</text:span>]</text:p>
      <text:p text:style-name="P2"><text:tab/></text:p>
      <text:p text:style-name="P109">In the case of possessive modality, the arguments related by [<text:span text:style-name="T4">incl]</text:span> are sets of worlds, or arguments of type <text:span text:style-name="T25"></text:span><text:span text:style-name="T9">s</text:span>, <text:span text:style-name="T9">t</text:span><text:span text:style-name="T25"></text:span>: (i) a set of accessible worlds of the modal base and (ii) a set of worlds in which a given proposition is true (the first set is a subset of the second). According to B&amp;C, whenever inclusion is extended from individuals to sets of worlds, the syntactic realization of these arguments changes as well. More precisely, the argument associated with accessible worlds is realized as a modal feature on the head that bears [<text:span text:style-name="T4">incl</text:span>]: either [<text:span text:style-name="T4">root</text:span>] or [<text:span text:style-name="T4">epist</text:span>] (epistemic). That is, the semantic co-argument of the proposition is not merged in the specifier position of v (v is an intransitive head in this case); the latter hosts the subject raising out of the proposition.</text:p>
      <text:p text:style-name="P77">(4)<text:tab/><text:tab/>vP<text:tab/></text:p>
      <text:p text:style-name="P51"><draw:line text:anchor-type="paragraph" draw:z-index="4" draw:name="Straight Connector 25" draw:style-name="gr1" draw:text-style-name="P173" svg:x1="0.5776in" svg:y1="0.3693in" svg:x2="0.9941in" svg:y2="0.05in"><text:p/></draw:line><draw:line text:anchor-type="paragraph" draw:z-index="5" draw:name="Straight Connector 32" draw:style-name="gr2" draw:text-style-name="P173" svg:x1="0.9945in" svg:y1="0.05in" svg:x2="1.8276in" svg:y2="0.585in"><text:p/></draw:line><draw:line text:anchor-type="paragraph" draw:z-index="6" draw:name="Straight Connector 35" draw:style-name="gr3" draw:text-style-name="P173" svg:x1="1.0709in" svg:y1="0.5846in" svg:x2="1.4043in" svg:y2="0.3138in"><text:p/></draw:line><text:tab/></text:p>
      <text:p text:style-name="P51"><text:tab/></text:p>
      <text:p text:style-name="P78"><text:tab/>Subj</text:p>
      <text:p text:style-name="P79"><text:tab/>v <text:tab/>Proposition</text:p>
      <text:p text:style-name="P80"><draw:custom-shape text:anchor-type="paragraph" draw:z-index="3" draw:name="Isosceles Triangle 26" draw:style-name="gr4" draw:text-style-name="P173" svg:width="0.4169in" svg:height="0.3059in" svg:x="1.6319in" svg:y="0.0354in"><text:p/><draw:enhanced-geometry draw:mirror-horizontal="false" draw:mirror-vertical="false" draw:text-areas="?f1 ?f5 ?f4 ?f6" svg:viewBox="0 0 0 0"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text:tab/><text:tab/>[<text:span text:style-name="T4">incl</text:span>]</text:p>
      <text:p text:style-name="P81"><text:tab/><text:tab/><text:span text:style-name="T4">[root/epist]<text:tab/></text:span></text:p>
      <text:p text:style-name="P16"><text:span text:style-name="T4"><text:tab/>... </text:span><text:span text:style-name="T6"></text:span>Subj<text:span text:style-name="T25"></text:span> …</text:p>
      <text:p text:style-name="P109"/>
      <text:p text:style-name="P109">Finally, different combinations of features result in different realizations in morphology. In English – and hypothetically other <text:span text:style-name="T4">have</text:span>-languages – v[<text:span text:style-name="T4">incl</text:span>] is realized as <text:span text:style-name="T9">have</text:span> irrespectively of whether or not there is an additional modal feature. In Bengali – and hypothetically other <text:span text:style-name="T4">be</text:span>-languages – [<text:span text:style-name="T4">incl</text:span>] is realized in the specifier position, based on the following rules (B&amp;C: 46).</text:p>
      <text:p text:style-name="P109"/>
      <text:p text:style-name="P1"><text:soft-page-break/>(5)<text:tab/>a.<text:tab/>v<text:span text:style-name="T4">[incl][root/epist]</text:span> → <text:span text:style-name="T4">dat</text:span></text:p>
      <text:p text:style-name="P1"><text:tab/>b.<text:tab/>v<text:span text:style-name="T4">[incl]</text:span> → <text:span text:style-name="T4">gen</text:span><text:tab/> <text:s text:c="4"/></text:p>
      <text:p text:style-name="Standard"/>
      <text:p text:style-name="Standard">In other words, languages are expected to vary with regard to the degree of feature specification in morphology and the locus of the morphosyntactic realization of [<text:span text:style-name="T4">incl]</text:span> and other features it is paired with (specifier or head + complement). <text:s text:c="2"/></text:p>
      <text:p text:style-name="Standard">Generally, I agree with B&amp;C’s analysis of <text:span text:style-name="T4">have</text:span> in both predicative possession and possessive modality, but I disagree with their treatment of the dative case in <text:span text:style-name="T4">be</text:span>-languages, at least in a subset of such languages. Their analysis might be a good fit for Hindi/Bengali, but I will show that it faces problems when applied to a <text:span text:style-name="T4">be</text:span>-language like Russian. These problems are discussed in Section 2. As we will see, Russian has predicative possession with both a locative (actual) possessor and a dative (possible/prospective) possessor. The former is indeed the bearer of feature [<text:span text:style-name="T4">incl</text:span>], but the latter has a purely directional meaning (‘towards’). It is the latter that I propose to link to possessive modality, not the former. Following Tsedryk (2019), I use Wood &amp; Marantz’s (2017) single argument-introducing head in my analysis of both possessors. Section 3 elaborates on such notions as “sphere” and “control”, mentioned in the excerpt from B&amp;C, preceding (3) above. In Section 4, I use the same argument introducer in my analysis of possessive modality in Russian. Finally, Section 5 concludes. </text:p>
      <text:p text:style-name="Standard"/>
      <text:list xml:id="list134120965065693" text:continue-numbering="true" text:style-name="WWNum22">
        <text:list-item>
          <text:p text:style-name="P150"><text:s/>Focus on Russian <text:s text:c="2"/></text:p>
          <text:list>
            <text:list-item>
              <text:p text:style-name="P151">Overview</text:p>
            </text:list-item>
          </text:list>
        </text:list-item>
      </text:list>
      <text:p text:style-name="P109">In (6), I provide a Russian equivalent of a pair like the one in (1), presenting predicative possession in (6a) and possessive modality in (6b). The latter example illustrates a so-called “dative infinitive” construction expressing modal necessity, which – according to B&amp;C – is a prerequisite of possessive modality.<text:span text:style-name="Footnote_20_Symbol"><text:note text:id="ftn3" text:note-class="footnote"><text:note-citation>3</text:note-citation><text:note-body><text:p text:style-name="P159">B&amp;C (footnote 18) briefly mention Russian, but the only example they provide is a <text:span text:style-name="T9">wh</text:span>-question in (i) (from Jung 2011: 105). As shown in Tsedryk (2018) (see also Fortuin 2007), Russian dative infinitive constructions may have different modal flavours (necessity, ability and deontic flavours), depending on the morphosyntactic makeup of the clause (see Section 4). </text:p><text:p text:style-name="P155"><text:tab/>(i)<text:tab/>Začem<text:tab/>mne <text:tab/><text:tab/><text:tab/>bylo<text:tab/><text:tab/><text:tab/><text:tab/><text:tab/>tam <text:tab/><text:tab/>ostavat’sja?</text:p><text:p text:style-name="P155"><text:tab/><text:tab/>why <text:tab/><text:tab/>me.<text:span text:style-name="T4">dat</text:span> <text:tab/>be.<text:span text:style-name="T4">pst.n.sg</text:span><text:tab/>there <text:tab/>stay.<text:span text:style-name="T4">inf</text:span></text:p><text:p text:style-name="P155"><text:tab/><text:tab/>‘Why was I supposed to stay there?’ <text:s text:c="3"/></text:p><text:p text:style-name="P163"><text:tab/>Moreover, Bhatt (2006: ch. 4) has shown that infinitival questions in English exhibit a variable modal behaviour (<text:span text:style-name="T9">could</text:span>,<text:span text:style-name="T9"> would </text:span>or <text:span text:style-name="T9">should</text:span>), depending on the context and the embedding verb (e.g., <text:span text:style-name="T9">Ásta knows where to get gas, Ásta decided where to get gas</text:span>, <text:span text:style-name="T9">Ásta told Hafdis where to get gas</text:span>; see Bhatt 2006: 124). In other words, infinitival questions are not a perfect testing ground for modal necessity or possessive modality, as defined by B&amp;C. <text:s/></text:p></text:note-body></text:note></text:span></text:p>
      <text:p text:style-name="P109"/>
      <text:p text:style-name="P56"><text:span text:style-name="T59">(6)<text:tab/>a.<text:tab/></text:span><text:span text:style-name="T60">U<text:tab/>menja</text:span><text:span text:style-name="T61"> <text:tab/><text:tab/>est’ <text:tab/><text:tab/><text:tab/><text:tab/><text:tab/>kniga</text:span><text:span text:style-name="T59">.</text:span></text:p>
      <text:p text:style-name="P56"><text:span text:style-name="T59"><text:tab/><text:tab/></text:span>at<text:tab/>me.<text:span text:style-name="T4">gen</text:span> <text:tab/>be.<text:span text:style-name="T4">exist</text:span><text:tab/><text:tab/>book.<text:span text:style-name="T4">nom</text:span></text:p>
      <text:p text:style-name="P3"><text:tab/><text:tab/>‘I have a book.’</text:p>
      <text:p text:style-name="P56"><text:tab/>b. <text:tab/><text:span text:style-name="T11">Mne </text:span><text:span text:style-name="T9"><text:tab/><text:tab/><text:tab/>zavtra <text:tab/><text:tab/><text:tab/>rano <text:tab/>vstavat’</text:span>.</text:p>
      <text:p text:style-name="P56"><text:tab/><text:tab/>me.<text:span text:style-name="T4">dat</text:span><text:tab/>tomorrow<text:tab/>early<text:tab/>get.up.<text:span text:style-name="T4">ipfv.inf</text:span></text:p>
      <text:p text:style-name="P4"><text:tab/>‘I have to get up early tomorrow.’ (Tsedryk 2018, (20a))<text:tab/></text:p>
      <text:p text:style-name="P4"/>
      <text:p text:style-name="P41">To apply B&amp;C’s analysis, we would have to assume that the existential light verb (v<text:span text:style-name="T37">exist</text:span>) in (6a) bears feature [<text:span text:style-name="T4">incl</text:span>], which is responsible for the merger of the locative PP in Spec,vP, as shown in (7a). As for (6b), it would have the structure in (7b), where [<text:span text:style-name="T4">incl</text:span>] is clustered with feature [<text:span text:style-name="T4">root</text:span>], responsible for the dative case assigned to the subject raised to Spec,vP.</text:p>
      <text:p text:style-name="P110"/>
      <text:p text:style-name="P57">(7)<text:tab/>a.<text:tab/>vP<text:tab/><text:tab/></text:p>
      <text:p text:style-name="P56"><draw:line text:anchor-type="paragraph" draw:z-index="8" draw:name="Straight Connector 16" draw:style-name="gr6" draw:text-style-name="P173" svg:x1="1.5083in" svg:y1="0.0445in" svg:x2="2.3413in" svg:y2="0.5795in"><text:p/></draw:line><draw:line text:anchor-type="paragraph" draw:z-index="7" draw:name="Straight Connector 17" draw:style-name="gr5" draw:text-style-name="P173" svg:x1="1.0917in" svg:y1="0.3638in" svg:x2="1.5083in" svg:y2="0.0445in"><text:p/></draw:line></text:p>
      <text:p text:style-name="P56"><draw:line text:anchor-type="paragraph" draw:z-index="9" draw:name="Straight Connector 18" draw:style-name="gr7" draw:text-style-name="P173" svg:x1="1.5839in" svg:y1="0.3902in" svg:x2="1.9173in" svg:y2="0.1193in"><text:p/></draw:line><text:tab/></text:p>
      <text:p text:style-name="P58"><text:tab/><text:tab/>PP<text:tab/></text:p>
      <text:p text:style-name="P59"><text:tab/><text:tab/><text:span text:style-name="T9">u menja</text:span><text:tab/>v<text:span text:style-name="T37">exist</text:span> <text:tab/>NP </text:p>
      <text:p text:style-name="P5"><text:tab/><text:tab/><text:tab/>[<text:span text:style-name="T4">incl</text:span>]<text:tab/><text:span text:style-name="T9">kniga</text:span></text:p>
      <text:p text:style-name="P60"><text:tab/><text:span text:style-name="T59">b.<text:tab/>vP<text:tab/><text:tab/></text:span></text:p>
      <text:p text:style-name="P83"><draw:line text:anchor-type="paragraph" draw:z-index="11" draw:name="Straight Connector 44" draw:style-name="gr6" draw:text-style-name="P173" svg:x1="1.4461in" svg:y1="0.0457in" svg:x2="2.2791in" svg:y2="0.5807in"><text:p/></draw:line><draw:line text:anchor-type="paragraph" draw:z-index="10" draw:name="Straight Connector 46" draw:style-name="gr5" draw:text-style-name="P173" svg:x1="1.0291in" svg:y1="0.3654in" svg:x2="1.4457in" svg:y2="0.0461in"><text:p/></draw:line><text:soft-page-break/></text:p>
      <text:p text:style-name="P56"><draw:line text:anchor-type="paragraph" draw:z-index="12" draw:name="Straight Connector 54" draw:style-name="gr8" draw:text-style-name="P173" svg:x1="1.4472in" svg:y1="0.389in" svg:x2="1.8067in" svg:y2="0.0921in"><text:p/></draw:line><text:span text:style-name="T59"><text:tab/></text:span></text:p>
      <text:p text:style-name="P61"><text:span text:style-name="T59"><text:tab/><text:tab/>DP</text:span><text:span text:style-name="T40">[DAT]</text:span><text:span text:style-name="T59"><text:tab/></text:span></text:p>
      <text:p text:style-name="P62"><text:span text:style-name="T59"><text:tab/><text:tab/></text:span><text:span text:style-name="T61">mne</text:span><text:span text:style-name="T59"><text:tab/>v <text:tab/> XP</text:span></text:p>
      <text:p text:style-name="P63"><text:span text:style-name="T59"><text:tab/><text:tab/><text:tab/></text:span>[<text:span text:style-name="T4">incl</text:span>]<text:tab/><text:span text:style-name="T25"></text:span>DP<text:span text:style-name="T25"></text:span> <text:span text:style-name="T9">zavtra rano vstavat’</text:span></text:p>
      <text:p text:style-name="P6"><text:tab/><text:tab/><text:tab/>[<text:span text:style-name="T4">root</text:span>]<text:tab/></text:p>
      <text:p text:style-name="P17"/>
      <text:p text:style-name="Standard">Even though this analysis seems to unify predicative possession with possessive modality, it faces a number of problems when put under the scrutiny of a careful examination. The goal in Section 2.2 is a more detailed analysis of predicative possession in Russian. I start with the locative possessor. Possessive modality in Russian will be left for Section 4.</text:p>
      <text:p text:style-name="Standard"/>
      <text:list xml:id="list134120232768784" text:continue-numbering="true" text:style-name="WWNum22">
        <text:list-item>
          <text:list>
            <text:list-item>
              <text:p text:style-name="P151">Where is [<text:span text:style-name="T4">incl</text:span>]?</text:p>
            </text:list-item>
          </text:list>
        </text:list-item>
      </text:list>
      <text:p text:style-name="P109">One of the complications that we face with Russian is that it overtly marks its possessors with a locative preposition <text:span text:style-name="T9">u</text:span> ‘at’ assigning the genitive case, as in (8). It means that v[<text:span text:style-name="T4">incl</text:span>] in (7a) has nothing to do with the genitive case marking, and the rule in (5b) cannot be applied. The fact that Russian has a prepositional element <text:span text:style-name="T9">u</text:span> ‘at’ raises a question about the relevance of [<text:span text:style-name="T4">incl</text:span>] in v: it is plausible that [<text:span text:style-name="T4">incl</text:span>] is encoded by <text:span text:style-name="T9">u</text:span> ‘at’ and, as far as morphosyntactic rules are concerned, we only need to replace the category in (5b), replacing v by P, as in (8b). </text:p>
      <text:p text:style-name="P64"><draw:custom-shape text:anchor-type="paragraph" draw:z-index="13" draw:name="Isosceles Triangle 56" draw:style-name="gr9" draw:text-style-name="P173" svg:width="0.8343in" svg:height="0.3606in" svg:x="0.8591in" svg:y="0.2173in"><text:p/><draw:enhanced-geometry draw:mirror-horizontal="false" draw:mirror-vertical="false" drawooo:sub-view-size="762927 329502" draw:text-areas="0 0 ?f20 ?f21" svg:viewBox="0 0 0 0" draw:type="ooxml-non-primitive" draw:enhanced-path="M 0 319087 L 369094 0 C 492125 106362 762927 329502 762927 329502 N"><draw:equation draw:name="f0" draw:formula="0*logwidth/738187"/><draw:equation draw:name="f1" draw:formula="319087*logheight/319087"/><draw:equation draw:name="f2" draw:formula="369094*logwidth/738187"/><draw:equation draw:name="f3" draw:formula="0*logheight/319087"/><draw:equation draw:name="f4" draw:formula="738187*logwidth/738187"/><draw:equation draw:name="f5" draw:formula="319087*logheight/319087"/><draw:equation draw:name="f6" draw:formula="0*logwidth/738187"/><draw:equation draw:name="f7" draw:formula="319087*logheight/319087"/><draw:equation draw:name="f8" draw:formula="0*logwidth/829627"/><draw:equation draw:name="f9" draw:formula="319087*logheight/410527"/><draw:equation draw:name="f10" draw:formula="369094*logwidth/829627"/><draw:equation draw:name="f11" draw:formula="0*logheight/410527"/><draw:equation draw:name="f12" draw:formula="829627*logwidth/829627"/><draw:equation draw:name="f13" draw:formula="410527*logheight/410527"/><draw:equation draw:name="f14" draw:formula="0*logwidth/762927"/><draw:equation draw:name="f15" draw:formula="319087*logheight/329502"/><draw:equation draw:name="f16" draw:formula="369094*logwidth/762927"/><draw:equation draw:name="f17" draw:formula="0*logheight/329502"/><draw:equation draw:name="f18" draw:formula="762927*logwidth/762927"/><draw:equation draw:name="f19" draw:formula="329502*logheight/329502"/><draw:equation draw:name="f20" draw:formula="logwidth"/><draw:equation draw:name="f21" draw:formula="logheight"/></draw:enhanced-geometry></draw:custom-shape>(8)<text:tab/>a.<text:tab/>PP</text:p>
      <text:p text:style-name="P65"/>
      <text:p text:style-name="P66"><text:tab/><text:tab/></text:p>
      <text:p text:style-name="P66"><text:tab/><text:tab/>P<text:tab/>DP<text:span text:style-name="T36">[GEN]</text:span></text:p>
      <text:p text:style-name="P7"><text:tab/><text:tab/><text:span text:style-name="T9">u</text:span><text:tab/><text:tab/><text:tab/><text:span text:style-name="T9">menja</text:span> </text:p>
      <text:p text:style-name="P3"><text:tab/>b.<text:tab/>P[<text:span text:style-name="T4">incl</text:span>] → <text:span text:style-name="T4">gen</text:span></text:p>
      <text:p text:style-name="P3"/>
      <text:p text:style-name="P114">Moreover, the structure in (7a) – with feature [<text:span text:style-name="T4">incl</text:span>] in v – makes a wrong prediction about the set-theoretic relationship between the specifier and the complement of v. In Tsedryk (2019), I show that the complement of the existential light verb <text:span text:style-name="T9">est’ </text:span>‘be’ in predicative possession denotes a set of individuals with a characteristic function. That is, it has to be of type <text:span text:style-name="T25"></text:span><text:span text:style-name="T9">e</text:span>, <text:span text:style-name="T9">t</text:span><text:span text:style-name="T25"></text:span>, not of type <text:span text:style-name="T25"></text:span><text:span text:style-name="T9">e</text:span><text:span text:style-name="T25"></text:span> (individual). Even if we have a DP like <text:span text:style-name="T9">eta kniga</text:span> in (9) we still have type <text:span text:style-name="T25"></text:span><text:span text:style-name="T9">e</text:span>, <text:span text:style-name="T9">t</text:span><text:span text:style-name="T25"></text:span> (this kind of books). In other words, expressions like <text:span text:style-name="T9">est’ kniga</text:span> in (6a) or <text:span text:style-name="T9">est’ eta kniga</text:span> below are generalized quantifiers of type <text:span text:style-name="T25"></text:span><text:span text:style-name="T9">e</text:span>, <text:span text:style-name="T9">t</text:span><text:span text:style-name="T25"></text:span>, <text:span text:style-name="T9">t</text:span><text:span text:style-name="T25"></text:span> (see Tsedryk 2019 for more data and further discussion). </text:p>
      <text:p text:style-name="P114"/>
      <text:p text:style-name="P67"><text:span text:style-name="T59">(9)<text:tab/></text:span><text:span text:style-name="T61">U menja </text:span><text:span text:style-name="T59"><text:tab/><text:tab/></text:span><text:span text:style-name="T61">est’ <text:tab/><text:tab/><text:tab/><text:tab/><text:tab/>eta kniga.</text:span></text:p>
      <text:p text:style-name="P56"><text:span text:style-name="T59"><text:tab/></text:span>at me.<text:span text:style-name="T4">gen</text:span> <text:tab/>be.<text:span text:style-name="T4">exist</text:span> <text:tab/>[this book].<text:span text:style-name="T4">nom</text:span></text:p>
      <text:p text:style-name="P3"><text:tab/>‘I have this (kind of) book.’</text:p>
      <text:p text:style-name="P3"/>
      <text:p text:style-name="P109">Now, assuming that the locative/possessive <text:span text:style-name="T9">u</text:span>-PP is also of type <text:span text:style-name="T25"></text:span><text:span text:style-name="T9">e</text:span>, <text:span text:style-name="T9">t</text:span><text:span text:style-name="T25"></text:span> (following Heim &amp; Kratzer 1998: 65), we predict with feature [<text:span text:style-name="T4">incl</text:span>] in (7a) that we should have a set-subset relation between <text:span text:style-name="T9">u</text:span>-PP and the NP/DP.<text:span text:style-name="T9"> </text:span>Crucially, we do not have the reading of possession of a set of books – that is, the interpretation is not of a set of books contained/ included in a larger set of the objects belonging to the speaker. From a set-theoretic point of view, we have an intersection (not containment) between a set of books and a set of individuals that are in speaker’s domain/sphere. The meaning of the existential expression <text:span text:style-name="T9">est’ kniga </text:span>from (6a) is given in (11a).<text:span text:style-name="Footnote_20_Symbol"><text:note text:id="ftn4" text:note-class="footnote"><text:note-citation>4</text:note-citation><text:note-body><text:p text:style-name="P165">I use Heim &amp; Kratzer’s (1998) <text:span text:style-name="T25"></text:span>-notation.</text:p></text:note-body></text:note></text:span> Denotation of <text:span text:style-name="T9">u menja</text:span> is given in (11b), where ‘within<text:span text:style-name="T25"></text:span>(<text:span text:style-name="T9">d</text:span>(speaker<text:span text:style-name="T25"></text:span>))(x)’ is to be read as “x is within the domain/sphere of the speaker” (cf. “sphere” in the excerpt from B&amp;C, above (3)).<text:span text:style-name="Footnote_20_Symbol"><text:note text:id="ftn5" text:note-class="footnote"><text:note-citation>5</text:note-citation><text:note-body><text:p text:style-name="P166">For now, just assume that domain/sphere is synonymous of ownership. A more general definition will be provided in Section 3. Composition of ‘within<text:span text:style-name="T25"></text:span>(<text:span text:style-name="T9">d</text:span>(speaker<text:span text:style-name="T25"></text:span>))(x)’ will be covered in Section 2.3. </text:p></text:note-body></text:note></text:span> Note that inclusion is part of the denotation in (11b), not that in (11a) (where the predicate/head is <text:span text:style-name="T9">est’</text:span>). In (11c), we have a result of Functional Application between (11a) and (11b). (12) shows the calculation of a truth value in a syntactic tree.<text:span text:style-name="Footnote_20_Symbol"><text:note text:id="ftn6" text:note-class="footnote"><text:note-citation>6</text:note-citation><text:note-body><text:p text:style-name="P170">The structure in (12) is a simplified version of the structure proposed in Tsedryk (2019), where I analyze the existential <text:span text:style-name="T4">be</text:span> as a composition of a category-defining head v (dummy copula) and Q<text:span text:style-name="T37">exist</text:span> that forms a small clause, as in (i) (the truth value is obtained in QP, and then v is added to verbalize the structure): </text:p><text:p text:style-name="P160"><text:tab/>(i)<text:tab/>[<text:span text:style-name="T36">vP</text:span> v [<text:span text:style-name="T36">QP</text:span> PP [<text:span text:style-name="T36">QP</text:span> <text:span text:style-name="T9">est’</text:span> [<text:span text:style-name="T36">NP</text:span> <text:span text:style-name="T9">kniga</text:span>]]]]</text:p></text:note-body></text:note></text:span> </text:p>
      <text:p text:style-name="P109"/>
      <text:p text:style-name="P121"><text:soft-page-break/>(10)<text:tab/><text:span text:style-name="T9">Functional Application</text:span>: “If α is a branching node, {β, γ} is the set of α’s daughters, and <draw:frame draw:style-name="fr1" text:anchor-type="as-char" svg:width="0.1929in" svg:height="0.2035in" draw:z-index="0"><draw:object xlink:href="./Object 2" xlink:type="simple" xlink:show="embed" xlink:actuate="onLoad"/><draw:image xlink:href="./ObjectReplacements/Object 2" xlink:type="simple" xlink:show="embed" xlink:actuate="onLoad"/></draw:frame><text:s/>is a function whose domain contains <draw:frame draw:style-name="fr1" text:anchor-type="as-char" svg:width="0.1744in" svg:height="0.2035in" draw:z-index="0"><draw:object xlink:href="./Object 4" xlink:type="simple" xlink:show="embed" xlink:actuate="onLoad"/><draw:image xlink:href="./ObjectReplacements/Object 4" xlink:type="simple" xlink:show="embed" xlink:actuate="onLoad"/></draw:frame><text:span text:style-name="T64">, then </text:span><draw:frame draw:style-name="fr1" text:anchor-type="as-char" svg:width="0.1929in" svg:height="0.2035in" draw:z-index="0"><draw:object xlink:href="./Object 6" xlink:type="simple" xlink:show="embed" xlink:actuate="onLoad"/><draw:image xlink:href="./ObjectReplacements/Object 6" xlink:type="simple" xlink:show="embed" xlink:actuate="onLoad"/></draw:frame><text:s/>= <draw:frame draw:style-name="fr1" text:anchor-type="as-char" svg:width="0.1929in" svg:height="0.2035in" draw:z-index="0"><draw:object xlink:href="./Object 8" xlink:type="simple" xlink:show="embed" xlink:actuate="onLoad"/><draw:image xlink:href="./ObjectReplacements/Object 8" xlink:type="simple" xlink:show="embed" xlink:actuate="onLoad"/></draw:frame>(<draw:frame draw:style-name="fr1" text:anchor-type="as-char" svg:width="0.1744in" svg:height="0.2035in" draw:z-index="0"><draw:object xlink:href="./Object 10" xlink:type="simple" xlink:show="embed" xlink:actuate="onLoad"/><draw:image xlink:href="./ObjectReplacements/Object 10" xlink:type="simple" xlink:show="embed" xlink:actuate="onLoad"/></draw:frame><text:span text:style-name="T64">).” (Heim &amp; Kratzer 1998: 44) </text:span><text:s/></text:p>
      <text:p text:style-name="P121"><text:s text:c="2"/></text:p>
      <text:p text:style-name="P117">(11)<text:tab/>a.<text:tab/><draw:frame draw:style-name="fr1" text:anchor-type="as-char" svg:width="0.7366in" svg:height="0.2035in" draw:z-index="0"><draw:object xlink:href="./Object 12" xlink:type="simple" xlink:show="embed" xlink:actuate="onLoad"/><draw:image xlink:href="./ObjectReplacements/Object 12" xlink:type="simple" xlink:show="embed" xlink:actuate="onLoad"/></draw:frame><text:span text:style-name="T64"> = </text:span><text:span text:style-name="T25"></text:span><text:span text:style-name="T64">f </text:span><text:span text:style-name="T25"></text:span><text:span text:style-name="T64"> D</text:span><text:span text:style-name="T42"></text:span><text:span text:style-name="T38">e</text:span><text:span text:style-name="T48">, </text:span><text:span text:style-name="T38">t</text:span><text:span text:style-name="T44"></text:span><text:span text:style-name="T64"> . </text:span><text:span text:style-name="T25"></text:span><text:span text:style-name="T64">x </text:span><text:span text:style-name="T25"></text:span><text:span text:style-name="T64"> D</text:span><text:span text:style-name="T38">e</text:span><text:span text:style-name="T64">, book</text:span><text:span text:style-name="T25"></text:span><text:span text:style-name="T64">(x) </text:span><text:span text:style-name="T25"></text:span><text:span text:style-name="T64"> f(x) <text:s/></text:span></text:p>
      <text:p text:style-name="P117"><text:tab/>b.<text:tab/><draw:frame draw:style-name="fr1" text:anchor-type="as-char" svg:width="0.6339in" svg:height="0.2035in" draw:z-index="0"><draw:object xlink:href="./Object 14" xlink:type="simple" xlink:show="embed" xlink:actuate="onLoad"/><draw:image xlink:href="./ObjectReplacements/Object 14" xlink:type="simple" xlink:show="embed" xlink:actuate="onLoad"/></draw:frame><text:span text:style-name="T64"> = </text:span><text:span text:style-name="T25"></text:span><text:span text:style-name="T64">x </text:span><text:span text:style-name="T25"></text:span><text:span text:style-name="T64"> D</text:span><text:span text:style-name="T38">e</text:span><text:span text:style-name="T64"> . within</text:span><text:span text:style-name="T25"></text:span><text:span text:style-name="T64">(</text:span><text:span text:style-name="T12">d</text:span><text:span text:style-name="T64">(speaker</text:span><text:span text:style-name="T25"></text:span><text:span text:style-name="T64">))(x)</text:span></text:p>
      <text:p text:style-name="P117"><text:span text:style-name="T64"><text:tab/>c.<text:tab/></text:span><draw:frame draw:style-name="fr1" text:anchor-type="as-char" svg:width="0.7366in" svg:height="0.2035in" draw:z-index="0"><draw:object xlink:href="./Object 16" xlink:type="simple" xlink:show="embed" xlink:actuate="onLoad"/><draw:image xlink:href="./ObjectReplacements/Object 16" xlink:type="simple" xlink:show="embed" xlink:actuate="onLoad"/></draw:frame><text:span text:style-name="T64"> (</text:span><draw:frame draw:style-name="fr1" text:anchor-type="as-char" svg:width="0.6339in" svg:height="0.2035in" draw:z-index="0"><draw:object xlink:href="./Object 18" xlink:type="simple" xlink:show="embed" xlink:actuate="onLoad"/><draw:image xlink:href="./ObjectReplacements/Object 18" xlink:type="simple" xlink:show="embed" xlink:actuate="onLoad"/></draw:frame><text:span text:style-name="T64">) = </text:span><text:span text:style-name="T25"></text:span><text:span text:style-name="T64">x </text:span><text:span text:style-name="T25"></text:span><text:span text:style-name="T64"> D</text:span><text:span text:style-name="T38">e</text:span><text:span text:style-name="T64">, book</text:span><text:span text:style-name="T25"></text:span><text:span text:style-name="T64">(x) </text:span><text:span text:style-name="T25"></text:span><text:span text:style-name="T64"> <text:tab/><text:tab/><text:tab/><text:tab/><text:tab/><text:tab/><text:tab/><text:tab/><text:tab/>within</text:span><text:span text:style-name="T25"></text:span><text:span text:style-name="T64">(</text:span><text:span text:style-name="T12">d</text:span><text:span text:style-name="T64">(speaker</text:span><text:span text:style-name="T25"></text:span><text:span text:style-name="T64">))(x) </text:span></text:p>
      <text:p text:style-name="P118"/>
      <text:p text:style-name="P43"><draw:custom-shape text:anchor-type="paragraph" draw:z-index="14" draw:name="Isosceles Triangle 60" draw:style-name="gr10" draw:text-style-name="P173" svg:width="1.0685in" svg:height="0.3504in" svg:x="0.6035in" svg:y="0.2189in"><text:p/><draw:enhanced-geometry draw:mirror-horizontal="false" draw:mirror-vertical="false" drawooo:sub-view-size="1048702 320040" draw:text-areas="0 0 ?f26 ?f27" svg:viewBox="0 0 0 0" draw:type="ooxml-non-primitive" draw:enhanced-path="M 0 314325 L 524687 0 C 684231 104775 1048702 320040 1048702 320040 N"><draw:equation draw:name="f0" draw:formula="0*logwidth/957262"/><draw:equation draw:name="f1" draw:formula="314325*logheight/314325"/><draw:equation draw:name="f2" draw:formula="478631*logwidth/957262"/><draw:equation draw:name="f3" draw:formula="0*logheight/314325"/><draw:equation draw:name="f4" draw:formula="957262*logwidth/957262"/><draw:equation draw:name="f5" draw:formula="314325*logheight/314325"/><draw:equation draw:name="f6" draw:formula="0*logwidth/957262"/><draw:equation draw:name="f7" draw:formula="314325*logheight/314325"/><draw:equation draw:name="f8" draw:formula="0*logwidth/1048702"/><draw:equation draw:name="f9" draw:formula="314325*logheight/405765"/><draw:equation draw:name="f10" draw:formula="478631*logwidth/1048702"/><draw:equation draw:name="f11" draw:formula="0*logheight/405765"/><draw:equation draw:name="f12" draw:formula="1048702*logwidth/1048702"/><draw:equation draw:name="f13" draw:formula="405765*logheight/405765"/><draw:equation draw:name="f14" draw:formula="0*logwidth/1048702"/><draw:equation draw:name="f15" draw:formula="314325*logheight/320040"/><draw:equation draw:name="f16" draw:formula="478631*logwidth/1048702"/><draw:equation draw:name="f17" draw:formula="0*logheight/320040"/><draw:equation draw:name="f18" draw:formula="1048702*logwidth/1048702"/><draw:equation draw:name="f19" draw:formula="320040*logheight/320040"/><draw:equation draw:name="f20" draw:formula="0*logwidth/1048702"/><draw:equation draw:name="f21" draw:formula="314325*logheight/320040"/><draw:equation draw:name="f22" draw:formula="524687*logwidth/1048702"/><draw:equation draw:name="f23" draw:formula="0*logheight/320040"/><draw:equation draw:name="f24" draw:formula="1048702*logwidth/1048702"/><draw:equation draw:name="f25" draw:formula="320040*logheight/320040"/><draw:equation draw:name="f26" draw:formula="logwidth"/><draw:equation draw:name="f27" draw:formula="logheight"/></draw:enhanced-geometry></draw:custom-shape><text:span text:style-name="T59">(12)<text:tab/>vP</text:span><text:span text:style-name="T41">t</text:span></text:p>
      <text:p text:style-name="P47"/>
      <text:p text:style-name="P44"><text:span text:style-name="T59"><text:tab/></text:span></text:p>
      <text:p text:style-name="P44"><text:span text:style-name="T59"><text:tab/>PP</text:span><text:span text:style-name="T42"></text:span><text:span text:style-name="T41">e</text:span><text:span text:style-name="T40">, </text:span><text:span text:style-name="T41">t</text:span><text:span text:style-name="T42"></text:span><text:span text:style-name="T59"><text:tab/>vP</text:span><text:span text:style-name="T42"></text:span><text:span text:style-name="T41">e</text:span><text:span text:style-name="T40">, </text:span><text:span text:style-name="T41">t</text:span><text:span text:style-name="T42"></text:span><text:span text:style-name="T40">, </text:span><text:span text:style-name="T41">t</text:span><text:span text:style-name="T42"></text:span></text:p>
      <text:p text:style-name="P45"><draw:custom-shape text:anchor-type="paragraph" draw:z-index="15" draw:name="Isosceles Triangle 60" draw:style-name="gr10" draw:text-style-name="P173" svg:width="1.0685in" svg:height="0.3504in" svg:x="1.1811in" svg:y="0.0417in"><text:p/><draw:enhanced-geometry draw:mirror-horizontal="false" draw:mirror-vertical="false" drawooo:sub-view-size="1048702 320040" draw:text-areas="0 0 ?f26 ?f27" svg:viewBox="0 0 0 0" draw:type="ooxml-non-primitive" draw:enhanced-path="M 0 314325 L 524687 0 C 684231 104775 1048702 320040 1048702 320040 N"><draw:equation draw:name="f0" draw:formula="0*logwidth/957262"/><draw:equation draw:name="f1" draw:formula="314325*logheight/314325"/><draw:equation draw:name="f2" draw:formula="478631*logwidth/957262"/><draw:equation draw:name="f3" draw:formula="0*logheight/314325"/><draw:equation draw:name="f4" draw:formula="957262*logwidth/957262"/><draw:equation draw:name="f5" draw:formula="314325*logheight/314325"/><draw:equation draw:name="f6" draw:formula="0*logwidth/957262"/><draw:equation draw:name="f7" draw:formula="314325*logheight/314325"/><draw:equation draw:name="f8" draw:formula="0*logwidth/1048702"/><draw:equation draw:name="f9" draw:formula="314325*logheight/405765"/><draw:equation draw:name="f10" draw:formula="478631*logwidth/1048702"/><draw:equation draw:name="f11" draw:formula="0*logheight/405765"/><draw:equation draw:name="f12" draw:formula="1048702*logwidth/1048702"/><draw:equation draw:name="f13" draw:formula="405765*logheight/405765"/><draw:equation draw:name="f14" draw:formula="0*logwidth/1048702"/><draw:equation draw:name="f15" draw:formula="314325*logheight/320040"/><draw:equation draw:name="f16" draw:formula="478631*logwidth/1048702"/><draw:equation draw:name="f17" draw:formula="0*logheight/320040"/><draw:equation draw:name="f18" draw:formula="1048702*logwidth/1048702"/><draw:equation draw:name="f19" draw:formula="320040*logheight/320040"/><draw:equation draw:name="f20" draw:formula="0*logwidth/1048702"/><draw:equation draw:name="f21" draw:formula="314325*logheight/320040"/><draw:equation draw:name="f22" draw:formula="524687*logwidth/1048702"/><draw:equation draw:name="f23" draw:formula="0*logheight/320040"/><draw:equation draw:name="f24" draw:formula="1048702*logwidth/1048702"/><draw:equation draw:name="f25" draw:formula="320040*logheight/320040"/><draw:equation draw:name="f26" draw:formula="logwidth"/><draw:equation draw:name="f27" draw:formula="logheight"/></draw:enhanced-geometry></draw:custom-shape><text:span text:style-name="T59"><text:tab/></text:span><text:span text:style-name="T61">u menja</text:span><text:span text:style-name="T59"> </text:span></text:p>
      <text:p text:style-name="P48"/>
      <text:p text:style-name="P46"><text:span text:style-name="T59"><text:tab/><text:tab/>v</text:span><text:span text:style-name="T42"></text:span><text:span text:style-name="T41">e</text:span><text:span text:style-name="T40">, </text:span><text:span text:style-name="T41">t</text:span><text:span text:style-name="T42"></text:span><text:span text:style-name="T40">, </text:span><text:span text:style-name="T42"></text:span><text:span text:style-name="T41">e</text:span><text:span text:style-name="T40">, </text:span><text:span text:style-name="T41">t</text:span><text:span text:style-name="T42"></text:span><text:span text:style-name="T40">, </text:span><text:span text:style-name="T41">t</text:span><text:span text:style-name="T42"></text:span><text:span text:style-name="T59"><text:tab/>NP</text:span><text:span text:style-name="T44"></text:span><text:span text:style-name="T41">e</text:span><text:span text:style-name="T40">, </text:span><text:span text:style-name="T41">t</text:span><text:span text:style-name="T44"></text:span><text:span text:style-name="T59"> </text:span></text:p>
      <text:p text:style-name="P112"><text:span text:style-name="T59"><text:tab/><text:tab/> <text:s text:c="4"/></text:span><text:span text:style-name="T9">est’</text:span><text:tab/><text:span text:style-name="T9">kniga</text:span></text:p>
      <text:p text:style-name="P117"><text:span text:style-name="T64"><text:s text:c="2"/></text:span></text:p>
      <text:p text:style-name="Standard">In short, if we assume a feature like [<text:span text:style-name="T4">incl</text:span>] in Russian predicative possession, it should be part of the possessive <text:span text:style-name="T9">u-</text:span>PP (i.e., it is formally encoded by <text:span text:style-name="T9">u</text:span> ‘at’, not the verb).<text:span text:style-name="Footnote_20_Symbol"><text:note text:id="ftn7" text:note-class="footnote"><text:note-citation>7</text:note-citation><text:note-body><text:p text:style-name="P171"><text:span text:style-name="T58">The adposition/preposition </text:span><text:span text:style-name="T10">u</text:span><text:span text:style-name="T58"> ‘at’ would correspond to </text:span><text:span text:style-name="T26"></text:span><text:span text:style-name="T58"> in Franco &amp; Lorusso (this volume), if we had to find a common set-theoretic denominator among P-heads, abstracting away from their thematic differences (locative, instrumental, etc.). However, the distinction between </text:span><text:span text:style-name="T26"></text:span><text:span text:style-name="T58"> and </text:span><text:span text:style-name="T26"></text:span><text:span text:style-name="T58"> is not useful in the logical form. In fact, the right side of the formula in (11c) could be rewritten as either </text:span><text:span text:style-name="T26"></text:span><text:span text:style-name="T65">x </text:span><text:span text:style-name="T26"></text:span><text:span text:style-name="T65"> D</text:span><text:span text:style-name="T39">e</text:span><text:span text:style-name="T65">, </text:span><text:span text:style-name="T13">d</text:span><text:span text:style-name="T65">(speaker</text:span><text:span text:style-name="T26"></text:span><text:span text:style-name="T65">) </text:span><text:span text:style-name="T26"></text:span><text:span text:style-name="T58"> </text:span><text:span text:style-name="T65">book</text:span><text:span text:style-name="T26"></text:span><text:span text:style-name="T65">(x) or </text:span><text:span text:style-name="T26"></text:span><text:span text:style-name="T65">x </text:span><text:span text:style-name="T26"></text:span><text:span text:style-name="T65"> D</text:span><text:span text:style-name="T39">e</text:span><text:span text:style-name="T65">, book</text:span><text:span text:style-name="T26"></text:span><text:span text:style-name="T65">(x) </text:span><text:span text:style-name="T26"></text:span><text:span text:style-name="T65"> </text:span><text:span text:style-name="T13">d</text:span><text:span text:style-name="T65">(speaker</text:span><text:span text:style-name="T26"></text:span><text:span text:style-name="T65">). At this point, it is not clear to me how the use of these set-theoretic symbols would fit compositional rules assumed in this chapter. <text:s/></text:span><text:span text:style-name="T58"><text:s/></text:span><text:s/></text:p></text:note-body></text:note></text:span> Assuming this feature in the existential light verb <text:span text:style-name="T9">est’</text:span>, as in (7a), is problematic for two reasons: (i) it is redundant, and (ii) it makes a false prediction about the inclusion relation between the specifier (set) and the complement (subset) of v. I conclude that predicative possession in a <text:span text:style-name="T4">be</text:span>-language like Russian does not support a structure like (3)/(7a) where [<text:span text:style-name="T4">incl</text:span>] is supposed to relate the specifier to the complement. In addition to a set-subset relation, we also have to take into account intersection of two sets, as it is the case in (12): set one, denoted by PP <text:span text:style-name="T9">u menja </text:span>‘at me’, intersects with set two, denoted by NP <text:span text:style-name="T9">kniga</text:span> ‘book’. If Russian does not have evidence of a v-head bearing [<text:span text:style-name="T4">incl</text:span>] that would introduce a possessor, it weakens considerably the hypothesis that the dative in (6b) has anything to do with such a head (+ a modal feature). This state of affairs is complicated even further by the possibility of using a dative with the existential <text:span text:style-name="T9">est’</text:span> in Russian.</text:p>
      <text:p text:style-name="Standard"/>
      <text:list xml:id="list134120411563392" text:continue-numbering="true" text:style-name="WWNum22">
        <text:list-item>
          <text:list>
            <text:list-item>
              <text:p text:style-name="P151">Predicative possession with a dative</text:p>
            </text:list-item>
          </text:list>
        </text:list-item>
      </text:list>
      <text:p text:style-name="Standard">A curious fact about Russian predicative possession is that it also allows using a dative DP, as in (13a). This dative is interpreted as a prospective/possible possessor, not the actual one, as in (6a). The sentence in (13a) means that there is a presupposed set of books (implied by <text:span text:style-name="T9">tože </text:span>‘also’) and one of the members of this set is a potential candidate for Vanja’s possession. As shown in (13b), this dative can co-occur with the actual possessor. </text:p>
      <text:p text:style-name="Standard"/>
      <text:p text:style-name="P85">(13)<text:tab/>a.<text:tab/><text:span text:style-name="T11">Vane</text:span><text:span text:style-name="T9"> <text:tab/><text:tab/><text:tab/><text:tab/>tože<text:tab/><text:tab/>est’ <text:tab/><text:tab/><text:tab/><text:tab/><text:tab/>kniga.</text:span></text:p>
      <text:p text:style-name="P85"><text:tab/><text:tab/>Vanja.<text:span text:style-name="T4">dat</text:span> <text:tab/>also <text:tab/>be.<text:span text:style-name="T4">exist</text:span> <text:tab/>book.<text:span text:style-name="T4">nom</text:span></text:p>
      <text:p text:style-name="P1"><text:tab/><text:tab/>‘There is also a book for Vanja.’</text:p>
      <text:p text:style-name="P85"><text:tab/><text:span text:style-name="T59">b.<text:tab/></text:span><text:span text:style-name="T60">U menja</text:span><text:span text:style-name="T61"> <text:tab/><text:tab/>tože <text:tab/>est’ <text:tab/><text:tab/><text:tab/><text:tab/><text:tab/></text:span><text:span text:style-name="T60">Vane</text:span><text:span text:style-name="T61"> <text:tab/><text:tab/><text:tab/><text:tab/>kniga.</text:span></text:p>
      <text:p text:style-name="P85"><text:span text:style-name="T59"><text:tab/><text:tab/></text:span>at me.<text:span text:style-name="T4">gen</text:span><text:tab/><text:tab/>also <text:tab/>be.<text:span text:style-name="T4">exist</text:span> <text:tab/>Vanja.<text:span text:style-name="T4">dat</text:span> <text:tab/>book.<text:span text:style-name="T4">nom</text:span></text:p>
      <text:p text:style-name="P85"><text:tab/><text:tab/>‘I also have a book for Vanja.’<text:span text:style-name="T9"> </text:span><text:s text:c="6"/></text:p>
      <text:p text:style-name="Standard"><text:soft-page-break/><text:s text:c="6"/></text:p>
      <text:p text:style-name="Standard">What is important for the current discussion is that the dative in (13) cannot be analyzed along the lines of inclusion, as it is not an actual possessor. That is, we do not have feature [<text:span text:style-name="T4">incl</text:span>] in (13a), and in (13b) we have [<text:span text:style-name="T4">incl</text:span>], but this feature is part of <text:span text:style-name="T9">u</text:span>-PP, as suggested in Section 2.2. We cannot claim that the dative in (13) involves [<text:span text:style-name="T4">incl</text:span>] + a modal feature either, since <text:span text:style-name="T9">kniga</text:span> ‘book’ is arguably not a proposition. At the same time, the availability of this dative makes me wonder if precisely this dative is to be linked to the dative in (6b). In other words, it is not the locative with feature [<text:span text:style-name="T4">incl</text:span>] that is relevant for possessive modality in (6b), but the dative denoting a possible possessor. And, by transitivity, if this dative is not specified for [<text:span text:style-name="T4">incl</text:span>], we have to reconsider B&amp;C’s claim that the dative in possessive modality cases should be attributed to [<text:span text:style-name="T4">incl</text:span>] + [<text:span text:style-name="T4">root</text:span>] features, as stipulated in (5b). Note that we would still have to establish a link between predicative possession and possessive modality, but this link is to be established between the dative in (13) and the modal dative (6b), not between the possessor in (6a) and the modal dative in (6b).<text:span text:style-name="Footnote_20_Symbol"><text:note text:id="ftn8" text:note-class="footnote"><text:note-citation>8</text:note-citation><text:note-body><text:p text:style-name="P167"> I do not know if datives like the one in (13) exist in Hindi or Bengali. However, their absence would not be an argument in favour of B&amp;C’s analysis and an argument against my proposal that the dative in modal contexts has a primarily directional meaning. <text:s/></text:p></text:note-body></text:note></text:span> <text:s/></text:p>
      <text:p text:style-name="Standard">In Tsedryk (2019), I use Wood &amp; Marantz’s (2017) argument introducer (<text:span text:style-name="T9">i</text:span>*) to derive both the locative and the dative in (13). Let me show how these derivations proceed, as they serve as a step towards my analysis of the modal dative in (6b), which will be presented in Section 4. I start with a brief outline of the assumptions about <text:span text:style-name="T9">i</text:span>* <text:span text:style-name="T58">(see also Calindro, this volume)</text:span>. Assumptions about argument-introducing heads are independently motivated. Whether or not one assumes a single argument-introducing head (as I do here) or a set of distinctive applicative heads (Pylkkänen 2007; Cuervo 2003; Markman 2009) is a matter of methodological choice. My proposal can be implemented in either way. However, the main advantage of Wood &amp; Marantz’s framework is that it provides an additional insight into the category of applied arguments, restricting the proliferation of possible applicative structures (see discussion of (27)). <text:s text:c="6"/></text:p>
      <text:p text:style-name="P109">The main function of <text:span text:style-name="T9">i</text:span>* is to extend an XP by adding a DP to it and to “close off” that XP (Wood &amp; Marantz 2017: 258). Whenever an existing XP is extended by <text:span text:style-name="T9">i</text:span>*, the asterisk is projected to mark this extension, as shown in (14) (‘*’ is a notational convention that captures the basic function of <text:span text:style-name="T9">i</text:span>*). </text:p>
      <text:p text:style-name="P109"/>
      <text:p text:style-name="P75"><draw:custom-shape text:anchor-type="paragraph" draw:z-index="16" draw:name="Isosceles Triangle 67" draw:style-name="gr11" draw:text-style-name="P173" svg:width="0.7461in" svg:height="0.365in" svg:x="0.5209in" svg:y="0.211in"><text:p/><draw:enhanced-geometry draw:mirror-horizontal="false" draw:mirror-vertical="false" drawooo:sub-view-size="681990 333375" draw:text-areas="0 0 ?f44 ?f45" svg:viewBox="0 0 0 0" draw:type="ooxml-non-primitive" draw:enhanced-path="M 0 333375 L 333375 0 681990 333375 N"><draw:equation draw:name="f0" draw:formula="0*logwidth/666750"/><draw:equation draw:name="f1" draw:formula="333375*logheight/333375"/><draw:equation draw:name="f2" draw:formula="333375*logwidth/666750"/><draw:equation draw:name="f3" draw:formula="0*logheight/333375"/><draw:equation draw:name="f4" draw:formula="666750*logwidth/666750"/><draw:equation draw:name="f5" draw:formula="333375*logheight/333375"/><draw:equation draw:name="f6" draw:formula="0*logwidth/666750"/><draw:equation draw:name="f7" draw:formula="333375*logheight/333375"/><draw:equation draw:name="f8" draw:formula="0*logwidth/758190"/><draw:equation draw:name="f9" draw:formula="333375*logheight/424815"/><draw:equation draw:name="f10" draw:formula="333375*logwidth/758190"/><draw:equation draw:name="f11" draw:formula="0*logheight/424815"/><draw:equation draw:name="f12" draw:formula="758190*logwidth/758190"/><draw:equation draw:name="f13" draw:formula="424815*logheight/424815"/><draw:equation draw:name="f14" draw:formula="0*logwidth/691515"/><draw:equation draw:name="f15" draw:formula="333375*logheight/353378"/><draw:equation draw:name="f16" draw:formula="333375*logwidth/691515"/><draw:equation draw:name="f17" draw:formula="0*logheight/353378"/><draw:equation draw:name="f18" draw:formula="691515*logwidth/691515"/><draw:equation draw:name="f19" draw:formula="353378*logheight/353378"/><draw:equation draw:name="f20" draw:formula="0*logwidth/691515"/><draw:equation draw:name="f21" draw:formula="333375*logheight/353378"/><draw:equation draw:name="f22" draw:formula="333375*logwidth/691515"/><draw:equation draw:name="f23" draw:formula="0*logheight/353378"/><draw:equation draw:name="f24" draw:formula="691515*logwidth/691515"/><draw:equation draw:name="f25" draw:formula="353378*logheight/353378"/><draw:equation draw:name="f26" draw:formula="0*logwidth/691515"/><draw:equation draw:name="f27" draw:formula="333375*logheight/353378"/><draw:equation draw:name="f28" draw:formula="333375*logwidth/691515"/><draw:equation draw:name="f29" draw:formula="0*logheight/353378"/><draw:equation draw:name="f30" draw:formula="691515*logwidth/691515"/><draw:equation draw:name="f31" draw:formula="353378*logheight/353378"/><draw:equation draw:name="f32" draw:formula="0*logwidth/653415"/><draw:equation draw:name="f33" draw:formula="333375*logheight/333375"/><draw:equation draw:name="f34" draw:formula="333375*logwidth/653415"/><draw:equation draw:name="f35" draw:formula="0*logheight/333375"/><draw:equation draw:name="f36" draw:formula="653415*logwidth/653415"/><draw:equation draw:name="f37" draw:formula="310476*logheight/333375"/><draw:equation draw:name="f38" draw:formula="0*logwidth/681990"/><draw:equation draw:name="f39" draw:formula="333375*logheight/333375"/><draw:equation draw:name="f40" draw:formula="333375*logwidth/681990"/><draw:equation draw:name="f41" draw:formula="0*logheight/333375"/><draw:equation draw:name="f42" draw:formula="681990*logwidth/681990"/><draw:equation draw:name="f43" draw:formula="333375*logheight/333375"/><draw:equation draw:name="f44" draw:formula="logwidth"/><draw:equation draw:name="f45" draw:formula="logheight"/></draw:enhanced-geometry></draw:custom-shape>(14)<text:tab/>X*P</text:p>
      <text:p text:style-name="P52"/>
      <text:p text:style-name="P52"><text:tab/></text:p>
      <text:p text:style-name="P76"><text:tab/>DP<text:tab/>X*P</text:p>
      <text:p text:style-name="P52"><draw:custom-shape text:anchor-type="paragraph" draw:z-index="17" draw:name="Isosceles Triangle 67" draw:style-name="gr11" draw:text-style-name="P173" svg:width="0.7461in" svg:height="0.365in" svg:x="0.9535in" svg:y="0.0189in"><text:p/><draw:enhanced-geometry draw:mirror-horizontal="false" draw:mirror-vertical="false" drawooo:sub-view-size="681990 333375" draw:text-areas="0 0 ?f44 ?f45" svg:viewBox="0 0 0 0" draw:type="ooxml-non-primitive" draw:enhanced-path="M 0 333375 L 333375 0 681990 333375 N"><draw:equation draw:name="f0" draw:formula="0*logwidth/666750"/><draw:equation draw:name="f1" draw:formula="333375*logheight/333375"/><draw:equation draw:name="f2" draw:formula="333375*logwidth/666750"/><draw:equation draw:name="f3" draw:formula="0*logheight/333375"/><draw:equation draw:name="f4" draw:formula="666750*logwidth/666750"/><draw:equation draw:name="f5" draw:formula="333375*logheight/333375"/><draw:equation draw:name="f6" draw:formula="0*logwidth/666750"/><draw:equation draw:name="f7" draw:formula="333375*logheight/333375"/><draw:equation draw:name="f8" draw:formula="0*logwidth/758190"/><draw:equation draw:name="f9" draw:formula="333375*logheight/424815"/><draw:equation draw:name="f10" draw:formula="333375*logwidth/758190"/><draw:equation draw:name="f11" draw:formula="0*logheight/424815"/><draw:equation draw:name="f12" draw:formula="758190*logwidth/758190"/><draw:equation draw:name="f13" draw:formula="424815*logheight/424815"/><draw:equation draw:name="f14" draw:formula="0*logwidth/691515"/><draw:equation draw:name="f15" draw:formula="333375*logheight/353378"/><draw:equation draw:name="f16" draw:formula="333375*logwidth/691515"/><draw:equation draw:name="f17" draw:formula="0*logheight/353378"/><draw:equation draw:name="f18" draw:formula="691515*logwidth/691515"/><draw:equation draw:name="f19" draw:formula="353378*logheight/353378"/><draw:equation draw:name="f20" draw:formula="0*logwidth/691515"/><draw:equation draw:name="f21" draw:formula="333375*logheight/353378"/><draw:equation draw:name="f22" draw:formula="333375*logwidth/691515"/><draw:equation draw:name="f23" draw:formula="0*logheight/353378"/><draw:equation draw:name="f24" draw:formula="691515*logwidth/691515"/><draw:equation draw:name="f25" draw:formula="353378*logheight/353378"/><draw:equation draw:name="f26" draw:formula="0*logwidth/691515"/><draw:equation draw:name="f27" draw:formula="333375*logheight/353378"/><draw:equation draw:name="f28" draw:formula="333375*logwidth/691515"/><draw:equation draw:name="f29" draw:formula="0*logheight/353378"/><draw:equation draw:name="f30" draw:formula="691515*logwidth/691515"/><draw:equation draw:name="f31" draw:formula="353378*logheight/353378"/><draw:equation draw:name="f32" draw:formula="0*logwidth/653415"/><draw:equation draw:name="f33" draw:formula="333375*logheight/333375"/><draw:equation draw:name="f34" draw:formula="333375*logwidth/653415"/><draw:equation draw:name="f35" draw:formula="0*logheight/333375"/><draw:equation draw:name="f36" draw:formula="653415*logwidth/653415"/><draw:equation draw:name="f37" draw:formula="310476*logheight/333375"/><draw:equation draw:name="f38" draw:formula="0*logwidth/681990"/><draw:equation draw:name="f39" draw:formula="333375*logheight/333375"/><draw:equation draw:name="f40" draw:formula="333375*logwidth/681990"/><draw:equation draw:name="f41" draw:formula="0*logheight/333375"/><draw:equation draw:name="f42" draw:formula="681990*logwidth/681990"/><draw:equation draw:name="f43" draw:formula="333375*logheight/333375"/><draw:equation draw:name="f44" draw:formula="logwidth"/><draw:equation draw:name="f45" draw:formula="logheight"/></draw:enhanced-geometry></draw:custom-shape></text:p>
      <text:p text:style-name="P52"/>
      <text:p text:style-name="P15"><text:tab/><text:span text:style-name="T9">i</text:span>*<text:tab/>XP</text:p>
      <text:p text:style-name="Standard"/>
      <text:p text:style-name="Standard">In (14), we have a bare <text:span text:style-name="T9">i</text:span>*, but the relevant for us structure is the one in (15), where a lexical root merges with <text:span text:style-name="T9">i</text:span>* before the latter merges with an XP. In (16), I list the assumptions pertaining to the feature specification of <text:span text:style-name="T9">i</text:span>* (see Tsedryk 2019 for a discussion of (16d); Wood &amp; Marantz assume that <draw:frame draw:style-name="fr1" text:anchor-type="as-char" svg:width="0.1043in" svg:height="0.1839in" draw:z-index="0"><draw:object xlink:href="./Object 20" xlink:type="simple" xlink:show="embed" xlink:actuate="onLoad"/><draw:image xlink:href="./ObjectReplacements/Object 20" xlink:type="simple" xlink:show="embed" xlink:actuate="onLoad"/></draw:frame><text:s/>is responsible for the thematic role assigned to DP). <text:s/></text:p>
      <text:p text:style-name="Standard"/>
      <text:p text:style-name="P18"><draw:custom-shape text:anchor-type="paragraph" draw:z-index="18" draw:name="Isosceles Triangle 67" draw:style-name="gr11" draw:text-style-name="P173" svg:width="0.7461in" svg:height="0.365in" svg:x="0.5209in" svg:y="0.211in"><text:p/><draw:enhanced-geometry draw:mirror-horizontal="false" draw:mirror-vertical="false" drawooo:sub-view-size="681990 333375" draw:text-areas="0 0 ?f44 ?f45" svg:viewBox="0 0 0 0" draw:type="ooxml-non-primitive" draw:enhanced-path="M 0 333375 L 333375 0 681990 333375 N"><draw:equation draw:name="f0" draw:formula="0*logwidth/666750"/><draw:equation draw:name="f1" draw:formula="333375*logheight/333375"/><draw:equation draw:name="f2" draw:formula="333375*logwidth/666750"/><draw:equation draw:name="f3" draw:formula="0*logheight/333375"/><draw:equation draw:name="f4" draw:formula="666750*logwidth/666750"/><draw:equation draw:name="f5" draw:formula="333375*logheight/333375"/><draw:equation draw:name="f6" draw:formula="0*logwidth/666750"/><draw:equation draw:name="f7" draw:formula="333375*logheight/333375"/><draw:equation draw:name="f8" draw:formula="0*logwidth/758190"/><draw:equation draw:name="f9" draw:formula="333375*logheight/424815"/><draw:equation draw:name="f10" draw:formula="333375*logwidth/758190"/><draw:equation draw:name="f11" draw:formula="0*logheight/424815"/><draw:equation draw:name="f12" draw:formula="758190*logwidth/758190"/><draw:equation draw:name="f13" draw:formula="424815*logheight/424815"/><draw:equation draw:name="f14" draw:formula="0*logwidth/691515"/><draw:equation draw:name="f15" draw:formula="333375*logheight/353378"/><draw:equation draw:name="f16" draw:formula="333375*logwidth/691515"/><draw:equation draw:name="f17" draw:formula="0*logheight/353378"/><draw:equation draw:name="f18" draw:formula="691515*logwidth/691515"/><draw:equation draw:name="f19" draw:formula="353378*logheight/353378"/><draw:equation draw:name="f20" draw:formula="0*logwidth/691515"/><draw:equation draw:name="f21" draw:formula="333375*logheight/353378"/><draw:equation draw:name="f22" draw:formula="333375*logwidth/691515"/><draw:equation draw:name="f23" draw:formula="0*logheight/353378"/><draw:equation draw:name="f24" draw:formula="691515*logwidth/691515"/><draw:equation draw:name="f25" draw:formula="353378*logheight/353378"/><draw:equation draw:name="f26" draw:formula="0*logwidth/691515"/><draw:equation draw:name="f27" draw:formula="333375*logheight/353378"/><draw:equation draw:name="f28" draw:formula="333375*logwidth/691515"/><draw:equation draw:name="f29" draw:formula="0*logheight/353378"/><draw:equation draw:name="f30" draw:formula="691515*logwidth/691515"/><draw:equation draw:name="f31" draw:formula="353378*logheight/353378"/><draw:equation draw:name="f32" draw:formula="0*logwidth/653415"/><draw:equation draw:name="f33" draw:formula="333375*logheight/333375"/><draw:equation draw:name="f34" draw:formula="333375*logwidth/653415"/><draw:equation draw:name="f35" draw:formula="0*logheight/333375"/><draw:equation draw:name="f36" draw:formula="653415*logwidth/653415"/><draw:equation draw:name="f37" draw:formula="310476*logheight/333375"/><draw:equation draw:name="f38" draw:formula="0*logwidth/681990"/><draw:equation draw:name="f39" draw:formula="333375*logheight/333375"/><draw:equation draw:name="f40" draw:formula="333375*logwidth/681990"/><draw:equation draw:name="f41" draw:formula="0*logheight/333375"/><draw:equation draw:name="f42" draw:formula="681990*logwidth/681990"/><draw:equation draw:name="f43" draw:formula="333375*logheight/333375"/><draw:equation draw:name="f44" draw:formula="logwidth"/><draw:equation draw:name="f45" draw:formula="logheight"/></draw:enhanced-geometry></draw:custom-shape>(15)<text:tab/>X*P</text:p>
      <text:p text:style-name="Standard"/>
      <text:p text:style-name="P19"><draw:custom-shape text:anchor-type="paragraph" draw:z-index="19" draw:name="Isosceles Triangle 67" draw:style-name="gr11" draw:text-style-name="P173" svg:width="0.7461in" svg:height="0.365in" svg:x="0.8957in" svg:y="0.2091in"><text:p/><draw:enhanced-geometry draw:mirror-horizontal="false" draw:mirror-vertical="false" drawooo:sub-view-size="681990 333375" draw:text-areas="0 0 ?f44 ?f45" svg:viewBox="0 0 0 0" draw:type="ooxml-non-primitive" draw:enhanced-path="M 0 333375 L 333375 0 681990 333375 N"><draw:equation draw:name="f0" draw:formula="0*logwidth/666750"/><draw:equation draw:name="f1" draw:formula="333375*logheight/333375"/><draw:equation draw:name="f2" draw:formula="333375*logwidth/666750"/><draw:equation draw:name="f3" draw:formula="0*logheight/333375"/><draw:equation draw:name="f4" draw:formula="666750*logwidth/666750"/><draw:equation draw:name="f5" draw:formula="333375*logheight/333375"/><draw:equation draw:name="f6" draw:formula="0*logwidth/666750"/><draw:equation draw:name="f7" draw:formula="333375*logheight/333375"/><draw:equation draw:name="f8" draw:formula="0*logwidth/758190"/><draw:equation draw:name="f9" draw:formula="333375*logheight/424815"/><draw:equation draw:name="f10" draw:formula="333375*logwidth/758190"/><draw:equation draw:name="f11" draw:formula="0*logheight/424815"/><draw:equation draw:name="f12" draw:formula="758190*logwidth/758190"/><draw:equation draw:name="f13" draw:formula="424815*logheight/424815"/><draw:equation draw:name="f14" draw:formula="0*logwidth/691515"/><draw:equation draw:name="f15" draw:formula="333375*logheight/353378"/><draw:equation draw:name="f16" draw:formula="333375*logwidth/691515"/><draw:equation draw:name="f17" draw:formula="0*logheight/353378"/><draw:equation draw:name="f18" draw:formula="691515*logwidth/691515"/><draw:equation draw:name="f19" draw:formula="353378*logheight/353378"/><draw:equation draw:name="f20" draw:formula="0*logwidth/691515"/><draw:equation draw:name="f21" draw:formula="333375*logheight/353378"/><draw:equation draw:name="f22" draw:formula="333375*logwidth/691515"/><draw:equation draw:name="f23" draw:formula="0*logheight/353378"/><draw:equation draw:name="f24" draw:formula="691515*logwidth/691515"/><draw:equation draw:name="f25" draw:formula="353378*logheight/353378"/><draw:equation draw:name="f26" draw:formula="0*logwidth/691515"/><draw:equation draw:name="f27" draw:formula="333375*logheight/353378"/><draw:equation draw:name="f28" draw:formula="333375*logwidth/691515"/><draw:equation draw:name="f29" draw:formula="0*logheight/353378"/><draw:equation draw:name="f30" draw:formula="691515*logwidth/691515"/><draw:equation draw:name="f31" draw:formula="353378*logheight/353378"/><draw:equation draw:name="f32" draw:formula="0*logwidth/653415"/><draw:equation draw:name="f33" draw:formula="333375*logheight/333375"/><draw:equation draw:name="f34" draw:formula="333375*logwidth/653415"/><draw:equation draw:name="f35" draw:formula="0*logheight/333375"/><draw:equation draw:name="f36" draw:formula="653415*logwidth/653415"/><draw:equation draw:name="f37" draw:formula="310476*logheight/333375"/><draw:equation draw:name="f38" draw:formula="0*logwidth/681990"/><draw:equation draw:name="f39" draw:formula="333375*logheight/333375"/><draw:equation draw:name="f40" draw:formula="333375*logwidth/681990"/><draw:equation draw:name="f41" draw:formula="0*logheight/333375"/><draw:equation draw:name="f42" draw:formula="681990*logwidth/681990"/><draw:equation draw:name="f43" draw:formula="333375*logheight/333375"/><draw:equation draw:name="f44" draw:formula="logwidth"/><draw:equation draw:name="f45" draw:formula="logheight"/></draw:enhanced-geometry></draw:custom-shape><text:tab/>DP<text:tab/>X*P</text:p>
      <text:p text:style-name="Standard"/>
      <text:p text:style-name="P20"><draw:custom-shape text:anchor-type="paragraph" draw:z-index="20" draw:name="Isosceles Triangle 67" draw:style-name="gr12" draw:text-style-name="P173" svg:width="0.7461in" svg:height="0.3394in" svg:x="0.5209in" svg:y="0.2181in"><text:p/><draw:enhanced-geometry draw:mirror-horizontal="false" draw:mirror-vertical="false" drawooo:sub-view-size="681990 333375" draw:text-areas="0 0 ?f44 ?f45" svg:viewBox="0 0 0 0" draw:type="ooxml-non-primitive" draw:enhanced-path="M 0 333375 L 333375 0 681990 333375 N"><draw:equation draw:name="f0" draw:formula="0*logwidth/666750"/><draw:equation draw:name="f1" draw:formula="333375*logheight/333375"/><draw:equation draw:name="f2" draw:formula="333375*logwidth/666750"/><draw:equation draw:name="f3" draw:formula="0*logheight/333375"/><draw:equation draw:name="f4" draw:formula="666750*logwidth/666750"/><draw:equation draw:name="f5" draw:formula="333375*logheight/333375"/><draw:equation draw:name="f6" draw:formula="0*logwidth/666750"/><draw:equation draw:name="f7" draw:formula="333375*logheight/333375"/><draw:equation draw:name="f8" draw:formula="0*logwidth/758190"/><draw:equation draw:name="f9" draw:formula="333375*logheight/424815"/><draw:equation draw:name="f10" draw:formula="333375*logwidth/758190"/><draw:equation draw:name="f11" draw:formula="0*logheight/424815"/><draw:equation draw:name="f12" draw:formula="758190*logwidth/758190"/><draw:equation draw:name="f13" draw:formula="424815*logheight/424815"/><draw:equation draw:name="f14" draw:formula="0*logwidth/691515"/><draw:equation draw:name="f15" draw:formula="333375*logheight/353378"/><draw:equation draw:name="f16" draw:formula="333375*logwidth/691515"/><draw:equation draw:name="f17" draw:formula="0*logheight/353378"/><draw:equation draw:name="f18" draw:formula="691515*logwidth/691515"/><draw:equation draw:name="f19" draw:formula="353378*logheight/353378"/><draw:equation draw:name="f20" draw:formula="0*logwidth/691515"/><draw:equation draw:name="f21" draw:formula="333375*logheight/353378"/><draw:equation draw:name="f22" draw:formula="333375*logwidth/691515"/><draw:equation draw:name="f23" draw:formula="0*logheight/353378"/><draw:equation draw:name="f24" draw:formula="691515*logwidth/691515"/><draw:equation draw:name="f25" draw:formula="353378*logheight/353378"/><draw:equation draw:name="f26" draw:formula="0*logwidth/691515"/><draw:equation draw:name="f27" draw:formula="333375*logheight/353378"/><draw:equation draw:name="f28" draw:formula="333375*logwidth/691515"/><draw:equation draw:name="f29" draw:formula="0*logheight/353378"/><draw:equation draw:name="f30" draw:formula="691515*logwidth/691515"/><draw:equation draw:name="f31" draw:formula="353378*logheight/353378"/><draw:equation draw:name="f32" draw:formula="0*logwidth/653415"/><draw:equation draw:name="f33" draw:formula="333375*logheight/333375"/><draw:equation draw:name="f34" draw:formula="333375*logwidth/653415"/><draw:equation draw:name="f35" draw:formula="0*logheight/333375"/><draw:equation draw:name="f36" draw:formula="653415*logwidth/653415"/><draw:equation draw:name="f37" draw:formula="310476*logheight/333375"/><draw:equation draw:name="f38" draw:formula="0*logwidth/681990"/><draw:equation draw:name="f39" draw:formula="333375*logheight/333375"/><draw:equation draw:name="f40" draw:formula="333375*logwidth/681990"/><draw:equation draw:name="f41" draw:formula="0*logheight/333375"/><draw:equation draw:name="f42" draw:formula="681990*logwidth/681990"/><draw:equation draw:name="f43" draw:formula="333375*logheight/333375"/><draw:equation draw:name="f44" draw:formula="logwidth"/><draw:equation draw:name="f45" draw:formula="logheight"/></draw:enhanced-geometry></draw:custom-shape><text:tab/><text:span text:style-name="T9">i</text:span>*<text:tab/>XP</text:p>
      <text:p text:style-name="Standard"/>
      <text:p text:style-name="P21"><text:tab/><draw:frame draw:style-name="fr1" text:anchor-type="as-char" svg:width="0.1043in" svg:height="0.1839in" draw:z-index="0"><draw:object xlink:href="./Object 22" xlink:type="simple" xlink:show="embed" xlink:actuate="onLoad"/><draw:image xlink:href="./ObjectReplacements/Object 22" xlink:type="simple" xlink:show="embed" xlink:actuate="onLoad"/></draw:frame><text:tab/><text:span text:style-name="T9">i</text:span>*</text:p>
      <text:p text:style-name="Standard"/>
      <text:p text:style-name="P123">(16)<text:tab/>a.<text:tab/><text:span text:style-name="T9">i</text:span>* has a set of two features: (i) a selectional feature, [s:D] (it selects for a DP) and (ii) an unvalued categorial feature, [cat:__] ([s:D] does not have to be checked/saturated immediately). </text:p>
      <text:p text:style-name="P123"><text:tab/>b.<text:tab/>XP values [cat:__]. </text:p>
      <text:p text:style-name="P123"><text:tab/>c.<text:tab/>If XP is a DP, [cat:__] is valued as P (i.e., [s:D] is checked before [cat:__] is valued).</text:p>
      <text:p text:style-name="P123"><text:soft-page-break/><text:tab/>d.<text:tab/>The inherent case assigned to DP is determined by <draw:frame draw:style-name="fr1" text:anchor-type="as-char" svg:width="0.1043in" svg:height="0.1839in" draw:z-index="0"><draw:object xlink:href="./Object 24" xlink:type="simple" xlink:show="embed" xlink:actuate="onLoad"/><draw:image xlink:href="./ObjectReplacements/Object 24" xlink:type="simple" xlink:show="embed" xlink:actuate="onLoad"/></draw:frame>.</text:p>
      <text:p text:style-name="P123"/>
      <text:p text:style-name="Standard">In Tsedryk (2019), I assume two lexical roots, <draw:frame draw:style-name="fr1" text:anchor-type="as-char" svg:width="0.2311in" svg:height="0.1984in" draw:z-index="0"><draw:object xlink:href="./Object 26" xlink:type="simple" xlink:show="embed" xlink:actuate="onLoad"/><draw:image xlink:href="./ObjectReplacements/Object 26" xlink:type="simple" xlink:show="embed" xlink:actuate="onLoad"/></draw:frame><text:s/>and <draw:frame draw:style-name="fr1" text:anchor-type="as-char" svg:width="0.2398in" svg:height="0.1984in" draw:z-index="0"><draw:object xlink:href="./Object 28" xlink:type="simple" xlink:show="embed" xlink:actuate="onLoad"/><draw:image xlink:href="./ObjectReplacements/Object 28" xlink:type="simple" xlink:show="embed" xlink:actuate="onLoad"/></draw:frame>. The first one bears the inherent genitive case, <draw:frame draw:style-name="fr1" text:anchor-type="as-char" svg:width="0.2311in" svg:height="0.1984in" draw:z-index="0"><draw:object xlink:href="./Object 30" xlink:type="simple" xlink:show="embed" xlink:actuate="onLoad"/><draw:image xlink:href="./ObjectReplacements/Object 30" xlink:type="simple" xlink:show="embed" xlink:actuate="onLoad"/></draw:frame><text:span text:style-name="T36">[GEN]</text:span>, and encodes inclusion (‘within’). The second one bears the inherent dative case, <draw:frame draw:style-name="fr1" text:anchor-type="as-char" svg:width="0.2398in" svg:height="0.1984in" draw:z-index="0"><draw:object xlink:href="./Object 32" xlink:type="simple" xlink:show="embed" xlink:actuate="onLoad"/><draw:image xlink:href="./ObjectReplacements/Object 32" xlink:type="simple" xlink:show="embed" xlink:actuate="onLoad"/></draw:frame><text:span text:style-name="T36">[DAT]</text:span>, and encodes directionality (‘towards’). If there is a feature like [<text:span text:style-name="T4">incl</text:span>], this feature is a property of the first lexical root, which assigns the genitive case. This assumption captures the intuition behind the rule in (8b). The only proviso is that the root is not categorial: category P is derived; the relevant structure is shown in (17), which is an <text:span text:style-name="T9">i</text:span>*-version of (8a). The derivation in (17) proceeds as follows: <draw:frame draw:style-name="fr1" text:anchor-type="as-char" svg:width="0.2311in" svg:height="0.1984in" draw:z-index="0"><draw:object xlink:href="./Object 34" xlink:type="simple" xlink:show="embed" xlink:actuate="onLoad"/><draw:image xlink:href="./ObjectReplacements/Object 34" xlink:type="simple" xlink:show="embed" xlink:actuate="onLoad"/></draw:frame><text:span text:style-name="T36">[GEN]</text:span> merges with <text:span text:style-name="T9">i</text:span>* (the root does not project; only its grammatical feature (case) is projected to the resulting branching node). DP checks [s:D] before [cat: __] is valued, and [cat:__] receives value P under (16c).<text:span text:style-name="Footnote_20_Symbol"><text:span text:style-name="T64"><text:note text:id="ftn9" text:note-class="footnote"><text:note-citation>9</text:note-citation><text:note-body><text:p text:style-name="P128"><text:span text:style-name="T66"> Wood &amp; Marantz (2017) do not put the asterisk in PP. My understanding of this *-less labeling is that PPs by definition do not extend an already existing XP. </text:span></text:p></text:note-body></text:note></text:span></text:span> Case is assigned to the category that checks [s:D] (under sisterhood). The form <text:span text:style-name="T9">u</text:span> spells out the root in the context of P.</text:p>
      <text:p text:style-name="Standard"/>
      <text:p text:style-name="P86"><draw:custom-shape text:anchor-type="paragraph" draw:z-index="22" draw:name="Isosceles Triangle 96" draw:style-name="gr14" draw:text-style-name="P173" svg:width="1.3398in" svg:height="0.3496in" svg:x="1.2811in" svg:y="0.2236in"><text:p/><draw:enhanced-geometry draw:mirror-horizontal="false" draw:mirror-vertical="false" drawooo:sub-view-size="1224915 353378" draw:text-areas="0 0 ?f20 ?f21" svg:viewBox="0 0 0 0" draw:type="ooxml-non-primitive" draw:enhanced-path="M 0 342900 L 633413 0 C 844550 114300 1224915 353378 1224915 353378 N"><draw:equation draw:name="f0" draw:formula="0*logwidth/1266825"/><draw:equation draw:name="f1" draw:formula="342900*logheight/342900"/><draw:equation draw:name="f2" draw:formula="633413*logwidth/1266825"/><draw:equation draw:name="f3" draw:formula="0*logheight/342900"/><draw:equation draw:name="f4" draw:formula="1266825*logwidth/1266825"/><draw:equation draw:name="f5" draw:formula="342900*logheight/342900"/><draw:equation draw:name="f6" draw:formula="0*logwidth/1266825"/><draw:equation draw:name="f7" draw:formula="342900*logheight/342900"/><draw:equation draw:name="f8" draw:formula="0*logwidth/1358265"/><draw:equation draw:name="f9" draw:formula="342900*logheight/434340"/><draw:equation draw:name="f10" draw:formula="633413*logwidth/1358265"/><draw:equation draw:name="f11" draw:formula="0*logheight/434340"/><draw:equation draw:name="f12" draw:formula="1358265*logwidth/1358265"/><draw:equation draw:name="f13" draw:formula="434340*logheight/434340"/><draw:equation draw:name="f14" draw:formula="0*logwidth/1224915"/><draw:equation draw:name="f15" draw:formula="342900*logheight/353378"/><draw:equation draw:name="f16" draw:formula="633413*logwidth/1224915"/><draw:equation draw:name="f17" draw:formula="0*logheight/353378"/><draw:equation draw:name="f18" draw:formula="1224915*logwidth/1224915"/><draw:equation draw:name="f19" draw:formula="353378*logheight/353378"/><draw:equation draw:name="f20" draw:formula="logwidth"/><draw:equation draw:name="f21" draw:formula="logheight"/></draw:enhanced-geometry></draw:custom-shape>(17) <text:s text:c="4"/><text:tab/>PP</text:p>
      <text:p text:style-name="P51"/>
      <text:p text:style-name="P87"><text:tab/></text:p>
      <text:p text:style-name="P87"><text:tab/>P*<text:span text:style-name="T36">[s:D][GEN]</text:span><text:tab/>DP<text:span text:style-name="T36">[GEN]</text:span> <text:s/></text:p>
      <text:p text:style-name="P88"><draw:custom-shape text:anchor-type="paragraph" draw:z-index="23" draw:name="Isosceles Triangle 96" draw:style-name="gr15" draw:text-style-name="P173" svg:width="1.3398in" svg:height="0.3232in" svg:x="0.5402in" svg:y="0.0571in"><text:p/><draw:enhanced-geometry draw:mirror-horizontal="false" draw:mirror-vertical="false" drawooo:sub-view-size="1224915 353378" draw:text-areas="0 0 ?f20 ?f21" svg:viewBox="0 0 0 0" draw:type="ooxml-non-primitive" draw:enhanced-path="M 0 342900 L 633413 0 C 844550 114300 1224915 353378 1224915 353378 N"><draw:equation draw:name="f0" draw:formula="0*logwidth/1266825"/><draw:equation draw:name="f1" draw:formula="342900*logheight/342900"/><draw:equation draw:name="f2" draw:formula="633413*logwidth/1266825"/><draw:equation draw:name="f3" draw:formula="0*logheight/342900"/><draw:equation draw:name="f4" draw:formula="1266825*logwidth/1266825"/><draw:equation draw:name="f5" draw:formula="342900*logheight/342900"/><draw:equation draw:name="f6" draw:formula="0*logwidth/1266825"/><draw:equation draw:name="f7" draw:formula="342900*logheight/342900"/><draw:equation draw:name="f8" draw:formula="0*logwidth/1358265"/><draw:equation draw:name="f9" draw:formula="342900*logheight/434340"/><draw:equation draw:name="f10" draw:formula="633413*logwidth/1358265"/><draw:equation draw:name="f11" draw:formula="0*logheight/434340"/><draw:equation draw:name="f12" draw:formula="1358265*logwidth/1358265"/><draw:equation draw:name="f13" draw:formula="434340*logheight/434340"/><draw:equation draw:name="f14" draw:formula="0*logwidth/1224915"/><draw:equation draw:name="f15" draw:formula="342900*logheight/353378"/><draw:equation draw:name="f16" draw:formula="633413*logwidth/1224915"/><draw:equation draw:name="f17" draw:formula="0*logheight/353378"/><draw:equation draw:name="f18" draw:formula="1224915*logwidth/1224915"/><draw:equation draw:name="f19" draw:formula="353378*logheight/353378"/><draw:equation draw:name="f20" draw:formula="logwidth"/><draw:equation draw:name="f21" draw:formula="logheight"/></draw:enhanced-geometry></draw:custom-shape><text:tab/><text:tab/><text:span text:style-name="T9">menja</text:span></text:p>
      <text:p text:style-name="P89"><text:tab/></text:p>
      <text:p text:style-name="P89"><text:tab/><draw:frame draw:style-name="fr1" text:anchor-type="as-char" svg:width="0.2311in" svg:height="0.1984in" draw:z-index="0"><draw:object xlink:href="./Object 36" xlink:type="simple" xlink:show="embed" xlink:actuate="onLoad"/><draw:image xlink:href="./ObjectReplacements/Object 36" xlink:type="simple" xlink:show="embed" xlink:actuate="onLoad"/></draw:frame><text:span text:style-name="T36">[GEN]</text:span><text:tab/><text:span text:style-name="T9">i</text:span>*</text:p>
      <text:p text:style-name="P22"><text:tab/><text:span text:style-name="T9">u</text:span><text:tab/>P<text:span text:style-name="T36">[s:D]</text:span><text:tab/></text:p>
      <text:p text:style-name="Standard"><text:s text:c="5"/></text:p>
      <text:p text:style-name="P109">As for the dative in (13), it is derived from the root <draw:frame draw:style-name="fr1" text:anchor-type="as-char" svg:width="0.2398in" svg:height="0.1984in" draw:z-index="0"><draw:object xlink:href="./Object 38" xlink:type="simple" xlink:show="embed" xlink:actuate="onLoad"/><draw:image xlink:href="./ObjectReplacements/Object 38" xlink:type="simple" xlink:show="embed" xlink:actuate="onLoad"/></draw:frame><text:span text:style-name="T48">[DAT]</text:span> that merges with <text:span text:style-name="T9">i</text:span>* and the latter “closes off” an NP, as shown in (18).<text:span text:style-name="Footnote_20_Symbol"><text:note text:id="ftn10" text:note-class="footnote"><text:note-citation>10</text:note-citation><text:note-body><text:p text:style-name="P129"><text:span text:style-name="T66"> I use N instead of the category-defining head n, but it is just a notational choice.</text:span></text:p></text:note-body></text:note></text:span> In this case, [cat:__] receives value N before [s:D] is checked. The dative case is assigned to the DP that checks [s:D] upon the final merger in (18). The root does not have an overt exponent in this context (without P).<text:span text:style-name="Footnote_20_Symbol"><text:note text:id="ftn11" text:note-class="footnote"><text:note-citation>11</text:note-citation><text:note-body><text:p text:style-name="P130"><text:span text:style-name="T66"> </text:span><text:span text:style-name="T68">Russian does have an overt preposition, </text:span><text:span text:style-name="T69">k</text:span><text:span text:style-name="T68"> ‘towards’, which encodes direction and assigns the dative case.</text:span><text:span text:style-name="T73"> <text:s text:c="6"/></text:span><text:span text:style-name="T68"><text:s text:c="3"/></text:span></text:p></text:note-body></text:note></text:span> </text:p>
      <text:p text:style-name="P90"><draw:custom-shape text:anchor-type="paragraph" draw:z-index="21" draw:name="Isosceles Triangle 96" draw:style-name="gr13" draw:text-style-name="P173" svg:width="1.3398in" svg:height="0.3488in" svg:x="0.578in" svg:y="0.2189in"><text:p/><draw:enhanced-geometry draw:mirror-horizontal="false" draw:mirror-vertical="false" drawooo:sub-view-size="1224915 353378" draw:text-areas="0 0 ?f20 ?f21" svg:viewBox="0 0 0 0" draw:type="ooxml-non-primitive" draw:enhanced-path="M 0 342900 L 633413 0 C 844550 114300 1224915 353378 1224915 353378 N"><draw:equation draw:name="f0" draw:formula="0*logwidth/1266825"/><draw:equation draw:name="f1" draw:formula="342900*logheight/342900"/><draw:equation draw:name="f2" draw:formula="633413*logwidth/1266825"/><draw:equation draw:name="f3" draw:formula="0*logheight/342900"/><draw:equation draw:name="f4" draw:formula="1266825*logwidth/1266825"/><draw:equation draw:name="f5" draw:formula="342900*logheight/342900"/><draw:equation draw:name="f6" draw:formula="0*logwidth/1266825"/><draw:equation draw:name="f7" draw:formula="342900*logheight/342900"/><draw:equation draw:name="f8" draw:formula="0*logwidth/1358265"/><draw:equation draw:name="f9" draw:formula="342900*logheight/434340"/><draw:equation draw:name="f10" draw:formula="633413*logwidth/1358265"/><draw:equation draw:name="f11" draw:formula="0*logheight/434340"/><draw:equation draw:name="f12" draw:formula="1358265*logwidth/1358265"/><draw:equation draw:name="f13" draw:formula="434340*logheight/434340"/><draw:equation draw:name="f14" draw:formula="0*logwidth/1224915"/><draw:equation draw:name="f15" draw:formula="342900*logheight/353378"/><draw:equation draw:name="f16" draw:formula="633413*logwidth/1224915"/><draw:equation draw:name="f17" draw:formula="0*logheight/353378"/><draw:equation draw:name="f18" draw:formula="1224915*logwidth/1224915"/><draw:equation draw:name="f19" draw:formula="353378*logheight/353378"/><draw:equation draw:name="f20" draw:formula="logwidth"/><draw:equation draw:name="f21" draw:formula="logheight"/></draw:enhanced-geometry></draw:custom-shape>(18)<text:tab/>N*P</text:p>
      <text:p text:style-name="P51"/>
      <text:p text:style-name="P51"><text:tab/></text:p>
      <text:p text:style-name="P91"><text:tab/>DP<text:span text:style-name="T36">[DAT]</text:span><text:tab/>N*P<text:span text:style-name="T36">[s:D][DAT]</text:span></text:p>
      <text:p text:style-name="P78"><draw:custom-shape text:anchor-type="paragraph" draw:z-index="24" draw:name="Isosceles Triangle 96" draw:style-name="gr13" draw:text-style-name="P173" svg:width="1.3398in" svg:height="0.3488in" svg:x="1.2756in" svg:y="0.0193in"><text:p/><draw:enhanced-geometry draw:mirror-horizontal="false" draw:mirror-vertical="false" drawooo:sub-view-size="1224915 353378" draw:text-areas="0 0 ?f20 ?f21" svg:viewBox="0 0 0 0" draw:type="ooxml-non-primitive" draw:enhanced-path="M 0 342900 L 633413 0 C 844550 114300 1224915 353378 1224915 353378 N"><draw:equation draw:name="f0" draw:formula="0*logwidth/1266825"/><draw:equation draw:name="f1" draw:formula="342900*logheight/342900"/><draw:equation draw:name="f2" draw:formula="633413*logwidth/1266825"/><draw:equation draw:name="f3" draw:formula="0*logheight/342900"/><draw:equation draw:name="f4" draw:formula="1266825*logwidth/1266825"/><draw:equation draw:name="f5" draw:formula="342900*logheight/342900"/><draw:equation draw:name="f6" draw:formula="0*logwidth/1266825"/><draw:equation draw:name="f7" draw:formula="342900*logheight/342900"/><draw:equation draw:name="f8" draw:formula="0*logwidth/1358265"/><draw:equation draw:name="f9" draw:formula="342900*logheight/434340"/><draw:equation draw:name="f10" draw:formula="633413*logwidth/1358265"/><draw:equation draw:name="f11" draw:formula="0*logheight/434340"/><draw:equation draw:name="f12" draw:formula="1358265*logwidth/1358265"/><draw:equation draw:name="f13" draw:formula="434340*logheight/434340"/><draw:equation draw:name="f14" draw:formula="0*logwidth/1224915"/><draw:equation draw:name="f15" draw:formula="342900*logheight/353378"/><draw:equation draw:name="f16" draw:formula="633413*logwidth/1224915"/><draw:equation draw:name="f17" draw:formula="0*logheight/353378"/><draw:equation draw:name="f18" draw:formula="1224915*logwidth/1224915"/><draw:equation draw:name="f19" draw:formula="353378*logheight/353378"/><draw:equation draw:name="f20" draw:formula="logwidth"/><draw:equation draw:name="f21" draw:formula="logheight"/></draw:enhanced-geometry></draw:custom-shape><text:tab/><text:span text:style-name="T9">Vane</text:span></text:p>
      <text:p text:style-name="P51"><text:tab/></text:p>
      <text:p text:style-name="P92"><text:tab/>N*<text:span text:style-name="T36">[s:D][DAT]</text:span><text:tab/>NP</text:p>
      <text:p text:style-name="P93"><draw:custom-shape text:anchor-type="paragraph" draw:z-index="25" draw:name="Isosceles Triangle 96" draw:style-name="gr13" draw:text-style-name="P173" svg:width="1.3398in" svg:height="0.3488in" svg:x="0.578in" svg:y="0.022in"><text:p/><draw:enhanced-geometry draw:mirror-horizontal="false" draw:mirror-vertical="false" drawooo:sub-view-size="1224915 353378" draw:text-areas="0 0 ?f20 ?f21" svg:viewBox="0 0 0 0" draw:type="ooxml-non-primitive" draw:enhanced-path="M 0 342900 L 633413 0 C 844550 114300 1224915 353378 1224915 353378 N"><draw:equation draw:name="f0" draw:formula="0*logwidth/1266825"/><draw:equation draw:name="f1" draw:formula="342900*logheight/342900"/><draw:equation draw:name="f2" draw:formula="633413*logwidth/1266825"/><draw:equation draw:name="f3" draw:formula="0*logheight/342900"/><draw:equation draw:name="f4" draw:formula="1266825*logwidth/1266825"/><draw:equation draw:name="f5" draw:formula="342900*logheight/342900"/><draw:equation draw:name="f6" draw:formula="0*logwidth/1266825"/><draw:equation draw:name="f7" draw:formula="342900*logheight/342900"/><draw:equation draw:name="f8" draw:formula="0*logwidth/1358265"/><draw:equation draw:name="f9" draw:formula="342900*logheight/434340"/><draw:equation draw:name="f10" draw:formula="633413*logwidth/1358265"/><draw:equation draw:name="f11" draw:formula="0*logheight/434340"/><draw:equation draw:name="f12" draw:formula="1358265*logwidth/1358265"/><draw:equation draw:name="f13" draw:formula="434340*logheight/434340"/><draw:equation draw:name="f14" draw:formula="0*logwidth/1224915"/><draw:equation draw:name="f15" draw:formula="342900*logheight/353378"/><draw:equation draw:name="f16" draw:formula="633413*logwidth/1224915"/><draw:equation draw:name="f17" draw:formula="0*logheight/353378"/><draw:equation draw:name="f18" draw:formula="1224915*logwidth/1224915"/><draw:equation draw:name="f19" draw:formula="353378*logheight/353378"/><draw:equation draw:name="f20" draw:formula="logwidth"/><draw:equation draw:name="f21" draw:formula="logheight"/></draw:enhanced-geometry></draw:custom-shape><text:tab/><text:tab/><text:span text:style-name="T9">kniga</text:span></text:p>
      <text:p text:style-name="P51"/>
      <text:p text:style-name="P94"><text:tab/><draw:frame draw:style-name="fr1" text:anchor-type="as-char" svg:width="0.2398in" svg:height="0.1984in" draw:z-index="0"><draw:object xlink:href="./Object 40" xlink:type="simple" xlink:show="embed" xlink:actuate="onLoad"/><draw:image xlink:href="./ObjectReplacements/Object 40" xlink:type="simple" xlink:show="embed" xlink:actuate="onLoad"/></draw:frame><text:span text:style-name="T36">[DAT]</text:span><text:tab/><text:span text:style-name="T9">i</text:span>*</text:p>
      <text:p text:style-name="P23"><text:tab/><text:tab/>N<text:span text:style-name="T36">[s:D]</text:span></text:p>
      <text:p text:style-name="Standard"><text:tab/></text:p>
      <text:p text:style-name="Standard"><text:soft-page-break/>Finally, let me add a couple of remarks related to the semantic composition in these structures. This part of the analysis (not presented in Tsedryk 2019) is my own extension of the ideas related to the semantic side of <text:span text:style-name="T9">i</text:span>*. Wood &amp; Marantz (2017) take <text:span text:style-name="T9">i</text:span>* as a semantically open function <text:span text:style-name="T25"></text:span>x.x whose construal (namely the thematic role assigned to the argument it introduces) is determined by the root and the XP it merges with (Agent, Beneficiary, Figure, etc.). In the context of the discussion involving such notions as inclusion and domain/sphere, I would like to make a slight refinement, suggesting that <text:span text:style-name="T9">i</text:span>* is a function that introduces a domain/sphere (<text:span text:style-name="T9">d</text:span>) of an individual, as in (19). </text:p>
      <text:p text:style-name="Standard"/>
      <text:p text:style-name="P24">(19)<text:tab/><draw:frame draw:style-name="fr1" text:anchor-type="as-char" svg:width="0.2252in" svg:height="0.2035in" draw:z-index="0"><draw:object xlink:href="./Object 42" xlink:type="simple" xlink:show="embed" xlink:actuate="onLoad"/><draw:image xlink:href="./ObjectReplacements/Object 42" xlink:type="simple" xlink:show="embed" xlink:actuate="onLoad"/></draw:frame> = <text:span text:style-name="T25"></text:span>x <text:span text:style-name="T25"></text:span> D<text:span text:style-name="T37">e</text:span> . <text:span text:style-name="T9">d</text:span>(x)</text:p>
      <text:p text:style-name="Standard"/>
      <text:p text:style-name="Standard">The goal behind (19) is to tie <text:span text:style-name="T9">i</text:span>*’s features, [s:D] and [cat:__], with its semantic content. That is, the DP that <text:span text:style-name="T9">i</text:span>* selects is supposed to denote an individual and the XP that values <text:span text:style-name="T9">i*</text:span>’s categorial feature “falls within the sphere” of that individual (as put in the quote from B&amp;C above (3); see the bolded part). At the same time, we should keep in mind that the XP and the selected DP may coincide in a PP structure like (17), but we still want to capture the same intuition that there is a domain involved, even if we do not have an X*P. To achieve this goal, I define both spatial roots as functions that can semantically compose with <text:span text:style-name="T9">i</text:span>*, as in (20). When merging these roots with <text:span text:style-name="T9">i</text:span>*, we compute the corresponding branching nodes, which are functions of type <text:span text:style-name="T25"></text:span><text:span text:style-name="T9">e</text:span>, <text:span text:style-name="T25"></text:span><text:span text:style-name="T9">e</text:span>, <text:span text:style-name="T9">t</text:span><text:span text:style-name="T25"></text:span>, as shown in (21). The next compositional step for the uppermost node in (17) is Functional Application between the DP (<text:span text:style-name="T9">menja </text:span>‘me.<text:span text:style-name="T4">gen</text:span>’) and (21a), which results in (22), repeating (10b). </text:p>
      <text:p text:style-name="Standard"/>
      <text:p text:style-name="P1"><text:span text:style-name="T59">(20)<text:tab/>a.<text:tab/></text:span><draw:frame draw:style-name="fr1" text:anchor-type="as-char" svg:width="0.3252in" svg:height="0.2189in" draw:z-index="0"><draw:object xlink:href="./Object 44" xlink:type="simple" xlink:show="embed" xlink:actuate="onLoad"/><draw:image xlink:href="./ObjectReplacements/Object 44" xlink:type="simple" xlink:show="embed" xlink:actuate="onLoad"/></draw:frame><text:span text:style-name="T81"> = </text:span><text:span text:style-name="T29"></text:span><text:span text:style-name="T81">f </text:span><text:span text:style-name="T29"></text:span><text:span text:style-name="T81"> D</text:span><text:span text:style-name="T46"></text:span><text:span text:style-name="T49">e</text:span><text:span text:style-name="T50">, </text:span><text:span text:style-name="T49">t</text:span><text:span text:style-name="T46"></text:span><text:span text:style-name="T81"> . [</text:span><text:span text:style-name="T29"></text:span><text:span text:style-name="T81">y </text:span><text:span text:style-name="T29"></text:span><text:span text:style-name="T81"> D</text:span><text:span text:style-name="T49">e</text:span><text:span text:style-name="T81"> . </text:span><text:span text:style-name="T82">[</text:span><text:span text:style-name="T30"></text:span><text:span text:style-name="T82">x </text:span><text:span text:style-name="T30"></text:span><text:span text:style-name="T82"> D</text:span><text:span text:style-name="T51">e</text:span><text:span text:style-name="T82"> . within</text:span><text:span text:style-name="T29"></text:span><text:span text:style-name="T82">(f(y))(x)]] <text:tab/></text:span><text:span text:style-name="T66"> <text:s text:c="5"/></text:span></text:p>
      <text:p text:style-name="P1"><text:tab/><text:span text:style-name="T59">b.<text:tab/></text:span><draw:frame draw:style-name="fr1" text:anchor-type="as-char" svg:width="0.3335in" svg:height="0.2189in" draw:z-index="0"><draw:object xlink:href="./Object 46" xlink:type="simple" xlink:show="embed" xlink:actuate="onLoad"/><draw:image xlink:href="./ObjectReplacements/Object 46" xlink:type="simple" xlink:show="embed" xlink:actuate="onLoad"/></draw:frame><text:span text:style-name="T81"> = </text:span><text:span text:style-name="T29"></text:span><text:span text:style-name="T81">f </text:span><text:span text:style-name="T29"></text:span><text:span text:style-name="T81"> D</text:span><text:span text:style-name="T46"></text:span><text:span text:style-name="T49">e</text:span><text:span text:style-name="T50">, </text:span><text:span text:style-name="T49">t</text:span><text:span text:style-name="T46"></text:span><text:span text:style-name="T81"> . [</text:span><text:span text:style-name="T29"></text:span><text:span text:style-name="T81">y </text:span><text:span text:style-name="T29"></text:span><text:span text:style-name="T81"> D</text:span><text:span text:style-name="T49">e</text:span><text:span text:style-name="T81"> . [</text:span><text:span text:style-name="T30"></text:span><text:span text:style-name="T81">x </text:span><text:span text:style-name="T30"></text:span><text:span text:style-name="T81"> D</text:span><text:span text:style-name="T49">e</text:span><text:span text:style-name="T81"> . towards</text:span><text:span text:style-name="T29"></text:span><text:span text:style-name="T81">(f(y))(x)]]</text:span></text:p>
      <text:p text:style-name="P25"/>
      <text:p text:style-name="P1"><text:span text:style-name="T59">(21)<text:tab/>a.<text:tab/></text:span><draw:frame draw:style-name="fr1" text:anchor-type="as-char" svg:width="0.8in" svg:height="0.2035in" draw:z-index="0"><draw:object xlink:href="./Object 48" xlink:type="simple" xlink:show="embed" xlink:actuate="onLoad"/><draw:image xlink:href="./ObjectReplacements/Object 48" xlink:type="simple" xlink:show="embed" xlink:actuate="onLoad"/></draw:frame><text:span text:style-name="T59"> = </text:span><text:span text:style-name="T25"></text:span><text:span text:style-name="T59">y </text:span><text:span text:style-name="T25"></text:span><text:span text:style-name="T59"> D</text:span><text:span text:style-name="T41">e</text:span><text:span text:style-name="T40"> </text:span><text:span text:style-name="T59">. [</text:span><text:span text:style-name="T31"></text:span><text:span text:style-name="T59">x </text:span><text:span text:style-name="T31"></text:span><text:span text:style-name="T59"> D</text:span><text:span text:style-name="T41">e</text:span><text:span text:style-name="T59"> . within</text:span><text:span text:style-name="T25"></text:span><text:span text:style-name="T59">(</text:span><text:span text:style-name="T61">d</text:span><text:span text:style-name="T59">(y))(x)] </text:span></text:p>
      <text:p text:style-name="P1"><text:span text:style-name="T59"><text:tab/>b.<text:tab/></text:span><draw:frame draw:style-name="fr1" text:anchor-type="as-char" svg:width="0.7874in" svg:height="0.2035in" draw:z-index="0"><draw:object xlink:href="./Object 50" xlink:type="simple" xlink:show="embed" xlink:actuate="onLoad"/><draw:image xlink:href="./ObjectReplacements/Object 50" xlink:type="simple" xlink:show="embed" xlink:actuate="onLoad"/></draw:frame><text:span text:style-name="T59"> = </text:span><text:span text:style-name="T25"></text:span><text:span text:style-name="T59">y </text:span><text:span text:style-name="T25"></text:span><text:span text:style-name="T59"> D</text:span><text:span text:style-name="T41">e</text:span><text:span text:style-name="T59"> . [</text:span><text:span text:style-name="T31"></text:span><text:span text:style-name="T59">x </text:span><text:span text:style-name="T31"></text:span><text:span text:style-name="T59"> D</text:span><text:span text:style-name="T41">e</text:span><text:span text:style-name="T59"> . towards</text:span><text:span text:style-name="T25"></text:span><text:span text:style-name="T59">(</text:span><text:span text:style-name="T61">d</text:span><text:span text:style-name="T59">(y))(x)] <text:s/></text:span></text:p>
      <text:p text:style-name="P25"/>
      <text:p text:style-name="P1">(22)<text:tab/><draw:frame draw:style-name="fr1" text:anchor-type="as-char" svg:width="0.7634in" svg:height="0.2035in" draw:z-index="0"><draw:object xlink:href="./Object 52" xlink:type="simple" xlink:show="embed" xlink:actuate="onLoad"/><draw:image xlink:href="./ObjectReplacements/Object 52" xlink:type="simple" xlink:show="embed" xlink:actuate="onLoad"/></draw:frame> = <draw:frame draw:style-name="fr1" text:anchor-type="as-char" svg:width="0.6339in" svg:height="0.2035in" draw:z-index="0"><draw:object xlink:href="./Object 54" xlink:type="simple" xlink:show="embed" xlink:actuate="onLoad"/><draw:image xlink:href="./ObjectReplacements/Object 54" xlink:type="simple" xlink:show="embed" xlink:actuate="onLoad"/></draw:frame><text:s/>= <text:span text:style-name="T25"></text:span>x <text:span text:style-name="T25"></text:span> D<text:span text:style-name="T37">e</text:span> . within<text:span text:style-name="T25"></text:span>(<text:span text:style-name="T9">d</text:span>(speaker<text:span text:style-name="T25"></text:span>))(x)</text:p>
      <text:p text:style-name="P1"/>
      <text:p text:style-name="Standard">As for the composition of the lower N*P node in (18), we have to combine the function in (21b) with the one in (23). Functional Application would not work, but N* and NP nodes can compose by Predicate Conjunction, (24).</text:p>
      <text:p text:style-name="Standard"/>
      <text:p text:style-name="P122">(23)<text:tab/><draw:frame draw:style-name="fr1" text:anchor-type="as-char" svg:width="0.7909in" svg:height="0.2035in" draw:z-index="0"><draw:object xlink:href="./Object 56" xlink:type="simple" xlink:show="embed" xlink:actuate="onLoad"/><draw:image xlink:href="./ObjectReplacements/Object 56" xlink:type="simple" xlink:show="embed" xlink:actuate="onLoad"/></draw:frame><text:span text:style-name="T64"> = </text:span><draw:frame draw:style-name="fr1" text:anchor-type="as-char" svg:width="0.4717in" svg:height="0.2035in" draw:z-index="0"><draw:object xlink:href="./Object 58" xlink:type="simple" xlink:show="embed" xlink:actuate="onLoad"/><draw:image xlink:href="./ObjectReplacements/Object 58" xlink:type="simple" xlink:show="embed" xlink:actuate="onLoad"/></draw:frame><text:span text:style-name="T64">= </text:span><text:span text:style-name="T25"></text:span>x <text:span text:style-name="T25"></text:span> D<text:span text:style-name="T37">e</text:span> . book<text:span text:style-name="T25"></text:span>(x)</text:p>
      <text:p text:style-name="P122"/>
      <text:p text:style-name="P122">(24)<text:tab/><text:span text:style-name="T9">Predicate Conjunction</text:span>: “If α is a branching node, {β, γ} is the set of α’s daughters, and <draw:frame draw:style-name="fr1" text:anchor-type="as-char" svg:width="0.1929in" svg:height="0.2035in" draw:z-index="0"><draw:object xlink:href="./Object 60" xlink:type="simple" xlink:show="embed" xlink:actuate="onLoad"/><draw:image xlink:href="./ObjectReplacements/Object 60" xlink:type="simple" xlink:show="embed" xlink:actuate="onLoad"/></draw:frame><text:s/>and <draw:frame draw:style-name="fr1" text:anchor-type="as-char" svg:width="0.1744in" svg:height="0.2035in" draw:z-index="0"><draw:object xlink:href="./Object 62" xlink:type="simple" xlink:show="embed" xlink:actuate="onLoad"/><draw:image xlink:href="./ObjectReplacements/Object 62" xlink:type="simple" xlink:show="embed" xlink:actuate="onLoad"/></draw:frame><text:span text:style-name="T64"><text:s/>are both in D</text:span><text:span text:style-name="T38">f</text:span><text:span text:style-name="T64">, </text:span><text:span text:style-name="T12">f</text:span><text:span text:style-name="T64"> a semantic type which takes </text:span><text:span text:style-name="T12">n</text:span><text:span text:style-name="T64"> arguments, then </text:span><draw:frame draw:style-name="fr1" text:anchor-type="as-char" svg:width="0.1929in" svg:height="0.2035in" draw:z-index="0"><draw:object xlink:href="./Object 64" xlink:type="simple" xlink:show="embed" xlink:actuate="onLoad"/><draw:image xlink:href="./ObjectReplacements/Object 64" xlink:type="simple" xlink:show="embed" xlink:actuate="onLoad"/></draw:frame><text:s/>= <text:span text:style-name="T25"></text:span>(a<text:span text:style-name="T36">1</text:span>, ..., a<text:span text:style-name="T37">n</text:span>). <draw:frame draw:style-name="fr1" text:anchor-type="as-char" svg:width="0.1929in" svg:height="0.2035in" draw:z-index="0"><draw:object xlink:href="./Object 66" xlink:type="simple" xlink:show="embed" xlink:actuate="onLoad"/><draw:image xlink:href="./ObjectReplacements/Object 66" xlink:type="simple" xlink:show="embed" xlink:actuate="onLoad"/></draw:frame>(a<text:span text:style-name="T36">1</text:span>, ..., a<text:span text:style-name="T37">n</text:span>) <text:span text:style-name="T25"></text:span> <draw:frame draw:style-name="fr1" text:anchor-type="as-char" svg:width="0.1744in" svg:height="0.2035in" draw:z-index="0"><draw:object xlink:href="./Object 68" xlink:type="simple" xlink:show="embed" xlink:actuate="onLoad"/><draw:image xlink:href="./ObjectReplacements/Object 68" xlink:type="simple" xlink:show="embed" xlink:actuate="onLoad"/></draw:frame><text:span text:style-name="T64">(a</text:span><text:span text:style-name="T48">1</text:span><text:span text:style-name="T64">, ..., a</text:span><text:span text:style-name="T38">n</text:span><text:span text:style-name="T64">).” (Myler 2016: 41).</text:span></text:p>
      <text:p text:style-name="Standard"><text:s text:c="6"/><text:span text:style-name="T64"><text:s text:c="3"/></text:span><text:s text:c="4"/></text:p>
      <text:p text:style-name="P109">As Myler (2016) notes, following Wood (2015), this rule is similar to Kratzer’s (1996: 122) Event Identification. The latter takes a function of type <text:span text:style-name="T25"></text:span><text:span text:style-name="T9">e</text:span>, <text:span text:style-name="T25"></text:span><text:span text:style-name="T9">s</text:span>, <text:span text:style-name="T9">t</text:span><text:span text:style-name="T25"></text:span> and conjoins it with a function <text:span text:style-name="T25"></text:span><text:span text:style-name="T9">s</text:span>, <text:span text:style-name="T9">t</text:span><text:span text:style-name="T25"></text:span>, returning a function of the first type (where <text:span text:style-name="T9">s</text:span> is an eventuality). In our case, there are no event variables; we conjoin a function of type <text:span text:style-name="T25"></text:span><text:span text:style-name="T9">e</text:span>, <text:span text:style-name="T25"></text:span><text:span text:style-name="T9">e</text:span>, <text:span text:style-name="T9">t</text:span><text:span text:style-name="T25"></text:span> in (21b) with the one of type <text:span text:style-name="T25"></text:span><text:span text:style-name="T9">e</text:span>, <text:span text:style-name="T9">t</text:span><text:span text:style-name="T25"></text:span> in (23), obtaining again a function of type <text:span text:style-name="T25"></text:span><text:span text:style-name="T9">e</text:span>, <text:span text:style-name="T25"></text:span><text:span text:style-name="T9">e</text:span>, <text:span text:style-name="T9">t</text:span><text:span text:style-name="T25"></text:span>, as in (25a). This function in its turn composes with the DP <text:span text:style-name="T9">Vane</text:span>, resulting in (25b).</text:p>
      <text:p text:style-name="P124">(25)<text:tab/>a.<text:tab/><draw:frame draw:style-name="fr1" text:anchor-type="as-char" svg:width="1.2953in" svg:height="0.2035in" draw:z-index="0"><draw:object xlink:href="./Object 70" xlink:type="simple" xlink:show="embed" xlink:actuate="onLoad"/><draw:image xlink:href="./ObjectReplacements/Object 70" xlink:type="simple" xlink:show="embed" xlink:actuate="onLoad"/></draw:frame><text:span text:style-name="T82"> = </text:span><text:span text:style-name="T29"></text:span><text:span text:style-name="T82">y </text:span><text:span text:style-name="T29"></text:span><text:span text:style-name="T82"> D</text:span><text:span text:style-name="T51">e</text:span><text:span text:style-name="T82"> . [</text:span><text:span text:style-name="T30"></text:span><text:span text:style-name="T82">x </text:span><text:span text:style-name="T30"></text:span><text:span text:style-name="T82"> D</text:span><text:span text:style-name="T51">e</text:span><text:span text:style-name="T82"> . towards</text:span><text:span text:style-name="T29"></text:span><text:span text:style-name="T82">(</text:span><text:span text:style-name="T83">d</text:span><text:span text:style-name="T82">(y))(x) </text:span><text:span text:style-name="T30"></text:span><text:span text:style-name="T82"> book</text:span><text:span text:style-name="T30"></text:span><text:span text:style-name="T82">(x)] <text:s text:c="4"/></text:span></text:p>
      <text:p text:style-name="P125"><text:tab/>b.<text:tab/><text:tab/><draw:frame draw:style-name="fr1" text:anchor-type="as-char" svg:width="1.2965in" svg:height="0.2035in" draw:z-index="0"><draw:object xlink:href="./Object 72" xlink:type="simple" xlink:show="embed" xlink:actuate="onLoad"/><draw:image xlink:href="./ObjectReplacements/Object 72" xlink:type="simple" xlink:show="embed" xlink:actuate="onLoad"/></draw:frame><text:span text:style-name="T82"><text:tab/> = </text:span><draw:frame draw:style-name="fr1" text:anchor-type="as-char" svg:width="0.8457in" svg:height="0.2035in" draw:z-index="0"><draw:object xlink:href="./Object 74" xlink:type="simple" xlink:show="embed" xlink:actuate="onLoad"/><draw:image xlink:href="./ObjectReplacements/Object 74" xlink:type="simple" xlink:show="embed" xlink:actuate="onLoad"/></draw:frame><text:span text:style-name="T82"><text:s/>= </text:span><text:span text:style-name="T30"></text:span><text:span text:style-name="T82">x </text:span><text:span text:style-name="T30"></text:span><text:span text:style-name="T82"> D</text:span><text:span text:style-name="T51">e</text:span><text:span text:style-name="T82"> . towards</text:span><text:span text:style-name="T29"></text:span><text:span text:style-name="T82">(</text:span><text:span text:style-name="T83">d</text:span><text:span text:style-name="T82">(vanja</text:span><text:span text:style-name="T29"></text:span><text:span text:style-name="T82">))(x) </text:span><text:span text:style-name="T30"></text:span><text:span text:style-name="T82"> book</text:span><text:span text:style-name="T30"></text:span><text:span text:style-name="T82">(x)</text:span></text:p>
      <text:p text:style-name="Standard"/>
      <text:p text:style-name="Standard">That is, the N*P <text:span text:style-name="T9">Vane kniga </text:span>is of the same type as the NP <text:span text:style-name="T9">kniga</text:span>, which makes it compatible for further composition with <text:span text:style-name="T9">est’</text:span>, as shown in (26b), which is the structure of (13b). In (26a), I provide the logical form of (13b) (abstracting away from the adverbial <text:span text:style-name="T9">tože</text:span>); (26a) reads as follows: there is some x, of type <text:span text:style-name="T9">e</text:span>, such that x is directed towards the domain/sphere of Vanja (= prospective possession) and x is within the domain/sphere of the speaker (= actual possession).<text:span text:style-name="Footnote_20_Symbol"><text:note text:id="ftn12" text:note-class="footnote"><text:note-citation>12</text:note-citation><text:note-body><text:p text:style-name="P131"><text:span text:style-name="T66"> If there were no </text:span><text:span text:style-name="T70">u-</text:span><text:span text:style-name="T66">PP, as in (13a), the structure would still have an implicit argument of type </text:span><text:span text:style-name="T33"></text:span><text:span text:style-name="T70">e</text:span><text:span text:style-name="T66">, </text:span><text:span text:style-name="T70">t</text:span><text:span text:style-name="T33"></text:span><text:span text:style-name="T66"> that would compose with the lower vP node. This implicit argument would correspond to a presupposed set of books.</text:span><text:span text:style-name="T70"> </text:span><text:span text:style-name="T66"><text:s text:c="5"/></text:span></text:p></text:note-body></text:note></text:span> <text:s/></text:p>
      <text:p text:style-name="Standard"/>
      <text:p text:style-name="P125"><text:soft-page-break/><text:span text:style-name="T24">(26)<text:tab/>a.<text:tab/></text:span><draw:frame draw:style-name="fr1" text:anchor-type="as-char" svg:width="0.4528in" svg:height="0.2035in" draw:z-index="0"><draw:object xlink:href="./Object 76" xlink:type="simple" xlink:show="embed" xlink:actuate="onLoad"/><draw:image xlink:href="./ObjectReplacements/Object 76" xlink:type="simple" xlink:show="embed" xlink:actuate="onLoad"/></draw:frame><text:span text:style-name="T84"><text:tab/>= </text:span><draw:frame draw:style-name="fr1" text:anchor-type="as-char" svg:width="1.6839in" svg:height="0.2035in" draw:z-index="0"><draw:object xlink:href="./Object 78" xlink:type="simple" xlink:show="embed" xlink:actuate="onLoad"/><draw:image xlink:href="./ObjectReplacements/Object 78" xlink:type="simple" xlink:show="embed" xlink:actuate="onLoad"/></draw:frame><text:span text:style-name="T84"><text:s/></text:span><text:span text:style-name="T85"><text:tab/></text:span><text:span text:style-name="T82">= </text:span><text:span text:style-name="T29"></text:span><text:span text:style-name="T82">x </text:span><text:span text:style-name="T29"></text:span><text:span text:style-name="T82"> D</text:span><text:span text:style-name="T51">e</text:span><text:span text:style-name="T82">, book</text:span><text:span text:style-name="T30"></text:span><text:span text:style-name="T82">(x) </text:span><text:span text:style-name="T30"></text:span><text:span text:style-name="T82"> towards</text:span><text:span text:style-name="T29"></text:span><text:span text:style-name="T82">(</text:span><text:span text:style-name="T83">d</text:span><text:span text:style-name="T82">(vanja</text:span><text:span text:style-name="T29"></text:span><text:span text:style-name="T82">))(x) </text:span><text:span text:style-name="T29"></text:span><text:span text:style-name="T82"> within</text:span><text:span text:style-name="T29"></text:span><text:span text:style-name="T82">(</text:span><text:span text:style-name="T83">d</text:span><text:span text:style-name="T82">(speaker</text:span><text:span text:style-name="T29"></text:span><text:span text:style-name="T82">))(x)</text:span></text:p>
      <text:p text:style-name="P95"><text:span text:style-name="T16"><text:tab/></text:span><text:span text:style-name="T59">b.<text:tab/>vP</text:span><text:span text:style-name="T41">t</text:span></text:p>
      <text:p text:style-name="P82"><draw:custom-shape text:anchor-type="paragraph" draw:z-index="26" draw:name="Isosceles Triangle 60" draw:style-name="gr10" draw:text-style-name="P173" svg:width="1.0685in" svg:height="0.3504in" svg:x="0.989in" svg:y="0.0272in"><text:p/><draw:enhanced-geometry draw:mirror-horizontal="false" draw:mirror-vertical="false" drawooo:sub-view-size="1048702 320040" draw:text-areas="0 0 ?f26 ?f27" svg:viewBox="0 0 0 0" draw:type="ooxml-non-primitive" draw:enhanced-path="M 0 314325 L 524687 0 C 684231 104775 1048702 320040 1048702 320040 N"><draw:equation draw:name="f0" draw:formula="0*logwidth/957262"/><draw:equation draw:name="f1" draw:formula="314325*logheight/314325"/><draw:equation draw:name="f2" draw:formula="478631*logwidth/957262"/><draw:equation draw:name="f3" draw:formula="0*logheight/314325"/><draw:equation draw:name="f4" draw:formula="957262*logwidth/957262"/><draw:equation draw:name="f5" draw:formula="314325*logheight/314325"/><draw:equation draw:name="f6" draw:formula="0*logwidth/957262"/><draw:equation draw:name="f7" draw:formula="314325*logheight/314325"/><draw:equation draw:name="f8" draw:formula="0*logwidth/1048702"/><draw:equation draw:name="f9" draw:formula="314325*logheight/405765"/><draw:equation draw:name="f10" draw:formula="478631*logwidth/1048702"/><draw:equation draw:name="f11" draw:formula="0*logheight/405765"/><draw:equation draw:name="f12" draw:formula="1048702*logwidth/1048702"/><draw:equation draw:name="f13" draw:formula="405765*logheight/405765"/><draw:equation draw:name="f14" draw:formula="0*logwidth/1048702"/><draw:equation draw:name="f15" draw:formula="314325*logheight/320040"/><draw:equation draw:name="f16" draw:formula="478631*logwidth/1048702"/><draw:equation draw:name="f17" draw:formula="0*logheight/320040"/><draw:equation draw:name="f18" draw:formula="1048702*logwidth/1048702"/><draw:equation draw:name="f19" draw:formula="320040*logheight/320040"/><draw:equation draw:name="f20" draw:formula="0*logwidth/1048702"/><draw:equation draw:name="f21" draw:formula="314325*logheight/320040"/><draw:equation draw:name="f22" draw:formula="524687*logwidth/1048702"/><draw:equation draw:name="f23" draw:formula="0*logheight/320040"/><draw:equation draw:name="f24" draw:formula="1048702*logwidth/1048702"/><draw:equation draw:name="f25" draw:formula="320040*logheight/320040"/><draw:equation draw:name="f26" draw:formula="logwidth"/><draw:equation draw:name="f27" draw:formula="logheight"/></draw:enhanced-geometry></draw:custom-shape></text:p>
      <text:p text:style-name="P51"><text:span text:style-name="T59"><text:tab/></text:span></text:p>
      <text:p text:style-name="P96"><text:span text:style-name="T59"><text:tab/>PP</text:span><text:span text:style-name="T42"></text:span><text:span text:style-name="T41">e</text:span><text:span text:style-name="T40">, </text:span><text:span text:style-name="T41">t</text:span><text:span text:style-name="T42"></text:span><text:span text:style-name="T59"><text:tab/>vP</text:span><text:span text:style-name="T42"></text:span><text:span text:style-name="T41">e</text:span><text:span text:style-name="T40">, </text:span><text:span text:style-name="T41">t</text:span><text:span text:style-name="T42"></text:span><text:span text:style-name="T40">, </text:span><text:span text:style-name="T41">t</text:span><text:span text:style-name="T42"></text:span></text:p>
      <text:p text:style-name="P97"><draw:custom-shape text:anchor-type="paragraph" draw:z-index="27" draw:name="Isosceles Triangle 60" draw:style-name="gr10" draw:text-style-name="P173" svg:width="1.0685in" svg:height="0.3504in" svg:x="1.5307in" svg:y="0.0311in"><text:p/><draw:enhanced-geometry draw:mirror-horizontal="false" draw:mirror-vertical="false" drawooo:sub-view-size="1048702 320040" draw:text-areas="0 0 ?f26 ?f27" svg:viewBox="0 0 0 0" draw:type="ooxml-non-primitive" draw:enhanced-path="M 0 314325 L 524687 0 C 684231 104775 1048702 320040 1048702 320040 N"><draw:equation draw:name="f0" draw:formula="0*logwidth/957262"/><draw:equation draw:name="f1" draw:formula="314325*logheight/314325"/><draw:equation draw:name="f2" draw:formula="478631*logwidth/957262"/><draw:equation draw:name="f3" draw:formula="0*logheight/314325"/><draw:equation draw:name="f4" draw:formula="957262*logwidth/957262"/><draw:equation draw:name="f5" draw:formula="314325*logheight/314325"/><draw:equation draw:name="f6" draw:formula="0*logwidth/957262"/><draw:equation draw:name="f7" draw:formula="314325*logheight/314325"/><draw:equation draw:name="f8" draw:formula="0*logwidth/1048702"/><draw:equation draw:name="f9" draw:formula="314325*logheight/405765"/><draw:equation draw:name="f10" draw:formula="478631*logwidth/1048702"/><draw:equation draw:name="f11" draw:formula="0*logheight/405765"/><draw:equation draw:name="f12" draw:formula="1048702*logwidth/1048702"/><draw:equation draw:name="f13" draw:formula="405765*logheight/405765"/><draw:equation draw:name="f14" draw:formula="0*logwidth/1048702"/><draw:equation draw:name="f15" draw:formula="314325*logheight/320040"/><draw:equation draw:name="f16" draw:formula="478631*logwidth/1048702"/><draw:equation draw:name="f17" draw:formula="0*logheight/320040"/><draw:equation draw:name="f18" draw:formula="1048702*logwidth/1048702"/><draw:equation draw:name="f19" draw:formula="320040*logheight/320040"/><draw:equation draw:name="f20" draw:formula="0*logwidth/1048702"/><draw:equation draw:name="f21" draw:formula="314325*logheight/320040"/><draw:equation draw:name="f22" draw:formula="524687*logwidth/1048702"/><draw:equation draw:name="f23" draw:formula="0*logheight/320040"/><draw:equation draw:name="f24" draw:formula="1048702*logwidth/1048702"/><draw:equation draw:name="f25" draw:formula="320040*logheight/320040"/><draw:equation draw:name="f26" draw:formula="logwidth"/><draw:equation draw:name="f27" draw:formula="logheight"/></draw:enhanced-geometry></draw:custom-shape><text:span text:style-name="T59"><text:tab/></text:span><text:span text:style-name="T61">u menja</text:span></text:p>
      <text:p text:style-name="P98"><text:span text:style-name="T59"><text:tab/></text:span></text:p>
      <text:p text:style-name="P99"><text:span text:style-name="T59"><text:tab/>v</text:span><text:span text:style-name="T42"></text:span><text:span text:style-name="T41">e</text:span><text:span text:style-name="T40">, </text:span><text:span text:style-name="T41">t</text:span><text:span text:style-name="T42"></text:span><text:span text:style-name="T40">, </text:span><text:span text:style-name="T42"></text:span><text:span text:style-name="T41">e</text:span><text:span text:style-name="T40">, </text:span><text:span text:style-name="T41">t</text:span><text:span text:style-name="T42"></text:span><text:span text:style-name="T40">, </text:span><text:span text:style-name="T41">t</text:span><text:span text:style-name="T42"></text:span><text:span text:style-name="T59"><text:tab/>N*P</text:span><text:span text:style-name="T44"></text:span><text:span text:style-name="T41">e</text:span><text:span text:style-name="T40">, </text:span><text:span text:style-name="T41">t</text:span><text:span text:style-name="T44"></text:span></text:p>
      <text:p text:style-name="P27"><text:span text:style-name="T59"><text:tab/></text:span><text:span text:style-name="T22">est’<text:tab/>Vane kniga</text:span></text:p>
      <text:p text:style-name="P28"/>
      <text:p text:style-name="Standard">In conclusion, if we assume Wood &amp; Marantz’s <text:span text:style-name="T9">i</text:span>*, which encompasses both prepositions and applicatives, we predict that a PP can never be introduced in an applicative structure of the (18) type, since <text:span text:style-name="T9">i</text:span>* does not have the right feature to select for a PP. In other words, we cannot have a structure like (27) with a lexical root encoding inclusion and a PP as a sister of X*P. Assuming that [<text:span text:style-name="T4">incl</text:span>] is closely tied to the genitive case, this feature would further percolate to the branching <text:span text:style-name="T9">i</text:span>* node and establish an inclusion relation between PP (possessor) and XP (possessee). However, this implementation of the B&amp;C’s original idea is incompatible with <text:span text:style-name="T9">i</text:span>*, unless we make additional assumptions in order to accommodate PP selection. This is another reason (in addition to redundancy and wrong set-theoretic predictions mentioned in Section 2.2) to exclude B&amp;C’s proposal for languages like Russian, which overtly mark their possessors as PPs.<text:span text:style-name="Footnote_20_Symbol"><text:span text:style-name="T64"><text:note text:id="ftn13" text:note-class="footnote"><text:note-citation>13</text:note-citation><text:note-body><text:p text:style-name="P168"> Note that we can have a structure like (27) but with a DP instead of a PP. This would be the case of a genitive DP without a P context. That is, we potentially can have genitive applied arguments. Russian does not have them, but they might exist in other languages. These languages (a subset of <text:span text:style-name="T4">be</text:span>-languages) would fit B&amp;C’s analysis.</text:p></text:note-body></text:note></text:span></text:span> <text:s text:c="3"/></text:p>
      <text:p text:style-name="Standard"/>
      <text:p text:style-name="P100"><draw:custom-shape text:anchor-type="paragraph" draw:z-index="28" draw:name="Isosceles Triangle 67" draw:style-name="gr11" draw:text-style-name="P173" svg:width="0.7461in" svg:height="0.365in" svg:x="0.6098in" svg:y="0.211in"><text:p/><draw:enhanced-geometry draw:mirror-horizontal="false" draw:mirror-vertical="false" drawooo:sub-view-size="681990 333375" draw:text-areas="0 0 ?f44 ?f45" svg:viewBox="0 0 0 0" draw:type="ooxml-non-primitive" draw:enhanced-path="M 0 333375 L 333375 0 681990 333375 N"><draw:equation draw:name="f0" draw:formula="0*logwidth/666750"/><draw:equation draw:name="f1" draw:formula="333375*logheight/333375"/><draw:equation draw:name="f2" draw:formula="333375*logwidth/666750"/><draw:equation draw:name="f3" draw:formula="0*logheight/333375"/><draw:equation draw:name="f4" draw:formula="666750*logwidth/666750"/><draw:equation draw:name="f5" draw:formula="333375*logheight/333375"/><draw:equation draw:name="f6" draw:formula="0*logwidth/666750"/><draw:equation draw:name="f7" draw:formula="333375*logheight/333375"/><draw:equation draw:name="f8" draw:formula="0*logwidth/758190"/><draw:equation draw:name="f9" draw:formula="333375*logheight/424815"/><draw:equation draw:name="f10" draw:formula="333375*logwidth/758190"/><draw:equation draw:name="f11" draw:formula="0*logheight/424815"/><draw:equation draw:name="f12" draw:formula="758190*logwidth/758190"/><draw:equation draw:name="f13" draw:formula="424815*logheight/424815"/><draw:equation draw:name="f14" draw:formula="0*logwidth/691515"/><draw:equation draw:name="f15" draw:formula="333375*logheight/353378"/><draw:equation draw:name="f16" draw:formula="333375*logwidth/691515"/><draw:equation draw:name="f17" draw:formula="0*logheight/353378"/><draw:equation draw:name="f18" draw:formula="691515*logwidth/691515"/><draw:equation draw:name="f19" draw:formula="353378*logheight/353378"/><draw:equation draw:name="f20" draw:formula="0*logwidth/691515"/><draw:equation draw:name="f21" draw:formula="333375*logheight/353378"/><draw:equation draw:name="f22" draw:formula="333375*logwidth/691515"/><draw:equation draw:name="f23" draw:formula="0*logheight/353378"/><draw:equation draw:name="f24" draw:formula="691515*logwidth/691515"/><draw:equation draw:name="f25" draw:formula="353378*logheight/353378"/><draw:equation draw:name="f26" draw:formula="0*logwidth/691515"/><draw:equation draw:name="f27" draw:formula="333375*logheight/353378"/><draw:equation draw:name="f28" draw:formula="333375*logwidth/691515"/><draw:equation draw:name="f29" draw:formula="0*logheight/353378"/><draw:equation draw:name="f30" draw:formula="691515*logwidth/691515"/><draw:equation draw:name="f31" draw:formula="353378*logheight/353378"/><draw:equation draw:name="f32" draw:formula="0*logwidth/653415"/><draw:equation draw:name="f33" draw:formula="333375*logheight/333375"/><draw:equation draw:name="f34" draw:formula="333375*logwidth/653415"/><draw:equation draw:name="f35" draw:formula="0*logheight/333375"/><draw:equation draw:name="f36" draw:formula="653415*logwidth/653415"/><draw:equation draw:name="f37" draw:formula="310476*logheight/333375"/><draw:equation draw:name="f38" draw:formula="0*logwidth/681990"/><draw:equation draw:name="f39" draw:formula="333375*logheight/333375"/><draw:equation draw:name="f40" draw:formula="333375*logwidth/681990"/><draw:equation draw:name="f41" draw:formula="0*logheight/333375"/><draw:equation draw:name="f42" draw:formula="681990*logwidth/681990"/><draw:equation draw:name="f43" draw:formula="333375*logheight/333375"/><draw:equation draw:name="f44" draw:formula="logwidth"/><draw:equation draw:name="f45" draw:formula="logheight"/></draw:enhanced-geometry></draw:custom-shape>(27)<text:tab/>X*P</text:p>
      <text:p text:style-name="P51"/>
      <text:p text:style-name="P51"><text:tab/></text:p>
      <text:p text:style-name="P101"><draw:custom-shape text:anchor-type="paragraph" draw:z-index="29" draw:name="Isosceles Triangle 67" draw:style-name="gr11" draw:text-style-name="P173" svg:width="0.7461in" svg:height="0.365in" svg:x="0.9839in" svg:y="0.1839in"><text:p/><draw:enhanced-geometry draw:mirror-horizontal="false" draw:mirror-vertical="false" drawooo:sub-view-size="681990 333375" draw:text-areas="0 0 ?f44 ?f45" svg:viewBox="0 0 0 0" draw:type="ooxml-non-primitive" draw:enhanced-path="M 0 333375 L 333375 0 681990 333375 N"><draw:equation draw:name="f0" draw:formula="0*logwidth/666750"/><draw:equation draw:name="f1" draw:formula="333375*logheight/333375"/><draw:equation draw:name="f2" draw:formula="333375*logwidth/666750"/><draw:equation draw:name="f3" draw:formula="0*logheight/333375"/><draw:equation draw:name="f4" draw:formula="666750*logwidth/666750"/><draw:equation draw:name="f5" draw:formula="333375*logheight/333375"/><draw:equation draw:name="f6" draw:formula="0*logwidth/666750"/><draw:equation draw:name="f7" draw:formula="333375*logheight/333375"/><draw:equation draw:name="f8" draw:formula="0*logwidth/758190"/><draw:equation draw:name="f9" draw:formula="333375*logheight/424815"/><draw:equation draw:name="f10" draw:formula="333375*logwidth/758190"/><draw:equation draw:name="f11" draw:formula="0*logheight/424815"/><draw:equation draw:name="f12" draw:formula="758190*logwidth/758190"/><draw:equation draw:name="f13" draw:formula="424815*logheight/424815"/><draw:equation draw:name="f14" draw:formula="0*logwidth/691515"/><draw:equation draw:name="f15" draw:formula="333375*logheight/353378"/><draw:equation draw:name="f16" draw:formula="333375*logwidth/691515"/><draw:equation draw:name="f17" draw:formula="0*logheight/353378"/><draw:equation draw:name="f18" draw:formula="691515*logwidth/691515"/><draw:equation draw:name="f19" draw:formula="353378*logheight/353378"/><draw:equation draw:name="f20" draw:formula="0*logwidth/691515"/><draw:equation draw:name="f21" draw:formula="333375*logheight/353378"/><draw:equation draw:name="f22" draw:formula="333375*logwidth/691515"/><draw:equation draw:name="f23" draw:formula="0*logheight/353378"/><draw:equation draw:name="f24" draw:formula="691515*logwidth/691515"/><draw:equation draw:name="f25" draw:formula="353378*logheight/353378"/><draw:equation draw:name="f26" draw:formula="0*logwidth/691515"/><draw:equation draw:name="f27" draw:formula="333375*logheight/353378"/><draw:equation draw:name="f28" draw:formula="333375*logwidth/691515"/><draw:equation draw:name="f29" draw:formula="0*logheight/353378"/><draw:equation draw:name="f30" draw:formula="691515*logwidth/691515"/><draw:equation draw:name="f31" draw:formula="353378*logheight/353378"/><draw:equation draw:name="f32" draw:formula="0*logwidth/653415"/><draw:equation draw:name="f33" draw:formula="333375*logheight/333375"/><draw:equation draw:name="f34" draw:formula="333375*logwidth/653415"/><draw:equation draw:name="f35" draw:formula="0*logheight/333375"/><draw:equation draw:name="f36" draw:formula="653415*logwidth/653415"/><draw:equation draw:name="f37" draw:formula="310476*logheight/333375"/><draw:equation draw:name="f38" draw:formula="0*logwidth/681990"/><draw:equation draw:name="f39" draw:formula="333375*logheight/333375"/><draw:equation draw:name="f40" draw:formula="333375*logwidth/681990"/><draw:equation draw:name="f41" draw:formula="0*logheight/333375"/><draw:equation draw:name="f42" draw:formula="681990*logwidth/681990"/><draw:equation draw:name="f43" draw:formula="333375*logheight/333375"/><draw:equation draw:name="f44" draw:formula="logwidth"/><draw:equation draw:name="f45" draw:formula="logheight"/></draw:enhanced-geometry></draw:custom-shape><text:tab/>PP<text:tab/>X*P</text:p>
      <text:p text:style-name="P51"/>
      <text:p text:style-name="P102"><text:tab/></text:p>
      <text:p text:style-name="P103"><draw:custom-shape text:anchor-type="paragraph" draw:z-index="30" draw:name="Isosceles Triangle 67" draw:style-name="gr12" draw:text-style-name="P173" svg:width="0.7461in" svg:height="0.3394in" svg:x="0.6091in" svg:y="0.1929in"><text:p/><draw:enhanced-geometry draw:mirror-horizontal="false" draw:mirror-vertical="false" drawooo:sub-view-size="681990 333375" draw:text-areas="0 0 ?f44 ?f45" svg:viewBox="0 0 0 0" draw:type="ooxml-non-primitive" draw:enhanced-path="M 0 333375 L 333375 0 681990 333375 N"><draw:equation draw:name="f0" draw:formula="0*logwidth/666750"/><draw:equation draw:name="f1" draw:formula="333375*logheight/333375"/><draw:equation draw:name="f2" draw:formula="333375*logwidth/666750"/><draw:equation draw:name="f3" draw:formula="0*logheight/333375"/><draw:equation draw:name="f4" draw:formula="666750*logwidth/666750"/><draw:equation draw:name="f5" draw:formula="333375*logheight/333375"/><draw:equation draw:name="f6" draw:formula="0*logwidth/666750"/><draw:equation draw:name="f7" draw:formula="333375*logheight/333375"/><draw:equation draw:name="f8" draw:formula="0*logwidth/758190"/><draw:equation draw:name="f9" draw:formula="333375*logheight/424815"/><draw:equation draw:name="f10" draw:formula="333375*logwidth/758190"/><draw:equation draw:name="f11" draw:formula="0*logheight/424815"/><draw:equation draw:name="f12" draw:formula="758190*logwidth/758190"/><draw:equation draw:name="f13" draw:formula="424815*logheight/424815"/><draw:equation draw:name="f14" draw:formula="0*logwidth/691515"/><draw:equation draw:name="f15" draw:formula="333375*logheight/353378"/><draw:equation draw:name="f16" draw:formula="333375*logwidth/691515"/><draw:equation draw:name="f17" draw:formula="0*logheight/353378"/><draw:equation draw:name="f18" draw:formula="691515*logwidth/691515"/><draw:equation draw:name="f19" draw:formula="353378*logheight/353378"/><draw:equation draw:name="f20" draw:formula="0*logwidth/691515"/><draw:equation draw:name="f21" draw:formula="333375*logheight/353378"/><draw:equation draw:name="f22" draw:formula="333375*logwidth/691515"/><draw:equation draw:name="f23" draw:formula="0*logheight/353378"/><draw:equation draw:name="f24" draw:formula="691515*logwidth/691515"/><draw:equation draw:name="f25" draw:formula="353378*logheight/353378"/><draw:equation draw:name="f26" draw:formula="0*logwidth/691515"/><draw:equation draw:name="f27" draw:formula="333375*logheight/353378"/><draw:equation draw:name="f28" draw:formula="333375*logwidth/691515"/><draw:equation draw:name="f29" draw:formula="0*logheight/353378"/><draw:equation draw:name="f30" draw:formula="691515*logwidth/691515"/><draw:equation draw:name="f31" draw:formula="353378*logheight/353378"/><draw:equation draw:name="f32" draw:formula="0*logwidth/653415"/><draw:equation draw:name="f33" draw:formula="333375*logheight/333375"/><draw:equation draw:name="f34" draw:formula="333375*logwidth/653415"/><draw:equation draw:name="f35" draw:formula="0*logheight/333375"/><draw:equation draw:name="f36" draw:formula="653415*logwidth/653415"/><draw:equation draw:name="f37" draw:formula="310476*logheight/333375"/><draw:equation draw:name="f38" draw:formula="0*logwidth/681990"/><draw:equation draw:name="f39" draw:formula="333375*logheight/333375"/><draw:equation draw:name="f40" draw:formula="333375*logwidth/681990"/><draw:equation draw:name="f41" draw:formula="0*logheight/333375"/><draw:equation draw:name="f42" draw:formula="681990*logwidth/681990"/><draw:equation draw:name="f43" draw:formula="333375*logheight/333375"/><draw:equation draw:name="f44" draw:formula="logwidth"/><draw:equation draw:name="f45" draw:formula="logheight"/></draw:enhanced-geometry></draw:custom-shape><text:tab/><text:span text:style-name="T9">i</text:span>*<text:tab/>XP</text:p>
      <text:p text:style-name="P102"/>
      <text:p text:style-name="P51"/>
      <text:p text:style-name="P104"><text:tab/><draw:frame draw:style-name="fr1" text:anchor-type="as-char" svg:width="0.1043in" svg:height="0.1839in" draw:z-index="0"><draw:object xlink:href="./Object 80" xlink:type="simple" xlink:show="embed" xlink:actuate="onLoad"/><draw:image xlink:href="./ObjectReplacements/Object 80" xlink:type="simple" xlink:show="embed" xlink:actuate="onLoad"/></draw:frame><text:tab/><text:span text:style-name="T9">i</text:span>*</text:p>
      <text:p text:style-name="P24"><text:tab/>[<text:span text:style-name="T4">incl</text:span>]</text:p>
      <text:p text:style-name="Standard"/>
      <text:p text:style-name="P109">Since Russian allows datives in the context of predicative possession, I hypothesize that these datives (involving directionality), not the locative PPs (encoding inclusion), are also used in modal contexts when there is an XP of propositional type. I will illustrate an implementation of this idea in Section 4. Before moving to this part of my analysis, I will elaborate on the notion of domain/sphere, as well as the spatial relations it underlies. I will show that inclusion (‘within’) and directionality (‘towards’), used in the analysis of predicative possession in this section, are paradigmatically related at a conceptual level. </text:p>
      <text:p text:style-name="P109"><text:s/></text:p>
      <text:p text:style-name="P109"><text:soft-page-break/><text:s text:c="4"/></text:p>
      <text:list xml:id="list134120647975807" text:continue-numbering="true" text:style-name="WWNum22">
        <text:list-item>
          <text:p text:style-name="P150">Possession and control </text:p>
        </text:list-item>
      </text:list>
      <text:p text:style-name="Standard">In cognitive grammar, possession is represented as an abstract image schema that has a “reference point” (= possessor), a “target” (= possessee) and a “dominion”, which is “[a] conceptual region (or the set of entities) to which a particular reference point affords direct access (i.e., the class of potential targets)” (Langacker 1993: 6; see also Langacker 2009: 82). Langacker’s “dominion” corresponds to what I was previously referring to as “domain/sphere” (<text:span text:style-name="T9">d</text:span>). If we follow B&amp;C’s suggestion to analyze possession in terms of inclusion, it seems natural to conceptualize the latter as a spatial relationship between the domain/sphere of a reference point, <text:span text:style-name="T9">d</text:span>(<text:span text:style-name="T9">R</text:span>), and a target point (<text:span text:style-name="T9">T</text:span>), as in Figure 1, which is a simplified version of Langacker’s schemas (e.g., it does not show a conceptualizer).</text:p>
      <text:p text:style-name="Standard"><draw:custom-shape text:anchor-type="paragraph" draw:z-index="31" draw:name="Oval 114" draw:style-name="gr16" draw:text-style-name="P174" svg:width="1.3224in" svg:height="1.063in" svg:x="0.2091in" svg:y="0.2283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37" draw:name="Oval 131" draw:style-name="gr16" draw:text-style-name="P174" svg:width="1.3224in" svg:height="1.063in" svg:x="2.7665in" svg:y="0.2283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Standard"><draw:custom-shape text:anchor-type="paragraph" draw:z-index="32" draw:name="Text Box 115" draw:style-name="gr17" draw:text-style-name="P175" svg:width="0.2862in" svg:height="0.2862in" svg:x="0.7862in" svg:y="0.2957in"><text:p text:style-name="P172"><text:span text:style-name="T33"></text:span><text:span text:style-name="T66"> </text:span><text:span text:style-name="T70">R</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5" draw:name="Text Box 117" draw:style-name="gr20" draw:text-style-name="P175" svg:width="0.3224in" svg:height="0.2862in" svg:x="1.3055in" svg:y="0.2846in"><text:p text:style-name="P172"><text:span text:style-name="T33"></text:span><text:span text:style-name="T66"> </text:span><text:span text:style-name="T70">T</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6" draw:name="Text Box 118" draw:style-name="gr21" draw:text-style-name="P175" svg:width="0.3906in" svg:height="0.3335in" svg:x="0.3429in" svg:y="0.5354in"><text:p text:style-name="P172"><text:span text:style-name="T70">d</text:span><text:span text:style-name="T66">(</text:span><text:span text:style-name="T70">R</text:span><text:span text:style-name="T66">)</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9" draw:name="Text Box 133" draw:style-name="gr20" draw:text-style-name="P175" svg:width="0.3224in" svg:height="0.2862in" svg:x="4.1854in" svg:y="0.2846in"><text:p text:style-name="P172"><text:span text:style-name="T33"></text:span><text:span text:style-name="T66"> </text:span><text:span text:style-name="T70">T</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0" draw:name="Text Box 134" draw:style-name="gr21" draw:text-style-name="P175" svg:width="0.3906in" svg:height="0.3335in" svg:x="2.9008in" svg:y="0.5354in"><text:p text:style-name="P172"><text:span text:style-name="T70">d</text:span><text:span text:style-name="T66">(</text:span><text:span text:style-name="T70">R</text:span><text:span text:style-name="T66">)</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8" draw:name="Text Box 132" draw:style-name="gr17" draw:text-style-name="P175" svg:width="0.2862in" svg:height="0.2862in" svg:x="3.3437in" svg:y="0.2957in"><text:p text:style-name="P172"><text:span text:style-name="T33"></text:span><text:span text:style-name="T66"> </text:span><text:span text:style-name="T70">R</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3" draw:name="Text Box 121" draw:style-name="gr18" draw:text-style-name="P176" svg:width="1.948in" svg:height="0.4067in" svg:x="0.0154in" svg:y="1.0709in"><text:p text:style-name="P152">Figure 1: d(R) includes T</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draw:custom-shape text:anchor-type="paragraph" draw:z-index="34" draw:name="Text Box 126" draw:style-name="gr19" draw:text-style-name="P176" svg:width="1.7453in" svg:height="0.4067in" svg:x="2.6299in" svg:y="0.1516in"><text:p text:style-name="P152">Figure 2: d(R) excludes T</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109"/>
      <text:p text:style-name="P109"><draw:custom-shape text:anchor-type="paragraph" draw:z-index="47" draw:name="Oval 141" draw:style-name="gr16" draw:text-style-name="P174" svg:width="1.3224in" svg:height="1.063in" svg:x="2.8075in" svg:y="0.0457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41" draw:name="Oval 135" draw:style-name="gr16" draw:text-style-name="P174" svg:width="1.3224in" svg:height="1.063in" svg:x="0.2091in" svg:y="-0.0008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42" draw:name="Text Box 136" draw:style-name="gr17" draw:text-style-name="P175" svg:width="0.2862in" svg:height="0.2862in" svg:x="0.7862in" svg:y="0.3693in"><text:p text:style-name="P172"><text:span text:style-name="T33"></text:span><text:span text:style-name="T66"> </text:span><text:span text:style-name="T70">R</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5" draw:name="Text Box 139" draw:style-name="gr20" draw:text-style-name="P175" svg:width="0.3224in" svg:height="0.2862in" svg:x="1.9098in" svg:y="0.3583in"><text:p text:style-name="P172"><text:span text:style-name="T33"></text:span><text:span text:style-name="T66"> </text:span><text:span text:style-name="T70">T</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6" draw:name="Text Box 140" draw:style-name="gr21" draw:text-style-name="P175" svg:width="0.3906in" svg:height="0.3335in" svg:x="0.3429in" svg:y="0.6091in"><text:p text:style-name="P172"><text:span text:style-name="T70">d</text:span><text:span text:style-name="T66">(</text:span><text:span text:style-name="T70">R</text:span><text:span text:style-name="T66">)</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53" draw:name="Straight Arrow Connector 4" draw:style-name="gr24" draw:text-style-name="P173" svg:width="0.3441in" svg:height="0.0012in" svg:x="4.1634in" svg:y="0.2563in"><text:p/><draw:enhanced-geometry draw:mirror-horizontal="true" draw:mirror-vertical="false" svg:viewBox="0 0 21600 21600" draw:type="mso-spt32" draw:enhanced-path="M 0 0 L 21600 21600 N"/></draw:custom-shape><draw:custom-shape text:anchor-type="paragraph" draw:z-index="52" draw:name="Text Box 146" draw:style-name="gr20" draw:text-style-name="P175" svg:width="0.3224in" svg:height="0.2862in" svg:x="3.8866in" svg:y="0.102in"><text:p text:style-name="P172"><text:span text:style-name="T33"></text:span><text:span text:style-name="T66"> </text:span><text:span text:style-name="T70">T</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0" draw:name="Text Box 144" draw:style-name="gr21" draw:text-style-name="P175" svg:width="0.3906in" svg:height="0.3335in" svg:x="2.9417in" svg:y="0.3528in"><text:p text:style-name="P172"><text:span text:style-name="T70">d</text:span><text:span text:style-name="T66">(</text:span><text:span text:style-name="T70">R</text:span><text:span text:style-name="T66">)</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9" draw:name="Text Box 143" draw:style-name="gr20" draw:text-style-name="P175" svg:width="0.3224in" svg:height="0.2862in" svg:x="4.5118in" svg:y="0.102in"><text:p text:style-name="P172"><text:span text:style-name="T33"></text:span><text:span text:style-name="T66"> </text:span><text:span text:style-name="T70">T</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8" draw:name="Text Box 142" draw:style-name="gr17" draw:text-style-name="P175" svg:width="0.2862in" svg:height="0.2862in" svg:x="3.3846in" svg:y="0.1134in"><text:p text:style-name="P172"><text:span text:style-name="T33"></text:span><text:span text:style-name="T66"> </text:span><text:span text:style-name="T70">R</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1" draw:name="Straight Arrow Connector 145" draw:style-name="gr24" draw:text-style-name="P173" svg:width="0.3441in" svg:height="0.0012in" svg:x="1.5654in" svg:y="0.2146in"><text:p/><draw:enhanced-geometry draw:mirror-horizontal="true" draw:mirror-vertical="false" svg:viewBox="0 0 21600 21600" draw:type="mso-spt32" draw:enhanced-path="M 0 0 L 21600 21600 N"/></draw:custom-shape></text:p>
      <text:p text:style-name="Standard"/>
      <text:p text:style-name="Standard"><draw:custom-shape text:anchor-type="paragraph" draw:z-index="44" draw:name="Text Box 138" draw:style-name="gr23" draw:text-style-name="P176" svg:width="2.537in" svg:height="0.6252in" svg:x="2.4256in" svg:y="0.2417in"><text:p text:style-name="P152">Figure 4: d(R) includes T in an inertia world</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3" draw:name="Text Box 137" draw:style-name="gr22" draw:text-style-name="P176" svg:width="2.276in" svg:height="0.3961in" svg:x="-0.0016in" svg:y="0.2417in"><text:p text:style-name="P152">Figure 3: T is directed towards d(R)</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As we can see in Figure 1 and Figure 2, there are two self-excluding logical possibilities: either <text:span text:style-name="T9">d</text:span>(<text:span text:style-name="T9">R</text:span>) includes <text:span text:style-name="T9">T</text:span> or <text:span text:style-name="T9">d</text:span>(<text:span text:style-name="T9">R</text:span>) excludes <text:span text:style-name="T9">T</text:span>. However, exclusion does not rule out a possibility of including <text:span text:style-name="T9">T</text:span> within <text:span text:style-name="T9">d</text:span>(<text:span text:style-name="T9">R</text:span>) if we add a vector, as in Figure 3. Assuming inertia, if <text:span text:style-name="T9">T</text:span> continuously moves towards <text:span text:style-name="T9">d</text:span>(<text:span text:style-name="T9">R</text:span>), we can infer from the vector in Figure 3 that <text:span text:style-name="T9">T</text:span> will cross the inclusion boundary at some point. That is, even though <text:span text:style-name="T9">T</text:span> is not included in <text:span text:style-name="T9">d</text:span>(<text:span text:style-name="T9">R</text:span>) in the actual world, inclusion is still possible in an “inertia world” (Dowty 1979: 148).<text:span text:style-name="Footnote_20_Symbol"><text:note text:id="ftn14" text:note-class="footnote"><text:note-citation>14</text:note-citation><text:note-body><text:p text:style-name="P132"><text:span text:style-name="T66"> Dowty (1979) uses an inertia function in his definition of the progressive operator, assuming a branching time model. My use of the term, applied to a conceptual metaphor, is rather informal a this point. Interestingly, the dative does correlate with the imperfective operator in dative infinitive constructions (Section 4), but a detailed account of this correlation in the aspectual domain is beyond the scope of this paper.</text:span><text:span text:style-name="T70"> </text:span><text:span text:style-name="T66"><text:s text:c="5"/></text:span></text:p></text:note-body></text:note></text:span> It is thus plausible to differentiate between inclusion in the actual world and the one in an inertia (possible) world, as in Figure 4. Crucially, motion and the end-point are inferred from the directional vector, but they are not part of the dative meaning itself <text:span text:style-name="T58">(see Fábregas &amp; Marín, this volume).</text:span> <text:s/></text:p>
      <text:p text:style-name="Standard">Possession (as a meta category) can thus be conceptualized as a feature-geometric system in (28), where the sisters are mutually excluding privative features and dominance corresponds to implication. The terminal nodes are the lexical roots (and their grammatical case features) assumed in Section 2.3.<text:span text:style-name="Footnote_20_Symbol"><text:note text:id="ftn15" text:note-class="footnote"><text:note-citation>15</text:note-citation><text:note-body><text:p text:style-name="P133"><text:span text:style-name="T67"> My analysis does not contradict to Franco &amp; Lorusso (this volume), who observe that the dative morphology can mark inclusion in world languages. It is expected that languages vary at the morphological level (the dative being more or less polysemous). My point is that the dative is not reducible to inclusion universally. Russian makes a clear morphological distinction between locational and directional meanings. For example, Russian cannot mark actual possession using the dative like French (e.g., </text:span><text:span text:style-name="T71">ce livre est à moi </text:span><text:span text:style-name="T67">‘this book is mine’; cf. (13)).</text:span><text:span text:style-name="T66"> <text:s text:c="4"/></text:span><text:span text:style-name="T70"><text:s/></text:span><text:span text:style-name="T66"><text:s text:c="5"/></text:span></text:p></text:note-body></text:note></text:span> </text:p>
      <text:p text:style-name="P4"/>
      <text:p text:style-name="P8"><draw:custom-shape text:anchor-type="paragraph" draw:z-index="54" draw:name="Isosceles Triangle 148" draw:style-name="gr25" draw:text-style-name="P173" svg:width="1.5213in" svg:height="0.376in" svg:x="1.0571in" svg:y="0.2146in"><text:p/><draw:enhanced-geometry draw:mirror-horizontal="false" draw:mirror-vertical="false" drawooo:sub-view-size="934402 343852" draw:text-areas="0 0 ?f20 ?f21" svg:viewBox="0 0 0 0" draw:type="ooxml-non-primitive" draw:enhanced-path="M 0 323850 L 421481 0 C 561975 107950 934402 343852 934402 343852 N"><draw:equation draw:name="f0" draw:formula="0*logwidth/842962"/><draw:equation draw:name="f1" draw:formula="323850*logheight/323850"/><draw:equation draw:name="f2" draw:formula="421481*logwidth/842962"/><draw:equation draw:name="f3" draw:formula="0*logheight/323850"/><draw:equation draw:name="f4" draw:formula="842962*logwidth/842962"/><draw:equation draw:name="f5" draw:formula="323850*logheight/323850"/><draw:equation draw:name="f6" draw:formula="0*logwidth/842962"/><draw:equation draw:name="f7" draw:formula="323850*logheight/323850"/><draw:equation draw:name="f8" draw:formula="0*logwidth/934402"/><draw:equation draw:name="f9" draw:formula="323850*logheight/415290"/><draw:equation draw:name="f10" draw:formula="421481*logwidth/934402"/><draw:equation draw:name="f11" draw:formula="0*logheight/415290"/><draw:equation draw:name="f12" draw:formula="934402*logwidth/934402"/><draw:equation draw:name="f13" draw:formula="415290*logheight/415290"/><draw:equation draw:name="f14" draw:formula="0*logwidth/934402"/><draw:equation draw:name="f15" draw:formula="323850*logheight/343852"/><draw:equation draw:name="f16" draw:formula="421481*logwidth/934402"/><draw:equation draw:name="f17" draw:formula="0*logheight/343852"/><draw:equation draw:name="f18" draw:formula="934402*logwidth/934402"/><draw:equation draw:name="f19" draw:formula="343852*logheight/343852"/><draw:equation draw:name="f20" draw:formula="logwidth"/><draw:equation draw:name="f21" draw:formula="logheight"/></draw:enhanced-geometry></draw:custom-shape>(28)<text:tab/>Possession</text:p>
      <text:p text:style-name="P4"/>
      <text:p text:style-name="P9"><draw:line text:anchor-type="paragraph" draw:z-index="56" draw:name="Straight Connector 150" draw:style-name="gr26" draw:text-style-name="P173" svg:x1="2.5768in" svg:y1="0.2374in" svg:x2="2.578in" svg:y2="0.5811in"><text:p/></draw:line><draw:line text:anchor-type="paragraph" draw:z-index="55" draw:name="Straight Connector 149" draw:style-name="gr26" draw:text-style-name="P173" svg:x1="1.0567in" svg:y1="0.2366in" svg:x2="1.0579in" svg:y2="0.5803in"><text:p/></draw:line><text:tab/>Inclusion (within)<text:tab/><text:tab/>Exclusion</text:p>
      <text:p text:style-name="P10"><text:tab/></text:p>
      <text:p text:style-name="P11"><draw:line text:anchor-type="paragraph" draw:z-index="57" draw:name="Straight Connector 151" draw:style-name="gr26" draw:text-style-name="P173" svg:x1="2.5776in" svg:y1="0.2339in" svg:x2="2.5787in" svg:y2="0.5776in"><text:p/></draw:line><text:tab/><draw:frame draw:style-name="fr1" text:anchor-type="as-char" svg:width="0.2311in" svg:height="0.1984in" draw:z-index="0"><draw:object xlink:href="./Object 82" xlink:type="simple" xlink:show="embed" xlink:actuate="onLoad"/><draw:image xlink:href="./ObjectReplacements/Object 82" xlink:type="simple" xlink:show="embed" xlink:actuate="onLoad"/></draw:frame><text:span text:style-name="T64"> (genitive)</text:span><text:tab/><text:tab/>Direction (towards)<text:tab/></text:p>
      <text:p text:style-name="P12"><text:tab/></text:p>
      <text:p text:style-name="P13"><text:soft-page-break/><text:tab/><text:tab/><draw:frame draw:style-name="fr1" text:anchor-type="as-char" svg:width="0.2398in" svg:height="0.1984in" draw:z-index="0"><draw:object xlink:href="./Object 84" xlink:type="simple" xlink:show="embed" xlink:actuate="onLoad"/><draw:image xlink:href="./ObjectReplacements/Object 84" xlink:type="simple" xlink:show="embed" xlink:actuate="onLoad"/></draw:frame><text:span text:style-name="T64"> (dative)</text:span></text:p>
      <text:p text:style-name="P137"/>
      <text:p text:style-name="Standard">Finally, in order to bridge the above features with the modal uses of the dative, let me touch upon the notion of control, mentioned in Section 1 (see the excerpt from B&amp;C above (3)). I shall start with a slight detour and provide further details on <text:span text:style-name="T9">d</text:span>(<text:span text:style-name="T9">R</text:span>) and its content. What class of potential targets can we have? As a conceptual region (in Langacker’s terms), <text:span text:style-name="T9">d</text:span>(<text:span text:style-name="T9">R</text:span>) includes first of all <text:span text:style-name="T9">R</text:span>’s physical body and, depending on <text:span text:style-name="T9">R</text:span>’s<text:span text:style-name="T9"> </text:span>animacy and human attributes, <text:span text:style-name="T9">d</text:span>(<text:span text:style-name="T9">R</text:span>) can also include <text:span text:style-name="T9">R</text:span>’s<text:span text:style-name="T9"> </text:span>living space, personal belongings, social relations and, ultimately, controlled situations. The list<text:span text:style-name="T9"> </text:span>of things that can be included in <text:span text:style-name="T9">d</text:span>(<text:span text:style-name="T9">R</text:span>)<text:span text:style-name="T9"> </text:span>seems to be heterogeneous, but all these elements (we may call them “particulars”) can be sorted into two main types, individuals and situations. In situation semantics (Kratzer 1989, 2002, 2007/2017), <text:span text:style-name="T9">d</text:span>(<text:span text:style-name="T9">R</text:span>) can be thought of as a “thick particular”, as opposed to a “thin particular”. In Kratzer’s own words: </text:p>
      <text:p text:style-name="Quote">We may consider particulars with all their ‘properties’. This gives us the notion of a ‘thick’ particular. Alternatively, we may have a conception of a ‘thin’ particular. A thin particular is a particular with all its ‘properties’ stripped off (the ‘residue’ in more traditional terminology). When we say that a state of affairs is a particular’s having a ‘property’ or two or more particulars standing in some ‘relation’, the notion of a thin particular is involved. Thick particulars are themselves states of affairs (but not every state of affairs is a thick particular, of course). (Kratzer 1989: 613) </text:p>
      <text:p text:style-name="Standard">As a thick particular, <text:span text:style-name="T9">d</text:span>(<text:span text:style-name="T9">R</text:span>) is a set of thin particulars (cf. “entities” in Langacker’s definition). Thin particulars, in theirs turn, are conceptualized as either individuals (<text:span text:style-name="T9">e</text:span>) or situations (<text:span text:style-name="T9">s</text:span>). That is, <text:span text:style-name="T9">T </text:span>can be of type <text:span text:style-name="T9">s</text:span> as well as of type <text:span text:style-name="T9">e</text:span>. This distinction will be relevant for us in Section 4, where I will use the same functions and compositional rules as in Section 2.3, but incorporating situations. Exclusion of a situation from <text:span text:style-name="T9">d</text:span>(<text:span text:style-name="T9">R</text:span>) implies a lack of control over that situation in the actual world. However, adding a vector, as in Figure 3, we infer that a situation is under control in an inertia world. This is what makes the dative – terminal node <draw:frame draw:style-name="fr1" text:anchor-type="as-char" svg:width="0.2398in" svg:height="0.1984in" draw:z-index="0"><draw:object xlink:href="./Object 86" xlink:type="simple" xlink:show="embed" xlink:actuate="onLoad"/><draw:image xlink:href="./ObjectReplacements/Object 86" xlink:type="simple" xlink:show="embed" xlink:actuate="onLoad"/></draw:frame><text:s/>in (28) – a good fit for a modal use. This last point finally brings us to my analysis of possessive modality in Russian.</text:p>
      <text:p text:style-name="Standard"/>
      <text:list xml:id="list134119808835471" text:continue-numbering="true" text:style-name="WWNum22">
        <text:list-item>
          <text:p text:style-name="P150">Possessive modality in Russian</text:p>
        </text:list-item>
      </text:list>
      <text:p text:style-name="P109">As I have already mentioned in footnote 3, not all dative infinitive constructions in Russian have possessive modality. The latter is restricted to declarative imperfective clauses, as in (29a). In (29b), I show that the verb cannot be perfective. Perfective becomes possible if we add negation, as in (30a), or use a <text:span text:style-name="T9">wh-</text:span>phrase, as in (30b), but the modal flavour is not the same (see Fortuin 2007; Tsedryk 2018).</text:p>
      <text:p text:style-name="P109"/>
      <text:p text:style-name="P49"><text:span text:style-name="T59">(29)<text:tab/>a. <text:tab/></text:span><text:span text:style-name="T61">Vane</text:span><text:span text:style-name="T60"> </text:span><text:span text:style-name="T61"><text:tab/><text:tab/><text:tab/><text:tab/><text:tab/>zavtra <text:tab/><text:tab/><text:tab/>rano <text:tab/>vsta-va-t’</text:span><text:span text:style-name="T59">.</text:span></text:p>
      <text:p text:style-name="P49"><text:span text:style-name="T59"><text:tab/><text:tab/></text:span>Vanja.<text:span text:style-name="T4">dat</text:span><text:tab/>tomorrow<text:tab/>early<text:tab/>get.up-<text:span text:style-name="T4">ipfv-inf</text:span></text:p>
      <text:p text:style-name="P114"><text:tab/>‘Vanja has to get up early tomorrow.’<text:tab/></text:p>
      <text:p text:style-name="P50"><text:tab/>b. <text:tab/>*<text:tab/><text:span text:style-name="T9">Vane</text:span><text:span text:style-name="T11"> </text:span><text:span text:style-name="T9"><text:tab/><text:tab/><text:tab/><text:tab/><text:tab/>zavtra <text:tab/><text:tab/><text:tab/>rano <text:tab/>vsta-t’</text:span>.</text:p>
      <text:p text:style-name="P49"><text:tab/><text:tab/>Vanja.<text:span text:style-name="T4">dat</text:span><text:tab/>tomorrow<text:tab/>early<text:tab/>get.up.<text:span text:style-name="T4">prf-inf</text:span></text:p>
      <text:p text:style-name="P114"><text:tab/>[the same as in (29a)] </text:p>
      <text:p text:style-name="P105"><text:span text:style-name="T59">(30)<text:tab/>a.<text:tab/></text:span><text:span text:style-name="T61">Vane</text:span><text:span text:style-name="T60"> </text:span><text:span text:style-name="T61"><text:tab/><text:tab/><text:tab/><text:tab/><text:tab/>zavtra <text:tab/><text:tab/><text:tab/>rano <text:tab/>ne <text:tab/><text:tab/>vsta-t’</text:span><text:span text:style-name="T59">.</text:span></text:p>
      <text:p text:style-name="P105"><text:span text:style-name="T59"><text:tab/><text:tab/></text:span>Vanja.<text:span text:style-name="T4">dat</text:span><text:tab/>tomorrow<text:tab/>early<text:tab/><text:span text:style-name="T4">neg</text:span><text:tab/><text:tab/>get.up.<text:span text:style-name="T4">prf-inf</text:span></text:p>
      <text:p text:style-name="P30"><text:tab/>‘Vanja will not be able to get up early tomorrow.’ </text:p>
      <text:p text:style-name="P105"><text:tab/>b.<text:tab/><text:tab/><text:span text:style-name="T9">Vo<text:tab/><text:tab/>skol’ko <text:tab/><text:tab/><text:tab/>Vane <text:tab/><text:tab/><text:tab/><text:tab/><text:tab/>zavtra <text:tab/><text:tab/><text:tab/><text:tab/>vsta-t’</text:span>?</text:p>
      <text:p text:style-name="P105"><text:tab/><text:tab/>at<text:tab/><text:tab/>what.time<text:tab/><text:tab/>Vanja.<text:span text:style-name="T4">dat</text:span><text:tab/>tomorrow<text:tab/><text:tab/>get.up.<text:span text:style-name="T4">prf-inf</text:span></text:p>
      <text:p text:style-name="P30"><text:tab/>‘At what time should Vanja get up tomorrow?’ </text:p>
      <text:p text:style-name="P30"/>
      <text:p text:style-name="P30">In what follows, I will focus on possessive modality and will not attempt an analysis of the modal flavours in (30), as this endeavour would take me too far afield. However, the syntactic derivation that I propose below can be applied to all dative infinitive constructions. <text:s/></text:p>
      <text:p text:style-name="P30">In a nutshell, my main idea is that <text:span text:style-name="T9">i</text:span>* can create a dative applicative structure on the top of a TP, just like it creates such a structure on the top of an NP; compare (31) with (18).<text:span text:style-name="Footnote_20_Symbol"><text:note text:id="ftn16" text:note-class="footnote"><text:note-citation>16</text:note-citation><text:note-body><text:p text:style-name="P169"> A high applicative structure on the top of a TP is not new. It has already been proposed by Rivero (2009) and Rivero &amp; Arregui (2012) for involuntary state constructions in Slavic. </text:p></text:note-body></text:note></text:span> <text:s text:c="4"/></text:p>
      <text:p text:style-name="P108"/>
      <text:p text:style-name="P68"><draw:custom-shape text:anchor-type="paragraph" draw:z-index="58" draw:name="Isosceles Triangle 96" draw:style-name="gr13" draw:text-style-name="P173" svg:width="1.3398in" svg:height="0.3488in" svg:x="0.578in" svg:y="0.2189in"><text:p/><draw:enhanced-geometry draw:mirror-horizontal="false" draw:mirror-vertical="false" drawooo:sub-view-size="1224915 353378" draw:text-areas="0 0 ?f20 ?f21" svg:viewBox="0 0 0 0" draw:type="ooxml-non-primitive" draw:enhanced-path="M 0 342900 L 633413 0 C 844550 114300 1224915 353378 1224915 353378 N"><draw:equation draw:name="f0" draw:formula="0*logwidth/1266825"/><draw:equation draw:name="f1" draw:formula="342900*logheight/342900"/><draw:equation draw:name="f2" draw:formula="633413*logwidth/1266825"/><draw:equation draw:name="f3" draw:formula="0*logheight/342900"/><draw:equation draw:name="f4" draw:formula="1266825*logwidth/1266825"/><draw:equation draw:name="f5" draw:formula="342900*logheight/342900"/><draw:equation draw:name="f6" draw:formula="0*logwidth/1266825"/><draw:equation draw:name="f7" draw:formula="342900*logheight/342900"/><draw:equation draw:name="f8" draw:formula="0*logwidth/1358265"/><draw:equation draw:name="f9" draw:formula="342900*logheight/434340"/><draw:equation draw:name="f10" draw:formula="633413*logwidth/1358265"/><draw:equation draw:name="f11" draw:formula="0*logheight/434340"/><draw:equation draw:name="f12" draw:formula="1358265*logwidth/1358265"/><draw:equation draw:name="f13" draw:formula="434340*logheight/434340"/><draw:equation draw:name="f14" draw:formula="0*logwidth/1224915"/><draw:equation draw:name="f15" draw:formula="342900*logheight/353378"/><draw:equation draw:name="f16" draw:formula="633413*logwidth/1224915"/><draw:equation draw:name="f17" draw:formula="0*logheight/353378"/><draw:equation draw:name="f18" draw:formula="1224915*logwidth/1224915"/><draw:equation draw:name="f19" draw:formula="353378*logheight/353378"/><draw:equation draw:name="f20" draw:formula="logwidth"/><draw:equation draw:name="f21" draw:formula="logheight"/></draw:enhanced-geometry></draw:custom-shape><text:span text:style-name="T59">(31)<text:tab/>T*P</text:span></text:p>
      <text:p text:style-name="P84"><text:soft-page-break/></text:p>
      <text:p text:style-name="P69"><text:span text:style-name="T59"><text:tab/></text:span></text:p>
      <text:p text:style-name="P69"><draw:custom-shape text:anchor-type="paragraph" draw:z-index="59" draw:name="Isosceles Triangle 96" draw:style-name="gr13" draw:text-style-name="P173" svg:width="1.3398in" svg:height="0.3488in" svg:x="1.2756in" svg:y="0.1953in"><text:p/><draw:enhanced-geometry draw:mirror-horizontal="false" draw:mirror-vertical="false" drawooo:sub-view-size="1224915 353378" draw:text-areas="0 0 ?f20 ?f21" svg:viewBox="0 0 0 0" draw:type="ooxml-non-primitive" draw:enhanced-path="M 0 342900 L 633413 0 C 844550 114300 1224915 353378 1224915 353378 N"><draw:equation draw:name="f0" draw:formula="0*logwidth/1266825"/><draw:equation draw:name="f1" draw:formula="342900*logheight/342900"/><draw:equation draw:name="f2" draw:formula="633413*logwidth/1266825"/><draw:equation draw:name="f3" draw:formula="0*logheight/342900"/><draw:equation draw:name="f4" draw:formula="1266825*logwidth/1266825"/><draw:equation draw:name="f5" draw:formula="342900*logheight/342900"/><draw:equation draw:name="f6" draw:formula="0*logwidth/1266825"/><draw:equation draw:name="f7" draw:formula="342900*logheight/342900"/><draw:equation draw:name="f8" draw:formula="0*logwidth/1358265"/><draw:equation draw:name="f9" draw:formula="342900*logheight/434340"/><draw:equation draw:name="f10" draw:formula="633413*logwidth/1358265"/><draw:equation draw:name="f11" draw:formula="0*logheight/434340"/><draw:equation draw:name="f12" draw:formula="1358265*logwidth/1358265"/><draw:equation draw:name="f13" draw:formula="434340*logheight/434340"/><draw:equation draw:name="f14" draw:formula="0*logwidth/1224915"/><draw:equation draw:name="f15" draw:formula="342900*logheight/353378"/><draw:equation draw:name="f16" draw:formula="633413*logwidth/1224915"/><draw:equation draw:name="f17" draw:formula="0*logheight/353378"/><draw:equation draw:name="f18" draw:formula="1224915*logwidth/1224915"/><draw:equation draw:name="f19" draw:formula="353378*logheight/353378"/><draw:equation draw:name="f20" draw:formula="logwidth"/><draw:equation draw:name="f21" draw:formula="logheight"/></draw:enhanced-geometry></draw:custom-shape><text:span text:style-name="T59"><text:tab/>DP</text:span><text:span text:style-name="T40">[DAT]</text:span><text:span text:style-name="T59"><text:tab/>T*P</text:span><text:span text:style-name="T40">[s:D][DAT]</text:span></text:p>
      <text:p text:style-name="P70"><text:span text:style-name="T59"><text:tab/></text:span><text:span text:style-name="T9">Vane</text:span></text:p>
      <text:p text:style-name="P71"><text:tab/><text:tab/></text:p>
      <text:p text:style-name="P71"><draw:custom-shape text:anchor-type="paragraph" draw:z-index="60" draw:name="Isosceles Triangle 96" draw:style-name="gr13" draw:text-style-name="P173" svg:width="1.3398in" svg:height="0.3488in" svg:x="0.578in" svg:y="0.1874in"><text:p/><draw:enhanced-geometry draw:mirror-horizontal="false" draw:mirror-vertical="false" drawooo:sub-view-size="1224915 353378" draw:text-areas="0 0 ?f20 ?f21" svg:viewBox="0 0 0 0" draw:type="ooxml-non-primitive" draw:enhanced-path="M 0 342900 L 633413 0 C 844550 114300 1224915 353378 1224915 353378 N"><draw:equation draw:name="f0" draw:formula="0*logwidth/1266825"/><draw:equation draw:name="f1" draw:formula="342900*logheight/342900"/><draw:equation draw:name="f2" draw:formula="633413*logwidth/1266825"/><draw:equation draw:name="f3" draw:formula="0*logheight/342900"/><draw:equation draw:name="f4" draw:formula="1266825*logwidth/1266825"/><draw:equation draw:name="f5" draw:formula="342900*logheight/342900"/><draw:equation draw:name="f6" draw:formula="0*logwidth/1266825"/><draw:equation draw:name="f7" draw:formula="342900*logheight/342900"/><draw:equation draw:name="f8" draw:formula="0*logwidth/1358265"/><draw:equation draw:name="f9" draw:formula="342900*logheight/434340"/><draw:equation draw:name="f10" draw:formula="633413*logwidth/1358265"/><draw:equation draw:name="f11" draw:formula="0*logheight/434340"/><draw:equation draw:name="f12" draw:formula="1358265*logwidth/1358265"/><draw:equation draw:name="f13" draw:formula="434340*logheight/434340"/><draw:equation draw:name="f14" draw:formula="0*logwidth/1224915"/><draw:equation draw:name="f15" draw:formula="342900*logheight/353378"/><draw:equation draw:name="f16" draw:formula="633413*logwidth/1224915"/><draw:equation draw:name="f17" draw:formula="0*logheight/353378"/><draw:equation draw:name="f18" draw:formula="1224915*logwidth/1224915"/><draw:equation draw:name="f19" draw:formula="353378*logheight/353378"/><draw:equation draw:name="f20" draw:formula="logwidth"/><draw:equation draw:name="f21" draw:formula="logheight"/></draw:enhanced-geometry></draw:custom-shape><text:tab/><text:tab/>T*<text:span text:style-name="T36">[s:D][DAT]</text:span><text:tab/>TP</text:p>
      <text:p text:style-name="P72"><text:tab/><text:tab/><text:tab/><text:span text:style-name="T33"></text:span><text:span text:style-name="T66">DP</text:span><text:span text:style-name="T52">[case:__]</text:span><text:span text:style-name="T33"></text:span><text:span text:style-name="T70"> zavtra rano vstavat’</text:span><text:span text:style-name="T66"> </text:span></text:p>
      <text:p text:style-name="P73"><text:span text:style-name="T66"><text:tab/><text:tab/><text:tab/>(‘</text:span><text:span text:style-name="T74">get up early tomorrow’)</text:span><text:span text:style-name="T64"><text:tab/></text:span></text:p>
      <text:p text:style-name="P74"><text:tab/><draw:frame draw:style-name="fr1" text:anchor-type="as-char" svg:width="0.2398in" svg:height="0.1984in" draw:z-index="0"><draw:object xlink:href="./Object 88" xlink:type="simple" xlink:show="embed" xlink:actuate="onLoad"/><draw:image xlink:href="./ObjectReplacements/Object 88" xlink:type="simple" xlink:show="embed" xlink:actuate="onLoad"/></draw:frame><text:span text:style-name="T48">[DAT]</text:span><text:span text:style-name="T64"><text:tab/></text:span><text:span text:style-name="T12">i</text:span><text:span text:style-name="T64">*<text:tab/><text:tab/><text:tab/><text:tab/></text:span></text:p>
      <text:p text:style-name="P14"><text:span text:style-name="T64"><text:tab/><text:tab/><text:tab/>T</text:span><text:span text:style-name="T48">[s:D]</text:span></text:p>
      <text:p text:style-name="Standard"/>
      <text:p text:style-name="P36">Apart from the categorial difference, (31) is different from (18) by its derivational history: it is a raising structure (DP has a copy within TP). This peculiarity of (31) is derived from Chomsky’s (2013) labeling algorithm, which resolves labeling ambiguity in cases like (32a): two maximal projections are merged and do not share any features. In order to label <text:span text:style-name="T25"></text:span>, we have to merge an extra head H (which projects an HP) and move either XP or YP. Suppose it is XP that has to move, as in (32b). This movement creates a “discontinuous element” (Chomsky 2013: 44), whose lower copy becomes irrelevant for labeling, and <text:span text:style-name="T25"></text:span> is labeled as YP. </text:p>
      <text:p text:style-name="P31"/>
      <text:p text:style-name="P32">(32)<text:tab/>a.<text:tab/>[<text:span text:style-name="T42"></text:span> XP YP]</text:p>
      <text:p text:style-name="P32"><text:tab/>b.<text:tab/>[<text:span text:style-name="T36">β</text:span> XP [<text:span text:style-name="T36">HP</text:span> H [<text:span text:style-name="T36">YP</text:span> <text:span text:style-name="T25"></text:span>XP<text:span text:style-name="T25"></text:span> YP]]]</text:p>
      <text:p text:style-name="P31"/>
      <text:p text:style-name="P36">We have the same situation in (33a), where the subject raises from its thematic position (Spec,vP) and merges with a TP. Since we have an infinitival TP (without agreement features), there are two consequences: (i) DP cannot be case-marked and (ii) <text:span text:style-name="T25"></text:span> cannot be labeled. We have to merge a case-assigning head. This is where <text:span text:style-name="T9">i</text:span>* comes into play. However, it cannot be a bare <text:span text:style-name="T9">i</text:span>* (which does not have its own case feature to assign); it has to be <text:span text:style-name="T9">i</text:span>* with a case assigning root. </text:p>
      <text:p text:style-name="P31"/>
      <text:p text:style-name="P33">(33)<text:tab/>a.<text:tab/>[<text:span text:style-name="T42"></text:span> DP TP]</text:p>
      <text:p text:style-name="P33"><text:tab/>b.<text:tab/>[<text:span text:style-name="T36">β</text:span> <text:span text:style-name="T9">i</text:span>*<text:span text:style-name="T36">[DAT]</text:span> [<text:span text:style-name="T42"></text:span> DP TP]] <text:s/></text:p>
      <text:p text:style-name="P33"><text:tab/><text:span text:style-name="T59">c.<text:tab/><text:tab/>[</text:span><text:span text:style-name="T40">T*P</text:span><text:span text:style-name="T59"> DP</text:span><text:span text:style-name="T40">[DAT]</text:span><text:span text:style-name="T59"> [</text:span><text:span text:style-name="T40">T*P</text:span><text:span text:style-name="T59"> T*</text:span><text:span text:style-name="T40">[DAT]</text:span><text:span text:style-name="T59"> [</text:span><text:span text:style-name="T40">TP</text:span><text:span text:style-name="T59"> </text:span><text:span text:style-name="T25"></text:span><text:span text:style-name="T59">DP</text:span><text:span text:style-name="T25"></text:span><text:span text:style-name="T59"> TP]]] <text:s text:c="2"/></text:span></text:p>
      <text:p text:style-name="P26"/>
      <text:p text:style-name="P30">For simplicity’s sake, I identify it as <text:span text:style-name="T9">i</text:span>*<text:span text:style-name="T36">[DAT]</text:span> in (33b). Note that <text:span text:style-name="T9">i</text:span>*<text:span text:style-name="T36">[DAT]</text:span> does not have a categorial value at this point, since <text:span text:style-name="T25"></text:span> is not yet labeled in (33b). When DP moves (for case reasons), <text:span text:style-name="T25"></text:span> is labeled as TP, <text:span text:style-name="T9">i</text:span>* receives its categorial value (T*), β becomes T*P, DP receives the dative case (checking [s:D]), and we obtain the structure in (33c). The tree in (31) is the final state of this derivation.</text:p>
      <text:p text:style-name="P29">Interpretation of the nodes in (31) is provided in (34). The main difference between (31) and (18) is that the category expanded by <text:span text:style-name="T9">i</text:span>* in (31) is a proposition (<text:span text:style-name="T9">p</text:span>). As defined in (34d), it is a function of type <text:span text:style-name="T25"></text:span><text:span text:style-name="T9">s</text:span>, <text:span text:style-name="T9">t</text:span><text:span text:style-name="T25"></text:span>, compared to the NP of type <text:span text:style-name="T25"></text:span><text:span text:style-name="T9">e</text:span>, <text:span text:style-name="T9">t</text:span><text:span text:style-name="T25"></text:span> in (23). Correspondingly, T* in (31) is of type <text:span text:style-name="T25"></text:span><text:span text:style-name="T9">e</text:span>, <text:span text:style-name="T25"></text:span><text:span text:style-name="T9">s</text:span>, <text:span text:style-name="T9">t</text:span><text:span text:style-name="T25"></text:span> (see (34c)), compared to type <text:span text:style-name="T25"></text:span><text:span text:style-name="T9">e</text:span>, <text:span text:style-name="T25"></text:span><text:span text:style-name="T9">e</text:span>, <text:span text:style-name="T9">t</text:span><text:span text:style-name="T25"></text:span> of N* in (18) (see (21b)). Just like with the NP, the semantic composition in (34) proceeds by Functional Application in all cases except (34e), which is derived by Predicate Conjunction. We end up with a T*P, as in (34f), which has the same semantic type as the TP in (34d), but with a directional semantics of the dative. <text:s text:c="4"/></text:p>
      <text:p text:style-name="P138"/>
      <text:p text:style-name="P37"><text:span text:style-name="T16">(34)<text:tab/>a.<text:tab/></text:span><draw:frame draw:style-name="fr1" text:anchor-type="as-char" svg:width="0.2252in" svg:height="0.2035in" draw:z-index="0"><draw:object xlink:href="./Object 90" xlink:type="simple" xlink:show="embed" xlink:actuate="onLoad"/><draw:image xlink:href="./ObjectReplacements/Object 90" xlink:type="simple" xlink:show="embed" xlink:actuate="onLoad"/></draw:frame><text:span text:style-name="T75"> = </text:span><text:span text:style-name="T33"></text:span><text:span text:style-name="T75">x </text:span><text:span text:style-name="T33"></text:span><text:span text:style-name="T75"> D</text:span><text:span text:style-name="T53">e</text:span><text:span text:style-name="T75"> . </text:span><text:span text:style-name="T76">d</text:span><text:span text:style-name="T75">(x)<text:tab/> </text:span></text:p>
      <text:p text:style-name="P34"><text:soft-page-break/><text:span text:style-name="T16"><text:tab/>b.<text:tab/></text:span><draw:frame draw:style-name="fr1" text:anchor-type="as-char" svg:width="0.3335in" svg:height="0.2189in" draw:z-index="0"><draw:object xlink:href="./Object 92" xlink:type="simple" xlink:show="embed" xlink:actuate="onLoad"/><draw:image xlink:href="./ObjectReplacements/Object 92" xlink:type="simple" xlink:show="embed" xlink:actuate="onLoad"/></draw:frame><text:span text:style-name="T74"> = </text:span><text:span text:style-name="T33"></text:span><text:span text:style-name="T74">f </text:span><text:span text:style-name="T33"></text:span><text:span text:style-name="T74"> D</text:span><text:span text:style-name="T47"></text:span><text:span text:style-name="T54">s</text:span><text:span text:style-name="T56">, </text:span><text:span text:style-name="T54">t</text:span><text:span text:style-name="T47"></text:span><text:span text:style-name="T74"> . </text:span><text:span text:style-name="T77">[</text:span><text:span text:style-name="T33"></text:span><text:span text:style-name="T77">y </text:span><text:span text:style-name="T33"></text:span><text:span text:style-name="T77"> D</text:span><text:span text:style-name="T57">e</text:span><text:span text:style-name="T77"> . [</text:span><text:span text:style-name="T35"></text:span><text:span text:style-name="T77">x </text:span><text:span text:style-name="T35"></text:span><text:span text:style-name="T77"> D</text:span><text:span text:style-name="T57">s</text:span><text:span text:style-name="T77"> . towards</text:span><text:span text:style-name="T33"></text:span><text:span text:style-name="T77">(f(y))(x)]]<text:tab/></text:span></text:p>
      <text:p text:style-name="P126"><text:span text:style-name="T62"><text:tab/>c.<text:tab/></text:span><draw:frame draw:style-name="fr1" text:anchor-type="as-char" svg:width="0.7717in" svg:height="0.2035in" draw:z-index="0"><draw:object xlink:href="./Object 94" xlink:type="simple" xlink:show="embed" xlink:actuate="onLoad"/><draw:image xlink:href="./ObjectReplacements/Object 94" xlink:type="simple" xlink:show="embed" xlink:actuate="onLoad"/></draw:frame><text:span text:style-name="T77"> = </text:span><text:span text:style-name="T33"></text:span><text:span text:style-name="T77">y </text:span><text:span text:style-name="T33"></text:span><text:span text:style-name="T77"> D</text:span><text:span text:style-name="T57">e</text:span><text:span text:style-name="T77"> . </text:span><text:span text:style-name="T75">[</text:span><text:span text:style-name="T35"></text:span><text:span text:style-name="T75">x </text:span><text:span text:style-name="T35"></text:span><text:span text:style-name="T75"> D</text:span><text:span text:style-name="T53">s</text:span><text:span text:style-name="T75"> . towards</text:span><text:span text:style-name="T33"></text:span><text:span text:style-name="T75">(</text:span><text:span text:style-name="T76">d</text:span><text:span text:style-name="T75">(y))(x)]</text:span><text:span text:style-name="T24"> <text:s/><text:tab/></text:span></text:p>
      <text:p text:style-name="P38"><text:span text:style-name="T24"><text:tab/></text:span><text:span text:style-name="T64">d.<text:tab/></text:span><draw:frame draw:style-name="fr1" text:anchor-type="as-char" svg:width="0.7744in" svg:height="0.2035in" draw:z-index="0"><draw:object xlink:href="./Object 96" xlink:type="simple" xlink:show="embed" xlink:actuate="onLoad"/><draw:image xlink:href="./ObjectReplacements/Object 96" xlink:type="simple" xlink:show="embed" xlink:actuate="onLoad"/></draw:frame><text:span text:style-name="T74"> = </text:span><text:span text:style-name="T33"></text:span><text:span text:style-name="T66">x </text:span><text:span text:style-name="T33"></text:span><text:span text:style-name="T66"> D</text:span><text:span text:style-name="T55">s</text:span><text:span text:style-name="T66"> . </text:span><text:span text:style-name="T70">p</text:span><text:span text:style-name="T66">(x)<text:tab/></text:span></text:p>
      <text:p text:style-name="P38"><text:span text:style-name="T66"><text:tab/></text:span>e.<text:tab/><draw:frame draw:style-name="fr1" text:anchor-type="as-char" svg:width="1.3217in" svg:height="0.2035in" draw:z-index="0"><draw:object xlink:href="./Object 98" xlink:type="simple" xlink:show="embed" xlink:actuate="onLoad"/><draw:image xlink:href="./ObjectReplacements/Object 98" xlink:type="simple" xlink:show="embed" xlink:actuate="onLoad"/></draw:frame><text:span text:style-name="T66"> = </text:span><text:span text:style-name="T33"></text:span><text:span text:style-name="T74">y </text:span><text:span text:style-name="T33"></text:span><text:span text:style-name="T74"> D</text:span><text:span text:style-name="T54">e</text:span><text:span text:style-name="T74"> . [</text:span><text:span text:style-name="T35"></text:span><text:span text:style-name="T74">x </text:span><text:span text:style-name="T35"></text:span><text:span text:style-name="T74"> D</text:span><text:span text:style-name="T54">s</text:span><text:span text:style-name="T74"> . towards</text:span><text:span text:style-name="T33"></text:span><text:span text:style-name="T74">(</text:span><text:span text:style-name="T72">d</text:span><text:span text:style-name="T74">(y))(x) </text:span><text:span text:style-name="T35"></text:span><text:span text:style-name="T74"> </text:span><text:span text:style-name="T72">p</text:span><text:span text:style-name="T74">(x)]</text:span></text:p>
      <text:p text:style-name="P127"><text:tab/>f.<text:tab/><draw:frame draw:style-name="fr1" text:anchor-type="as-char" svg:width="1.2752in" svg:height="0.2035in" draw:z-index="0"><draw:object xlink:href="./Object 100" xlink:type="simple" xlink:show="embed" xlink:actuate="onLoad"/><draw:image xlink:href="./ObjectReplacements/Object 100" xlink:type="simple" xlink:show="embed" xlink:actuate="onLoad"/></draw:frame><text:span text:style-name="T66"> = </text:span><text:span text:style-name="T35"></text:span><text:span text:style-name="T74">x </text:span><text:span text:style-name="T35"></text:span><text:span text:style-name="T74"> D</text:span><text:span text:style-name="T54">s</text:span><text:span text:style-name="T74"> . towards</text:span><text:span text:style-name="T33"></text:span><text:span text:style-name="T74">(</text:span><text:span text:style-name="T72">d</text:span><text:span text:style-name="T74">(vanja</text:span><text:span text:style-name="T33"></text:span><text:span text:style-name="T74">))(x) </text:span><text:span text:style-name="T35"></text:span><text:span text:style-name="T74"> </text:span><text:span text:style-name="T70">p</text:span><text:span text:style-name="T74">(x)</text:span><text:span text:style-name="T64"><text:tab/></text:span></text:p>
      <text:p text:style-name="P33"/>
      <text:p text:style-name="P115">According to (34f), situations (in which <text:span text:style-name="T9">p </text:span>is true) are directed towards Vanja’s domain/sphere, but Vanja is not their controller, planner, or “director” (in the sense of Copley 2008: 272). There is a potentially infinite number of possible situations that could be excluded from Vanja’s domain/sphere. Thus, the remaining step in the computation is to provide the modal base that would restrict all possible situations to those that are relevant in a given context (<text:span text:style-name="T9">c</text:span>).<text:span text:style-name="Footnote_20_Symbol"><text:note text:id="ftn17" text:note-class="footnote"><text:note-citation>17</text:note-citation><text:note-body><text:p text:style-name="P161"> I abstract away from the accessibility relation here. An articulated account is yet to be developed. <text:s text:c="2"/></text:p></text:note-body></text:note></text:span> The modal base (MB), as defined in (35a), consists of all (contextually salient) preparatory situations (<text:span text:style-name="T9">Prep</text:span>) applied to a function of type <text:span text:style-name="T25"></text:span><text:span text:style-name="T9">s</text:span>, <text:span text:style-name="T9">t</text:span><text:span text:style-name="T25"></text:span> (cf. “preparatory process” in Cipria &amp; Roberts 2000: 328–331, following Moens &amp; Steedman 1988).<text:span text:style-name="Footnote_20_Symbol"><text:note text:id="ftn18" text:note-class="footnote"><text:note-citation>18</text:note-citation><text:note-body><text:p text:style-name="P136"><text:span text:style-name="T66"> Sentences like (29a) imply a topic situation, as in (i) (in brackets). Preparation for the main event (Vanja’s early rising tomorrow) is an alternative to the topic situation (Vanja’s sitting for long time). <text:s/></text:span></text:p><text:p text:style-name="P134"><text:span text:style-name="T66"><text:tab/></text:span><text:span text:style-name="T78">(i)<text:tab/></text:span><text:span text:style-name="T79">Vane</text:span><text:span text:style-name="T80"> </text:span><text:span text:style-name="T79"><text:tab/><text:tab/><text:tab/><text:tab/>zavtra <text:tab/><text:tab/><text:tab/>rano <text:tab/>vsta-va-t’</text:span><text:span text:style-name="T78"> <text:tab/><text:tab/><text:tab/><text:tab/></text:span><text:span text:style-name="T79">(on <text:tab/>ne <text:tab/><text:tab/><text:tab/>možet <text:tab/><text:tab/></text:span></text:p><text:p text:style-name="P135"><text:span text:style-name="T78"><text:tab/><text:tab/></text:span><text:span text:style-name="T66">Vanja.</text:span><text:span text:style-name="T7">dat</text:span><text:span text:style-name="T66"><text:tab/>tomorrow<text:tab/>early<text:tab/><text:tab/>get.up-</text:span><text:span text:style-name="T7">ipfv-inf </text:span><text:span text:style-name="T66">he <text:tab/><text:tab/></text:span><text:span text:style-name="T7">neg</text:span><text:span text:style-name="T66"><text:tab/><text:tab/>can <text:tab/><text:tab/><text:tab/><text:tab/></text:span><text:span text:style-name="T70"><text:tab/><text:tab/><text:tab/>s <text:tab/><text:tab/><text:tab/>vami<text:tab/>dolgo <text:tab/><text:tab/><text:tab/>sidet’)</text:span><text:span text:style-name="T66">.</text:span></text:p><text:p text:style-name="P135"><text:span text:style-name="T66"><text:tab/><text:tab/>with you <text:tab/>long.time<text:tab/>to.sit</text:span></text:p><text:p text:style-name="P156"><text:tab/><text:tab/>‘Vanja has to get up early tomorrow (he can’t sit with you for long time).’</text:p></text:note-body></text:note></text:span> Functional Application between (35a) and (34f) results in (35b), which is read as follows: for all x, such as x is a preparatory situation, it is true that x is directed towards Vanja’s domain/sphere, and <text:span text:style-name="T9">p </text:span>holds. The tree in (36) shows this last step of the derivation in syntax (a merger between C, which provides the modal base, and T*P). <text:s/></text:p>
      <text:p text:style-name="P33"><text:span text:style-name="T64">(35)<text:tab/>a.<text:tab/></text:span><draw:frame draw:style-name="fr1" text:anchor-type="as-char" svg:width="0.6799in" svg:height="0.2035in" draw:z-index="0"><draw:object xlink:href="./Object 102" xlink:type="simple" xlink:show="embed" xlink:actuate="onLoad"/><draw:image xlink:href="./ObjectReplacements/Object 102" xlink:type="simple" xlink:show="embed" xlink:actuate="onLoad"/></draw:frame><text:span text:style-name="T86">c</text:span><text:span text:style-name="T64"> = </text:span><text:span text:style-name="T25"></text:span><text:span text:style-name="T64">f </text:span><text:span text:style-name="T25"></text:span><text:span text:style-name="T64"> D</text:span><text:span text:style-name="T42"></text:span><text:span text:style-name="T38">s</text:span><text:span text:style-name="T48">, </text:span><text:span text:style-name="T38">t</text:span><text:span text:style-name="T44"></text:span><text:span text:style-name="T64"> . </text:span><text:span text:style-name="T31"></text:span><text:span text:style-name="T64">x </text:span><text:span text:style-name="T25"></text:span><text:span text:style-name="T64"> D</text:span><text:span text:style-name="T38">s</text:span><text:span text:style-name="T64">, </text:span><text:span text:style-name="T12">Prep</text:span><text:span text:style-name="T64">(x) </text:span><text:span text:style-name="T31"></text:span><text:span text:style-name="T64"> f(x) </text:span></text:p>
      <text:p text:style-name="P125"><text:span text:style-name="T64"><text:tab/>b.<text:tab/></text:span><draw:frame draw:style-name="fr1" text:anchor-type="as-char" svg:width="0.6799in" svg:height="0.2035in" draw:z-index="0"><draw:object xlink:href="./Object 104" xlink:type="simple" xlink:show="embed" xlink:actuate="onLoad"/><draw:image xlink:href="./ObjectReplacements/Object 104" xlink:type="simple" xlink:show="embed" xlink:actuate="onLoad"/></draw:frame><text:span text:style-name="T86">c</text:span><text:span text:style-name="T64">(</text:span><draw:frame draw:style-name="fr1" text:anchor-type="as-char" svg:width="1.2752in" svg:height="0.2035in" draw:z-index="0"><draw:object xlink:href="./Object 106" xlink:type="simple" xlink:show="embed" xlink:actuate="onLoad"/><draw:image xlink:href="./ObjectReplacements/Object 106" xlink:type="simple" xlink:show="embed" xlink:actuate="onLoad"/></draw:frame><text:span text:style-name="T64">) = </text:span><text:span text:style-name="T31"></text:span><text:span text:style-name="T64">x </text:span><text:span text:style-name="T25"></text:span><text:span text:style-name="T64"> D</text:span><text:span text:style-name="T38">s</text:span><text:span text:style-name="T64">,</text:span><text:span text:style-name="T12"> Prep</text:span><text:span text:style-name="T64">(x) </text:span><text:span text:style-name="T25"></text:span><text:span text:style-name="T64"> [towards</text:span><text:span text:style-name="T25"></text:span><text:span text:style-name="T64">(</text:span><text:span text:style-name="T12">d</text:span><text:span text:style-name="T64">(vanja</text:span><text:span text:style-name="T25"></text:span><text:span text:style-name="T64">))(x) </text:span><text:span text:style-name="T31"></text:span><text:span text:style-name="T64"> </text:span><text:span text:style-name="T9">p</text:span><text:span text:style-name="T64">(x)]</text:span> </text:p>
      <text:p text:style-name="Standard"/>
      <text:p text:style-name="P139"><draw:custom-shape text:anchor-type="paragraph" draw:z-index="61" draw:name="Isosceles Triangle 31" draw:style-name="gr27" draw:text-style-name="P173" svg:width="1.2461in" svg:height="0.3335in" svg:x="0.4689in" svg:y="0.2327in"><text:p/><draw:enhanced-geometry draw:mirror-horizontal="false" draw:mirror-vertical="false" drawooo:sub-view-size="1139190 334327" draw:text-areas="0 0 ?f26 ?f27" svg:viewBox="0 0 0 0" draw:type="ooxml-non-primitive" draw:enhanced-path="M 0 314325 L 552450 0 1139190 334327 N"><draw:equation draw:name="f0" draw:formula="0*logwidth/1104900"/><draw:equation draw:name="f1" draw:formula="314325*logheight/314325"/><draw:equation draw:name="f2" draw:formula="552450*logwidth/1104900"/><draw:equation draw:name="f3" draw:formula="0*logheight/314325"/><draw:equation draw:name="f4" draw:formula="1104900*logwidth/1104900"/><draw:equation draw:name="f5" draw:formula="314325*logheight/314325"/><draw:equation draw:name="f6" draw:formula="0*logwidth/1104900"/><draw:equation draw:name="f7" draw:formula="314325*logheight/314325"/><draw:equation draw:name="f8" draw:formula="0*logwidth/1196340"/><draw:equation draw:name="f9" draw:formula="314325*logheight/405765"/><draw:equation draw:name="f10" draw:formula="552450*logwidth/1196340"/><draw:equation draw:name="f11" draw:formula="0*logheight/405765"/><draw:equation draw:name="f12" draw:formula="1196340*logwidth/1196340"/><draw:equation draw:name="f13" draw:formula="405765*logheight/405765"/><draw:equation draw:name="f14" draw:formula="0*logwidth/1082040"/><draw:equation draw:name="f15" draw:formula="314325*logheight/334327"/><draw:equation draw:name="f16" draw:formula="552450*logwidth/1082040"/><draw:equation draw:name="f17" draw:formula="0*logheight/334327"/><draw:equation draw:name="f18" draw:formula="1082040*logwidth/1082040"/><draw:equation draw:name="f19" draw:formula="334327*logheight/334327"/><draw:equation draw:name="f20" draw:formula="0*logwidth/1139190"/><draw:equation draw:name="f21" draw:formula="314325*logheight/334327"/><draw:equation draw:name="f22" draw:formula="552450*logwidth/1139190"/><draw:equation draw:name="f23" draw:formula="0*logheight/334327"/><draw:equation draw:name="f24" draw:formula="1139190*logwidth/1139190"/><draw:equation draw:name="f25" draw:formula="334327*logheight/334327"/><draw:equation draw:name="f26" draw:formula="logwidth"/><draw:equation draw:name="f27" draw:formula="logheight"/></draw:enhanced-geometry></draw:custom-shape><text:span text:style-name="T59">(36)<text:tab/><text:tab/>CP</text:span><text:span text:style-name="T41">t</text:span></text:p>
      <text:p text:style-name="P140"/>
      <text:p text:style-name="P106"><text:span text:style-name="T59"><text:tab/>C</text:span><text:span text:style-name="T42"></text:span><text:span text:style-name="T41">s</text:span><text:span text:style-name="T40">, </text:span><text:span text:style-name="T41">t</text:span><text:span text:style-name="T42"></text:span><text:span text:style-name="T40">, </text:span><text:span text:style-name="T41">t</text:span><text:span text:style-name="T42"></text:span><text:span text:style-name="T59"><text:tab/>T*P</text:span><text:span text:style-name="T42"></text:span><text:span text:style-name="T41">s</text:span><text:span text:style-name="T40">, </text:span><text:span text:style-name="T41">t</text:span><text:span text:style-name="T42"></text:span></text:p>
      <text:p text:style-name="P107"><text:span text:style-name="T59"><text:tab/></text:span>MB<text:span text:style-name="T37">Prep</text:span><text:tab/><text:span text:style-name="T9">Vane zavtra rano vstavat’</text:span> </text:p>
      <text:p text:style-name="P107"><text:tab/><text:tab/>(‘Vanja.<text:span text:style-name="T4">dat</text:span> get up early tomorrow’)</text:p>
      <text:p text:style-name="P39"/>
      <text:p text:style-name="Standard">The imperfective entails that every preparatory situation is interpreted as an inertia situation (without interruptions), which inevitably reaches Vanja’s domain/sphere in a corresponding inertia world (cf. “preparatory inertia” in Rivero &amp; Arregui 2012: 324 and Arregui et al. 2014: 327).<text:span text:style-name="Footnote_20_Symbol"><text:note text:id="ftn19" text:note-class="footnote"><text:note-citation>19</text:note-citation><text:note-body><text:p text:style-name="P162"> Rivero &amp; Arregui (2012: 325) claim that the imperfective in Russian (and West Slavic) does not have access to preparatory inertia, as it cannot have intentional readings. This claim is partly true. Indeed, the imperfective in Russian cannot have intentional readings in the past tense, as shown in (i). </text:p><text:p text:style-name="P157"><text:span text:style-name="T16"><text:tab/></text:span><text:span text:style-name="T59">(i)<text:tab/>*<text:tab/>Vanja <text:tab/><text:tab/><text:tab/><text:tab/>vsta-va-l <text:tab/><text:tab/><text:tab/><text:tab/><text:tab/>v <text:tab/>pjat’ <text:tab/>utra <text:tab/><text:tab/><text:tab/><text:tab/><text:tab/>poka <text:tab/>ne <text:tab/><text:tab/></text:span></text:p><text:p text:style-name="P158"><text:span text:style-name="T59"><text:tab/><text:tab/><text:tab/><text:tab/></text:span>Vanja.<text:span text:style-name="T4">nom</text:span> <text:tab/>get.up-<text:span text:style-name="T4">ipfv-pst</text:span> <text:tab/>at<text:tab/>five <text:tab/>of.morning <text:tab/>until <text:tab/><text:tab/><text:span text:style-name="T4">neg</text:span> <text:tab/><text:tab/><text:tab/><text:tab/><text:tab/><text:tab/><text:tab/><text:tab/><text:tab/><text:span text:style-name="T16">otmenili <text:tab/><text:tab/><text:tab/>trenirovku.</text:span></text:p><text:p text:style-name="P158"><text:tab/><text:tab/><text:tab/><text:tab/>canceled.<text:span text:style-name="T4">3pl</text:span> <text:tab/>practice<text:span text:style-name="T9"> </text:span></text:p><text:p text:style-name="P156"><text:span text:style-name="T9"><text:tab/><text:tab/>Intended</text:span>: ‘Vanja was planning to get up at 5 am until the practice was <text:tab/>canceled.’ <text:s/></text:p><text:p text:style-name="P164"><text:tab/>However, Rivero &amp; Arregui do not consider Russian dative infinitive constructions, as in (29a), which do have an intentional reading (e.g., the intention is to get up early tomorrow). There is some “clash” between the imperfective and the past tense in Russian, preventing intentional readings in cases like (i), but otherwise the claim that preparatory inertia is not available for the imperfective in Russian is too strong. <text:s/></text:p></text:note-body></text:note></text:span></text:p>
      <text:p text:style-name="Standard">To summarize, possessive modality in Russian is represented by a subset of dative infinitive constructions, declarative and imperfective. My goal in this section was to show that there is a parallel between the datives introduced above NP and those introduced above TP. In the latter case, the dative entails that a situation is not under control in the actual world, but can be brought under control in an inertia world. This possibility is derived from the directional semantics of the dative argument introducer in the context of inertia situations entailed by the imperfective.</text:p>
      <text:p text:style-name="Standard"/>
      <text:list xml:id="list134120673125088" text:continue-numbering="true" text:style-name="WWNum22">
        <text:list-item>
          <text:p text:style-name="P150">Conclusion</text:p>
        </text:list-item>
      </text:list>
      <text:p text:style-name="Standard">Predicative possession and possessive modality show a striking similarity, but they also differ with respect to case marking in <text:span text:style-name="T4">be</text:span>-languages. Possessive modality correlates with the dative case. Bjorkman &amp; Cowper (2016) propose to capture the attested similarity, using a morpho-semantic feature, [<text:span text:style-name="T4">incl</text:span>], which encodes inclusion within an abstract domain/sphere. As for the dative case, they suggest that it is a spell-out of [<text:span text:style-name="T4">incl</text:span>] bundled with a modal feature, [<text:span text:style-name="T4">root</text:span>] or [<text:span text:style-name="T4">epist</text:span>]. I have shown that this analysis, when applied to Russian, has a number of limitations. First, it makes false predictions with respect to locative (actual) possessors. Second, it has little to say about the predicative possession with dative (prospective) possessors. I suggested that the link between predicative possession and possessive modality should be established via directional semantics of the head introducing this dative in two syntactic contexts, NP (sets of individuals) and TP (sets of situations). In my analysis, I used Wood &amp; Marantz’s (2017) argument introducer and two spatial roots, <draw:frame draw:style-name="fr1" text:anchor-type="as-char" svg:width="0.2311in" svg:height="0.1984in" draw:z-index="0"><draw:object xlink:href="./Object 108" xlink:type="simple" xlink:show="embed" xlink:actuate="onLoad"/><draw:image xlink:href="./ObjectReplacements/Object 108" xlink:type="simple" xlink:show="embed" xlink:actuate="onLoad"/></draw:frame><text:s/>and <draw:frame draw:style-name="fr1" text:anchor-type="as-char" svg:width="0.2398in" svg:height="0.1984in" draw:z-index="0"><draw:object xlink:href="./Object 110" xlink:type="simple" xlink:show="embed" xlink:actuate="onLoad"/><draw:image xlink:href="./ObjectReplacements/Object 110" xlink:type="simple" xlink:show="embed" xlink:actuate="onLoad"/></draw:frame>. Possessive modality is derived from the directional semantics of the second root and inertia situations entailed by the imperfective. My analysis leads to a hypothesis that possessive modality in other <text:span text:style-name="T4">be</text:span>-languages could also be linked to directional semantics (even if a language does not use the same datives as Russian). The dative case used in possessive modality structures is not a trivial matter of language-specific spell-out rules; it calls for a careful crosslinguistic investigation. <text:s/></text:p>
      <text:p text:style-name="P40"/>
      <text:p text:style-name="P35"><text:span text:style-name="T3">Acknowledgements</text:span></text:p>
      <text:p text:style-name="P116">I would like to thank two anonymous reviewers for their detailed comments on the earlier draft.</text:p>
      <text:p text:style-name="P119"/>
      <text:p text:style-name="P120"><text:span text:style-name="T63">References</text:span></text:p>
      <text:p text:style-name="P142"><text:soft-page-break/><text:span text:style-name="T59">Arregui, Ana &amp; Rivero, María Luisa &amp; Salanova, Andrés. </text:span>2014. Cross-linguistic variability in imperfectivity. <text:span text:style-name="T9">Natural Language and Linguistic Theory</text:span> 32. 307–362.</text:p>
      <text:p text:style-name="P142">Bhatt, Rajesh. 1997. Obligation and possession. In <text:span text:style-name="T9">Proceedings of the UPenn/MIT Roundtable on Argument Structure and Aspect</text:span>, number 32 in MIT Working Papers in Linguistics. </text:p>
      <text:p text:style-name="P143">Bhatt, Rajesh. 2006. <text:span text:style-name="T9">Covert modality in mon-finite contexts</text:span>. New York: Mouton de Gruyter.</text:p>
      <text:p text:style-name="P142">Bjorkman, Bronwyn &amp; Cowper, Elizabeth. 2016. Possession and necessity: From individuals to worlds. <text:span text:style-name="T9">Lingua</text:span> 182. 30–48.</text:p>
      <text:p text:style-name="P141">Boneh, Norah &amp; Sichel, Ivy. 2010. Deconstructing possession. <text:span text:style-name="T9">Natural Language and Linguistic Theory</text:span> 28. 1–40.</text:p>
      <text:p text:style-name="P144">Chomsky, Noam. 2013. Problems of projection. <text:span text:style-name="T9">Lingua</text:span> 130. 33–49.</text:p>
      <text:p text:style-name="P141">Cipria, Alicia &amp; Roberts, Craige. 2000. Spanish <text:span text:style-name="T9">imperfecto</text:span> and <text:span text:style-name="T9">pretérito</text:span>: Truth conditions and aktionsart effects in a situation semantics. <text:span text:style-name="T9">Natural Language Semantics</text:span> 8. 297–347.</text:p>
      <text:p text:style-name="P144">Copley, Bridget. 2008. The plan’s the thing: Deconstructing futurate meanings. <text:span text:style-name="T9">Linguistic Inquiry</text:span> 39. 261–274.</text:p>
      <text:p text:style-name="P142">Cuervo, María Cristina. 2003. <text:span text:style-name="T9">Datives at large</text:span>. Cambridge: MIT. (Doctoral dissertation.)</text:p>
      <text:p text:style-name="P143">Dowty, David. 1979. <text:span text:style-name="T9">Word meaning and Montague Grammar</text:span>. Dordrecht: Reidel.</text:p>
      <text:p text:style-name="P143">Fortuin, Egbert. 2007. Modality and aspect: Interaction of constructional meaning and aspectual meaning in the dative-infinitive construction in Russian. <text:span text:style-name="T9">Russian Linguistics </text:span>13. 201–230. </text:p>
      <text:p text:style-name="P142">Freeze, Ray. 1992. Existentials and other locatives. <text:span text:style-name="T9">Language</text:span> 68. 553–595.</text:p>
      <text:p text:style-name="P142">Heim, Irene &amp; Kratzer, Angelika. 1998. <text:span text:style-name="T9">Semantics in generative grammar</text:span>. Oxford: Blackwell.</text:p>
      <text:p text:style-name="P142">Heine, Bernd. 1997. <text:span text:style-name="T9">Possession</text:span>. Cambridge: Cambridge University Press. <text:s text:c="3"/></text:p>
      <text:p text:style-name="P142">Isačenko, Alexander V. 1974. On <text:span text:style-name="T9">have</text:span> and <text:span text:style-name="T9">be</text:span> languages: A typological sketch. In Michael Flier (ed.), <text:span text:style-name="T9">Slavic forum: Essays in linguistics and literature</text:span>, 43–77. The Hague: Mouton.</text:p>
      <text:p text:style-name="P142">Jung, Hakyung. 2011. <text:span text:style-name="T9">The syntax of the BE-possessive: Parametric variation and surface diversities.</text:span> Amsterdam: John Benjamins.</text:p>
      <text:p text:style-name="P142">Kayne, Richard. 1993. Towards a modular theory of auxiliary selection. <text:span text:style-name="T9">Studia Linguistica</text:span> 47. 3–31.</text:p>
      <text:p text:style-name="P142">Kratzer, Angelika. 1989. An investigation of the lumps of thought. <text:span text:style-name="T9">Linguistics and Philosophy</text:span> 12. 607–653.</text:p>
      <text:p text:style-name="P142">Kratzer, Angelika. 1996. Serving the external argument from its verb. In Johan Rooryck &amp; Laurie Zaring (eds.), <text:span text:style-name="T9">Phrase structure and the lexicon</text:span>, 109–138. Dordrecht: Kluwer.</text:p>
      <text:p text:style-name="P142">Kratzer, Angelika. 2002. Facts: Particulars of information units? <text:span text:style-name="T9">Linguistics and Philosophy</text:span> 25. 655–670.</text:p>
      <text:p text:style-name="P142">Kratzer, Angelika. 2017. Situations in natural language semantics. In <text:span text:style-name="T9">Stanford Encyclopedia of Philosophy</text:span> (first published Mon Feb 12, 2007; substantive revision Fri Oct 27, 2017). <text:s/></text:p>
      <text:p text:style-name="P142">Langacker, Ronald. 1993. Reference-point constructions. <text:span text:style-name="T9">Cognitive Linguistics</text:span> 4. 1–38. </text:p>
      <text:p text:style-name="P141">Langacker, Ronald. 2009. <text:span text:style-name="T9">Investigations in Cognitive Grammar</text:span>, Berlin: Mouton De Gruyter.</text:p>
      <text:p text:style-name="P142">Markman, Vita. 2009. Applicatives <text:span text:style-name="T4">to</text:span>, <text:span text:style-name="T4">from</text:span>, and <text:span text:style-name="T4">at</text:span>: On dative and locative possessors in Russian. In Anisa Schardl, Martin Walkow, &amp; Muhammad Abdurrahman (eds.), <text:span text:style-name="T9">Proceedings of North East Linguistic Society </text:span>38, vol. 2, 123–134. Amherst: GLSA Publications.</text:p>
      <text:p text:style-name="P142">Moens, Marc &amp; Steedman, Mark. 1988. Temporal ontology and temporal reference. <text:span text:style-name="T9">Computa­tional Linguistics</text:span> 14. 15–28.</text:p>
      <text:p text:style-name="P142">Myler, Neil. 2016. <text:span text:style-name="T9">Building and interpreting possessive sentences</text:span>. Cambridge: MIT Press.</text:p>
      <text:p text:style-name="P142"><text:soft-page-break/>Pylkkänen, Liina. 2008. <text:span text:style-name="T9">Introducing arguments</text:span>. Cambridge: MIT Press. </text:p>
      <text:p text:style-name="P142">Rivero, María Luisa. 2009. Intensionality, high applicatives, and aspect: Involuntary state constructions in Bulgarian and Slovenian. <text:span text:style-name="T9">Natural Language and Linguistic Theory</text:span> 27. 151–196. <text:s/></text:p>
      <text:p text:style-name="P142"><text:span text:style-name="T16">Rivero, María Luisa &amp; Arregui, Ana. 2012. </text:span>Building Involuntary States in Slavic. In Violeta Demonte &amp; Louise McNally (eds.), <text:span text:style-name="T9">Telicity, change, and state: A cross-categorial view of event structure</text:span>, 300–332. New York: Oxford University Press.<text:span text:style-name="T9"> </text:span><text:s/></text:p>
      <text:p text:style-name="P142">Stassen, Leon. 2009. <text:span text:style-name="T9">Predicative possession</text:span>. Oxford: Oxford University Press.<text:span text:style-name="T9"> </text:span></text:p>
      <text:p text:style-name="P142">Tsedryk, Egor. 2019 (in press). Introducing possessors in Russian: A new perspective based on the single argument introducer. In Tania Ionin &amp; Jonathan MacDonald (eds.), <text:span text:style-name="T9">Formal Approaches to Slavic Linguistics 26: The First Urbana-Champaign Meeting 2017</text:span>, 398–416. Ann Arbor, MI: Michigan Slavic Publications. </text:p>
      <text:p text:style-name="P142">Tsedryk, Egor. 2018. Dative-infinitive constructions in Russian: Are they really biclausal? In Wayles Browne, Miloje Despi<text:span text:style-name="T87">ć</text:span>, Naomi Enzinna, Simone Harmath-de Lemos, Robin Karlin &amp; Draga Zec (eds.), <text:span text:style-name="T9">Formal Approaches to Slavic Linguistics 25: The Third Cornell Meeting 2016</text:span>, 298–317. Ann Arbor, MI: Michigan Slavic Publications. </text:p>
      <text:p text:style-name="P142">Wood, Jim. 2015. <text:span text:style-name="T9">Icelandic morphosyntax and argument structure</text:span>. Dordrecht: Springer.</text:p>
      <text:p text:style-name="P142">Wood, Jim &amp; Marantz, Alec. 2017. The interpretation of external arguments. In Roberta D’Alessandro, Irene Franco &amp; Ángel Gallego (eds.), <text:span text:style-name="T9">The Verbal domain</text:span>, 255–278. Oxford: Oxford University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de" fo:country="DE" style:letter-kerning="false" style:font-name-asian="ＭＳ 明朝" style:font-size-asian="11pt" style:language-asian="de" style:country-asian="DE"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0984in" style:writing-mode="page"/>
      <style:text-properties style:use-window-font-color="true" style:font-name="Calibri" fo:font-size="12pt" fo:language="de" fo:country="DE" style:letter-kerning="false" style:font-name-asian="ＭＳ 明朝" style:font-size-asian="11pt" style:language-asian="de" style:country-asian="DE"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style:line-height-at-least="0.0693in" fo:text-align="start" style:justify-single-word="false" fo:orphans="0" fo:widows="0" fo:hyphenation-ladder-count="no-limit"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835in" loext:contextual-spacing="false"/>
      <style:text-properties style:font-name="Arial" fo:font-family="Arial"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222in" fo:margin-bottom="0.0835in" loext:contextual-spacing="false"/>
      <style:text-properties style:font-name="Arial" fo:font-family="Arial"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0972in" fo:margin-bottom="0in" loext:contextual-spacing="false"/>
      <style:text-properties style:font-name="Arial" fo:font-family="Arial" style:font-family-generic="roman" style:font-pitch="variable"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6" style:display-name="Heading 6" style:family="paragraph" style:parent-style-name="Standard" style:next-style-name="Standard" style:default-outline-level="6" style:class="text">
      <style:paragraph-properties fo:margin-top="0.0417in" fo:margin-bottom="0.0417in" loext:contextual-spacing="false"/>
      <style:text-properties style:font-name="Arial" fo:font-family="Arial" style:font-family-generic="roman" style:font-pitch="variable" fo:font-style="italic" fo:font-weight="bold" style:font-style-asian="italic" style:font-weight-asian="bold"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0417in" fo:margin-bottom="0.0417in" loext:contextual-spacing="false"/>
      <style:text-properties style:font-name="Arial" fo:font-family="Arial" style:font-family-generic="roman" style:font-pitch="variable" fo:font-size="11pt" fo:font-weight="bold" style:font-size-asian="11pt" style:font-weight-asian="bold" style:font-size-complex="11pt" style:font-weight-complex="bold"/>
    </style:style>
    <style:style style:name="Heading_20_8" style:display-name="Heading 8" style:family="paragraph" style:parent-style-name="Standard" style:next-style-name="Standard" style:default-outline-level="8" style:class="text">
      <style:paragraph-properties fo:margin-top="0.0417in" fo:margin-bottom="0.0417in" loext:contextual-spacing="false"/>
      <style:text-properties style:font-name="Arial" fo:font-family="Arial" style:font-family-generic="roman" style:font-pitch="variable"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417in" fo:margin-bottom="0.0417in" loext:contextual-spacing="false"/>
      <style:text-properties style:font-name="Arial" fo:font-family="Arial" style:font-family-generic="roman" style:font-pitch="variable" fo:font-size="10.5pt" fo:font-weight="bold" style:font-size-asian="10.5pt" style:font-weight-asian="bold" style:font-size-complex="10.5pt" style:font-weight-complex="bold"/>
    </style:style>
    <style:style style:name="ls_5f_Enumerated" style:display-name="ls_Enumerated" style:family="paragraph" style:parent-style-name="Standard" style:default-outline-level="">
      <style:paragraph-properties fo:margin-top="0in" fo:margin-bottom="0.0972in" loext:contextual-spacing="false" fo:line-height="120%" fo:keep-with-next="auto"/>
    </style:style>
    <style:style style:name="Quote" style:family="paragraph" style:parent-style-name="Standard" style:default-outline-level="">
      <style:paragraph-properties fo:margin-left="0.3937in" fo:margin-right="0.3937in" fo:margin-top="0in" fo:margin-bottom="0.1965in" loext:contextual-spacing="false" fo:text-indent="0in" style:auto-text-indent="false"/>
    </style:style>
    <style:style style:name="Title" style:family="paragraph" style:parent-style-name="Standard" style:next-style-name="Standard" style:default-outline-level="" style:class="chapter">
      <style:paragraph-properties fo:margin-top="0.1665in" fo:margin-bottom="0.0835in" loext:contextual-spacing="false" fo:text-align="center" style:justify-single-word="false"/>
      <style:text-properties style:font-name="Arial" fo:font-family="Arial" style:font-family-generic="roman" style:font-pitch="variable" fo:font-size="28pt" fo:font-weight="bold" style:font-size-asian="28pt" style:font-weight-asian="bold" style:font-size-complex="28pt" style:font-weight-complex="bold"/>
    </style:style>
    <style:style style:name="Foot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ls_5f_BulletList" style:display-name="ls_BulletLis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ls_5f_Table" style:display-name="ls_Table" style:family="paragraph" style:parent-style-name="ls_5f_TableHeading" style:default-outline-level="">
      <style:paragraph-properties fo:margin-top="0.0201in" fo:margin-bottom="0in" loext:contextual-spacing="false" text:number-lines="false" text:line-number="0"/>
      <style:text-properties fo:font-weight="normal" style:font-weight-asian="normal"/>
    </style:style>
    <style:style style:name="ls_5f_TableHeading" style:display-name="ls_TableHeading" style:family="paragraph" style:parent-style-name="Standard" style:default-outline-level="">
      <style:paragraph-properties fo:line-height="115%" fo:keep-with-next="auto"/>
      <style:text-properties fo:font-weight="bold" style:font-weight-asian="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ls_5f_Abstract" style:display-name="ls_Abstract" style:family="paragraph" style:parent-style-name="Standard" style:default-outline-level="">
      <style:paragraph-properties fo:margin-left="0.5in" fo:margin-right="0.5in" fo:text-align="justify" style:justify-single-word="false" fo:text-indent="0in" style:auto-text-indent="false"/>
      <style:text-properties fo:font-style="italic" style:font-style-asian="italic"/>
    </style:style>
    <style:style style:name="ls_5f_ConversationTranscript" style:display-name="ls_ConversationTranscript" style:family="paragraph" style:parent-style-name="Standard" style:default-outline-level="">
      <style:paragraph-properties fo:margin-top="0in" fo:margin-bottom="0.0972in" loext:contextual-spacing="false" fo:line-height="120%"/>
      <style:text-properties style:font-name="Courier New" fo:font-family="'Courier New'" style:font-family-generic="roman" style:font-pitch="variable"/>
    </style:style>
    <style:style style:name="ls_5f_Sourceline" style:display-name="ls_Sourceline" style:family="paragraph" style:default-outline-level="">
      <style:paragraph-properties fo:margin-left="0.748in" fo:margin-right="0in" fo:margin-top="0in" fo:margin-bottom="0in" loext:contextual-spacing="false" fo:line-height="100%" fo:text-align="start" style:justify-single-word="false" fo:orphans="2" fo:widows="2" fo:hyphenation-ladder-count="no-limit" fo:text-indent="0in" style:auto-text-indent="false" fo:keep-with-next="always" style:writing-mode="lr-tb">
        <style:tab-stops>
          <style:tab-stop style:position="0.748in"/>
        </style:tab-stops>
      </style:paragraph-properties>
      <style:text-properties style:font-name="Times New Roman" fo:font-family="'Times New Roman'" style:font-family-generic="roman" style:font-pitch="variable" fo:font-size="12pt" fo:language="en" fo:country="US" fo:font-style="italic" style:font-name-asian="Droid Sans Fallback" style:font-family-asian="'Droid Sans Fallback'" style:font-family-generic-asian="system" style:font-pitch-asian="variable" style:font-size-asian="12pt" style:language-asian="hi" style:country-asian="IN" style:font-style-asian="italic"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ls_5f_IMT" style:display-name="ls_IMT" style:family="paragraph" style:parent-style-name="ls_5f_Sourceline" style:default-outline-level="">
      <style:text-properties fo:font-style="normal" style:font-style-asian="normal"/>
    </style:style>
    <style:style style:name="ls_5f_Translation" style:display-name="ls_Translation" style:family="paragraph" style:auto-update="true" style:default-outline-level="">
      <style:paragraph-properties fo:margin-left="0.748in" fo:margin-right="0in" style:line-height-at-least="0.0693in" fo:text-align="start" style:justify-single-word="false" fo:orphans="2" fo:widows="2" fo:hyphenation-ladder-count="no-limit" fo:text-indent="0in" style:auto-text-indent="false"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font-style-complex="italic" fo:hyphenate="false" fo:hyphenation-remain-char-count="2" fo:hyphenation-push-char-count="2"/>
    </style:style>
    <style:style style:name="ls_5f_Langinfo" style:display-name="ls_Langinfo" style:family="paragraph" style:default-outline-level="">
      <style:paragraph-properties fo:margin-left="0.0783in" fo:margin-right="0in" fo:margin-top="0in" fo:margin-bottom="0in" loext:contextual-spacing="false" fo:line-height="100%" fo:text-align="start" style:justify-single-word="false" fo:orphans="2" fo:widows="2" fo:text-indent="0in" style:auto-text-indent="false" fo:keep-with-next="always"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s_5f_Translation_5f_Subexample" style:display-name="ls_Translation_Subexample" style:family="paragraph" style:parent-style-name="ls_5f_Translation" style:default-outline-level=""/>
    <style:style style:name="ls_5f_Section1" style:display-name="ls_Section1" style:family="paragraph" style:parent-style-name="Heading_20_1" style:next-style-name="Standard" style:auto-update="true" style:default-outline-level="" style:list-style-name="">
      <style:paragraph-properties fo:margin-left="0.25in" fo:margin-right="0in" fo:text-indent="0in" style:auto-text-indent="false" fo:keep-with-next="auto"/>
    </style:style>
    <style:style style:name="ls_5f_Section2" style:display-name="ls_Section2" style:family="paragraph" style:parent-style-name="Heading_20_2" style:next-style-name="Standard" style:auto-update="true" style:default-outline-level="">
      <style:paragraph-properties fo:margin-left="0.25in" fo:margin-right="0in" fo:text-indent="0in" style:auto-text-indent="false"/>
    </style:style>
    <style:style style:name="ls_5f_Section3" style:display-name="ls_Section3" style:family="paragraph" style:parent-style-name="Heading_20_3" style:next-style-name="Standard" style:auto-update="true" style:default-outline-level="" style:list-style-name="">
      <style:paragraph-properties fo:margin-left="0.5717in" fo:margin-right="0in" fo:text-indent="0in" style:auto-text-indent="false"/>
    </style:style>
    <style:style style:name="ls_5f_Section4" style:display-name="ls_Section4" style:family="paragraph" style:parent-style-name="ls_5f_Section3" style:next-style-name="Standard" style:auto-update="true" style:default-outline-level="">
      <style:paragraph-properties fo:margin-left="0.25in" fo:margin-right="0in" fo:text-indent="0in" style:auto-text-indent="false"/>
      <style:text-properties fo:font-size="12pt" style:font-size-asian="12pt"/>
    </style:style>
    <style:style style:name="annotation_20_text" style:display-name="annotation text" style:family="paragraph" style:parent-style-name="Standard" style:default-outline-level="">
      <style:paragraph-properties fo:line-height="100%"/>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Document_20_Map" style:display-name="Document Map"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style:font-name-complex="Lucida Grande1" style:font-family-complex="'Lucida Grande'" style:font-family-generic-complex="system" style:font-pitch-complex="variable"/>
    </style:style>
    <style:style style:name="Frame_20_contents" style:display-name="Frame contents" style:family="paragraph" style:parent-style-name="Standard" style:class="extra"/>
    <style:style style:name="Default_20_Paragraph_20_Font" style:display-name="Default Paragraph Font" style:family="text"/>
    <style:style style:name="Footnote_20_Symbol" style:display-name="Footnote Symbol" style:family="text">
      <style:text-properties fo:font-size="6.5pt" style:font-size-asian="6.5pt"/>
    </style:style>
    <style:style style:name="Footnote_20_anchor" style:display-name="Footnote anchor" style:family="text">
      <style:text-properties style:text-position="super 58%" fo:font-size="6.5pt" style:font-size-asian="6.5pt"/>
    </style:style>
    <style:style style:name="Internet_20_link" style:display-name="Internet link" style:family="text">
      <style:text-properties fo:color="#000080" style:text-underline-style="solid" style:text-underline-width="auto" style:text-underline-color="font-color"/>
    </style:style>
    <style:style style:name="ls_5f_Category" style:display-name="ls_Category" style:family="text">
      <style:text-properties fo:font-variant="small-caps"/>
    </style:style>
    <style:style style:name="Título_20_4_20_Car" style:display-name="Título 4 Car" style:family="text" style:parent-style-name="Default_20_Paragraph_20_Font">
      <style:text-properties fo:color="#2e74b5" style:font-name="Calibri Light" fo:font-family="'Calibri Light'" style:font-family-generic="roman" style:font-pitch="variable" fo:font-size="12pt" fo:language="en" fo:country="US" fo:font-style="italic" style:font-name-asian="ＭＳ ゴシック" style:font-family-asian="'ＭＳ ゴシック'" style:font-family-generic-asian="system" style:font-pitch-asian="variable" style:font-size-asian="12pt" style:language-asian="hi" style:country-asian="IN" style:font-style-asian="italic" style:font-name-complex="Mangal" style:font-family-complex="Mangal" style:font-family-generic-complex="system" style:font-pitch-complex="variable" style:font-size-complex="10.5pt" style:language-complex="hi" style:country-complex="IN" style:font-style-complex="italic"/>
    </style:style>
    <style:style style:name="Texto_20_nota_20_pie_20_Car" style:display-name="Texto nota pie Car" style:family="text" style:parent-style-name="Default_20_Paragraph_20_Font">
      <style:text-properties style:font-name="Times New Roman" fo:font-family="'Times New Roman'" style:font-family-generic="roman" style:font-pitch="variable" fo:font-size="10pt" fo:language="en" fo:country="US" style:font-name-asian="Droid Sans Fallback" style:font-family-asian="'Droid Sans Fallback'" style:font-family-generic-asian="system" style:font-pitch-asian="variable" style:font-size-asian="10pt" style:language-asian="hi" style:country-asian="IN" style:font-name-complex="FreeSans" style:font-family-complex="FreeSans" style:font-family-generic-complex="system" style:font-pitch-complex="variable" style:font-size-complex="10pt" style:language-complex="hi" style:country-complex="IN"/>
    </style:style>
    <style:style style:name="Placeholder_20_Text" style:display-name="Placeholder Text" style:family="text" style:parent-style-name="Default_20_Paragraph_20_Font">
      <style:text-properties fo:color="#808080"/>
    </style:style>
    <style:style style:name="annotation_20_reference" style:display-name="annotation reference" style:family="text" style:parent-style-name="Default_20_Paragraph_20_Font">
      <style:text-properties fo:font-size="9pt" style:font-size-asian="9pt" style:font-size-complex="9pt"/>
    </style:style>
    <style:style style:name="Texto_20_comentario_20_Car" style:display-name="Texto comentario Car" style:family="text" style:parent-style-name="Default_20_Paragraph_20_Font">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Asunto_20_del_20_comentario_20_Car" style:display-name="Asunto del comentario Car" style:family="text" style:parent-style-name="Texto_20_comentario_20_Car">
      <style:text-properties style:font-name="Times New Roman" fo:font-family="'Times New Roman'" style:font-family-generic="roman" style:font-pitch="variable" fo:font-size="10pt" fo:language="en" fo:country="US" fo:font-weight="bold" style:font-name-asian="Droid Sans Fallback" style:font-family-asian="'Droid Sans Fallback'" style:font-family-generic-asian="system" style:font-pitch-asian="variable" style:font-size-asian="10pt" style:language-asian="hi" style:country-asian="IN" style:font-weight-asian="bold" style:font-name-complex="FreeSans" style:font-family-complex="FreeSans" style:font-family-generic-complex="system" style:font-pitch-complex="variable" style:font-size-complex="10pt" style:language-complex="hi" style:country-complex="IN" style:font-weight-complex="bold"/>
    </style:style>
    <style:style style:name="Texto_20_de_20_globo_20_Car" style:display-name="Texto de globo Car" style:family="text" style:parent-style-name="Default_20_Paragraph_20_Font">
      <style:text-properties style:font-name="Lucida Grande" fo:font-family="'Lucida Grande'" style:font-family-generic="roman" style:font-pitch="variable" fo:font-size="9pt" fo:language="en" fo:country="US" style:font-name-asian="Droid Sans Fallback" style:font-family-asian="'Droid Sans Fallback'" style:font-family-generic-asian="system" style:font-pitch-asian="variable" style:font-size-asian="9pt" style:language-asian="hi" style:country-asian="IN" style:font-name-complex="Lucida Grande1" style:font-family-complex="'Lucida Grande'" style:font-family-generic-complex="system" style:font-pitch-complex="variable" style:font-size-complex="9pt" style:language-complex="hi" style:country-complex="IN"/>
    </style:style>
    <style:style style:name="Mapa_20_del_20_documento_20_Car" style:display-name="Mapa del documento Car" style:family="text" style:parent-style-name="Default_20_Paragraph_20_Font">
      <style:text-properties style:font-name="Lucida Grande" fo:font-family="'Lucida Grande'"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Lucida Grande1" style:font-family-complex="'Lucida Grande'" style:font-family-generic-complex="system" style:font-pitch-complex="variable" style:font-size-complex="12pt" style:language-complex="hi" style:country-complex="IN"/>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 style:font-family-complex="Open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 style:font-family-complex="OpenSymbol" style:font-family-generic-complex="system" style:font-pitch-complex="variable"/>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prefix="(" style:num-suffix=")" style:num-format="1">
        <style:list-level-properties text:list-level-position-and-space-mode="label-alignment">
          <style:list-level-label-alignment text:label-followed-by="listtab" fo:text-indent="-0.402in" fo:margin-left="0.4807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0.0783in" fo:text-indent="-0.1965in" fo:margin-left="0.196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0783in" fo:text-indent="0.5516in" fo:margin-left="0.1965in"/>
        </style:list-level-properties>
      </text:list-level-style-number>
      <text:list-level-style-number text:level="3" style:num-format="">
        <style:list-level-properties text:list-level-position-and-space-mode="label-alignment">
          <style:list-level-label-alignment text:label-followed-by="nothing" fo:text-indent="-0.1965in" fo:margin-left="0.1965in"/>
        </style:list-level-properties>
      </text:list-level-style-number>
      <text:list-level-style-number text:level="4" style:num-format="">
        <style:list-level-properties text:list-level-position-and-space-mode="label-alignment">
          <style:list-level-label-alignment text:label-followed-by="nothing" fo:text-indent="-0.1965in" fo:margin-left="0.1965in"/>
        </style:list-level-properties>
      </text:list-level-style-number>
      <text:list-level-style-number text:level="5" style:num-format="">
        <style:list-level-properties text:list-level-position-and-space-mode="label-alignment">
          <style:list-level-label-alignment text:label-followed-by="nothing" fo:text-indent="-0.1965in" fo:margin-left="0.1965in"/>
        </style:list-level-properties>
      </text:list-level-style-number>
      <text:list-level-style-number text:level="6" style:num-format="">
        <style:list-level-properties text:list-level-position-and-space-mode="label-alignment">
          <style:list-level-label-alignment text:label-followed-by="nothing" fo:text-indent="-0.1965in" fo:margin-left="0.1965in"/>
        </style:list-level-properties>
      </text:list-level-style-number>
      <text:list-level-style-number text:level="7" style:num-format="">
        <style:list-level-properties text:list-level-position-and-space-mode="label-alignment">
          <style:list-level-label-alignment text:label-followed-by="nothing" fo:text-indent="-0.1965in" fo:margin-left="0.1965in"/>
        </style:list-level-properties>
      </text:list-level-style-number>
      <text:list-level-style-number text:level="8" style:num-format="">
        <style:list-level-properties text:list-level-position-and-space-mode="label-alignment">
          <style:list-level-label-alignment text:label-followed-by="nothing" fo:text-indent="-0.1965in" fo:margin-left="0.1965in"/>
        </style:list-level-properties>
      </text:list-level-style-number>
      <text:list-level-style-number text:level="9" style:num-format="">
        <style:list-level-properties text:list-level-position-and-space-mode="label-alignment">
          <style:list-level-label-alignment text:label-followed-by="nothing" fo:text-indent="-0.1965in" fo:margin-left="0.1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0.4335in" fo:margin-left="0.433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1.923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2.4236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2.923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3.423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923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423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923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423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923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2.7563in" fo:margin-left="0.7874in" fo:margin-right="2.7563in" style:writing-mode="lr-tb" style:layout-grid-color="#c0c0c0" style:layout-grid-lines="2069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gor Tsedryk</meta:initial-creator>
    <dc:creator>Anna</dc:creator>
    <meta:editing-cycles>4</meta:editing-cycles>
    <meta:print-date>2019-07-23T08:45:00</meta:print-date>
    <meta:creation-date>2019-07-23T08:45:00</meta:creation-date>
    <dc:date>2019-07-23T09:20:00</dc:date>
    <meta:editing-duration>P0D</meta:editing-duration>
    <meta:generator>LibreOffice/6.0.7.3$Linux_X86_64 LibreOffice_project/00m0$Build-3</meta:generator>
    <meta:document-statistic meta:table-count="0" meta:image-count="0" meta:object-count="55" meta:page-count="15" meta:paragraph-count="327" meta:word-count="8329" meta:character-count="48723" meta:non-whitespace-character-count="40220"/>
    <meta:user-defined meta:name="AppVersion">14.0000</meta:user-defined>
    <meta:user-defined meta:name="Company">Freie Universitaet Berli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Users\s5504797\Downloads\langsci-template-MS.dotx" xlink:href=""/>
  </office:meta>
</office:document-meta>
</file>

<file path=Object 10/content.xml><?xml version="1.0" encoding="utf-8"?>
<math xmlns="http://www.w3.org/1998/Math/MathML" display="block">
  <semantics>
    <mrow>
      <mo fence="true" stretchy="true">⟦</mo>
      <mrow>
        <mi>γ</mi>
      </mrow>
      <mo fence="true" stretchy="true">⟧</mo>
    </mrow>
    <annotation encoding="StarMath 5.0">left ldbracket γ right rdbracket</annotation>
  </semantics>
</math>
</file>

<file path=Object 100/content.xml><?xml version="1.0" encoding="utf-8"?>
<math xmlns="http://www.w3.org/1998/Math/MathML" display="block">
  <semantics>
    <mrow>
      <mo fence="true" stretchy="true">⟦</mo>
      <mrow>
        <mtext>upper T*P in (31)</mtext>
      </mrow>
      <mo fence="true" stretchy="true">⟧</mo>
    </mrow>
    <annotation encoding="StarMath 5.0">left ldbracket "upper T*P in (31)" right rdbracket</annotation>
  </semantics>
</math>
</file>

<file path=Object 102/content.xml><?xml version="1.0" encoding="utf-8"?>
<math xmlns="http://www.w3.org/1998/Math/MathML" display="block">
  <semantics>
    <mrow>
      <mo fence="true" stretchy="true">⟦</mo>
      <mrow>
        <mrow>
          <mtext>MB</mtext>
          <mtext>Prep</mtext>
        </mrow>
      </mrow>
      <mo fence="true" stretchy="true">⟧</mo>
    </mrow>
    <annotation encoding="StarMath 5.0">left ldbracket "MB" "Prep" right rdbracket</annotation>
  </semantics>
</math>
</file>

<file path=Object 104/content.xml><?xml version="1.0" encoding="utf-8"?>
<math xmlns="http://www.w3.org/1998/Math/MathML" display="block">
  <semantics>
    <mrow>
      <mo fence="true" stretchy="true">⟦</mo>
      <mrow>
        <mrow>
          <mtext>MB</mtext>
          <mtext>Prep</mtext>
        </mrow>
      </mrow>
      <mo fence="true" stretchy="true">⟧</mo>
    </mrow>
    <annotation encoding="StarMath 5.0">left ldbracket "MB" "Prep" right rdbracket</annotation>
  </semantics>
</math>
</file>

<file path=Object 106/content.xml><?xml version="1.0" encoding="utf-8"?>
<math xmlns="http://www.w3.org/1998/Math/MathML" display="block">
  <semantics>
    <mrow>
      <mo fence="true" stretchy="true">⟦</mo>
      <mrow>
        <mtext>upper T*P in (31)</mtext>
      </mrow>
      <mo fence="true" stretchy="true">⟧</mo>
    </mrow>
    <annotation encoding="StarMath 5.0">left ldbracket "upper T*P in (31)" right rdbracket</annotation>
  </semantics>
</math>
</file>

<file path=Object 108/content.xml><?xml version="1.0" encoding="utf-8"?>
<math xmlns="http://www.w3.org/1998/Math/MathML" display="block">
  <semantics>
    <msqrt>
      <mtext>at</mtext>
    </msqrt>
    <annotation encoding="StarMath 5.0">sqrt {"at"}</annotation>
  </semantics>
</math>
</file>

<file path=Object 110/content.xml><?xml version="1.0" encoding="utf-8"?>
<math xmlns="http://www.w3.org/1998/Math/MathML" display="block">
  <semantics>
    <msqrt>
      <mtext>to</mtext>
    </msqrt>
    <annotation encoding="StarMath 5.0">sqrt {"to"}</annotation>
  </semantics>
</math>
</file>

<file path=Object 12/content.xml><?xml version="1.0" encoding="utf-8"?>
<math xmlns="http://www.w3.org/1998/Math/MathML" display="block">
  <semantics>
    <mrow>
      <mo fence="true" stretchy="true">⟦</mo>
      <mrow>
        <mtext>est’ kniga</mtext>
      </mrow>
      <mo fence="true" stretchy="true">⟧</mo>
    </mrow>
    <annotation encoding="StarMath 5.0">left ldbracket "est’ kniga" right rdbracket</annotation>
  </semantics>
</math>
</file>

<file path=Object 14/content.xml><?xml version="1.0" encoding="utf-8"?>
<math xmlns="http://www.w3.org/1998/Math/MathML" display="block">
  <semantics>
    <mrow>
      <mo fence="true" stretchy="true">⟦</mo>
      <mrow>
        <mtext>u menja</mtext>
      </mrow>
      <mo fence="true" stretchy="true">⟧</mo>
    </mrow>
    <annotation encoding="StarMath 5.0">left ldbracket "u menja" right rdbracket</annotation>
  </semantics>
</math>
</file>

<file path=Object 16/content.xml><?xml version="1.0" encoding="utf-8"?>
<math xmlns="http://www.w3.org/1998/Math/MathML" display="block">
  <semantics>
    <mrow>
      <mo fence="true" stretchy="true">⟦</mo>
      <mrow>
        <mtext>est’ kniga</mtext>
      </mrow>
      <mo fence="true" stretchy="true">⟧</mo>
    </mrow>
    <annotation encoding="StarMath 5.0">left ldbracket "est’ kniga" right rdbracket</annotation>
  </semantics>
</math>
</file>

<file path=Object 18/content.xml><?xml version="1.0" encoding="utf-8"?>
<math xmlns="http://www.w3.org/1998/Math/MathML" display="block">
  <semantics>
    <mrow>
      <mo fence="true" stretchy="true">⟦</mo>
      <mrow>
        <mtext>u menja</mtext>
      </mrow>
      <mo fence="true" stretchy="true">⟧</mo>
    </mrow>
    <annotation encoding="StarMath 5.0">left ldbracket "u menja" right rdbracket</annotation>
  </semantics>
</math>
</file>

<file path=Object 2/content.xml><?xml version="1.0" encoding="utf-8"?>
<math xmlns="http://www.w3.org/1998/Math/MathML" display="block">
  <semantics>
    <mrow>
      <mo fence="true" stretchy="true">⟦</mo>
      <mrow>
        <mi>β</mi>
      </mrow>
      <mo fence="true" stretchy="true">⟧</mo>
    </mrow>
    <annotation encoding="StarMath 5.0">left ldbracket β right rdbracket</annotation>
  </semantics>
</math>
</file>

<file path=Object 20/content.xml><?xml version="1.0" encoding="utf-8"?>
<math xmlns="http://www.w3.org/1998/Math/MathML" display="block">
  <semantics>
    <mi>√</mi>
    <annotation encoding="StarMath 5.0">√</annotation>
  </semantics>
</math>
</file>

<file path=Object 22/content.xml><?xml version="1.0" encoding="utf-8"?>
<math xmlns="http://www.w3.org/1998/Math/MathML" display="block">
  <semantics>
    <mi>√</mi>
    <annotation encoding="StarMath 5.0">√</annotation>
  </semantics>
</math>
</file>

<file path=Object 24/content.xml><?xml version="1.0" encoding="utf-8"?>
<math xmlns="http://www.w3.org/1998/Math/MathML" display="block">
  <semantics>
    <mi>√</mi>
    <annotation encoding="StarMath 5.0">√</annotation>
  </semantics>
</math>
</file>

<file path=Object 26/content.xml><?xml version="1.0" encoding="utf-8"?>
<math xmlns="http://www.w3.org/1998/Math/MathML" display="block">
  <semantics>
    <msqrt>
      <mtext>at</mtext>
    </msqrt>
    <annotation encoding="StarMath 5.0">sqrt {"at"}</annotation>
  </semantics>
</math>
</file>

<file path=Object 28/content.xml><?xml version="1.0" encoding="utf-8"?>
<math xmlns="http://www.w3.org/1998/Math/MathML" display="block">
  <semantics>
    <msqrt>
      <mtext>to</mtext>
    </msqrt>
    <annotation encoding="StarMath 5.0">sqrt {"to"}</annotation>
  </semantics>
</math>
</file>

<file path=Object 30/content.xml><?xml version="1.0" encoding="utf-8"?>
<math xmlns="http://www.w3.org/1998/Math/MathML" display="block">
  <semantics>
    <msqrt>
      <mtext>at</mtext>
    </msqrt>
    <annotation encoding="StarMath 5.0">sqrt {"at"}</annotation>
  </semantics>
</math>
</file>

<file path=Object 32/content.xml><?xml version="1.0" encoding="utf-8"?>
<math xmlns="http://www.w3.org/1998/Math/MathML" display="block">
  <semantics>
    <msqrt>
      <mtext>to</mtext>
    </msqrt>
    <annotation encoding="StarMath 5.0">sqrt {"to"}</annotation>
  </semantics>
</math>
</file>

<file path=Object 34/content.xml><?xml version="1.0" encoding="utf-8"?>
<math xmlns="http://www.w3.org/1998/Math/MathML" display="block">
  <semantics>
    <msqrt>
      <mtext>at</mtext>
    </msqrt>
    <annotation encoding="StarMath 5.0">sqrt {"at"}</annotation>
  </semantics>
</math>
</file>

<file path=Object 36/content.xml><?xml version="1.0" encoding="utf-8"?>
<math xmlns="http://www.w3.org/1998/Math/MathML" display="block">
  <semantics>
    <msqrt>
      <mtext>at</mtext>
    </msqrt>
    <annotation encoding="StarMath 5.0">sqrt {"at"}</annotation>
  </semantics>
</math>
</file>

<file path=Object 38/content.xml><?xml version="1.0" encoding="utf-8"?>
<math xmlns="http://www.w3.org/1998/Math/MathML" display="block">
  <semantics>
    <msqrt>
      <mtext>to</mtext>
    </msqrt>
    <annotation encoding="StarMath 5.0">sqrt {"to"}</annotation>
  </semantics>
</math>
</file>

<file path=Object 4/content.xml><?xml version="1.0" encoding="utf-8"?>
<math xmlns="http://www.w3.org/1998/Math/MathML" display="block">
  <semantics>
    <mrow>
      <mo fence="true" stretchy="true">⟦</mo>
      <mrow>
        <mi>γ</mi>
      </mrow>
      <mo fence="true" stretchy="true">⟧</mo>
    </mrow>
    <annotation encoding="StarMath 5.0">left ldbracket γ right rdbracket</annotation>
  </semantics>
</math>
</file>

<file path=Object 40/content.xml><?xml version="1.0" encoding="utf-8"?>
<math xmlns="http://www.w3.org/1998/Math/MathML" display="block">
  <semantics>
    <msqrt>
      <mtext>to</mtext>
    </msqrt>
    <annotation encoding="StarMath 5.0">sqrt {"to"}</annotation>
  </semantics>
</math>
</file>

<file path=Object 42/content.xml><?xml version="1.0" encoding="utf-8"?>
<math xmlns="http://www.w3.org/1998/Math/MathML" display="block">
  <semantics>
    <mrow>
      <mo fence="true" stretchy="true">⟦</mo>
      <mrow>
        <mtext>i*</mtext>
      </mrow>
      <mo fence="true" stretchy="true">⟧</mo>
    </mrow>
    <annotation encoding="StarMath 5.0">left ldbracket "i*" right rdbracket</annotation>
  </semantics>
</math>
</file>

<file path=Object 44/content.xml><?xml version="1.0" encoding="utf-8"?>
<math xmlns="http://www.w3.org/1998/Math/MathML" display="block">
  <semantics>
    <mrow>
      <mo fence="true" stretchy="true">⟦</mo>
      <mrow>
        <msqrt>
          <mtext>at</mtext>
        </msqrt>
      </mrow>
      <mo fence="true" stretchy="true">⟧</mo>
    </mrow>
    <annotation encoding="StarMath 5.0">left ldbracket sqrt {"at"} right rdbracket</annotation>
  </semantics>
</math>
</file>

<file path=Object 46/content.xml><?xml version="1.0" encoding="utf-8"?>
<math xmlns="http://www.w3.org/1998/Math/MathML" display="block">
  <semantics>
    <mrow>
      <mo fence="true" stretchy="true">⟦</mo>
      <mrow>
        <msqrt>
          <mtext>to</mtext>
        </msqrt>
      </mrow>
      <mo fence="true" stretchy="true">⟧</mo>
    </mrow>
    <annotation encoding="StarMath 5.0">left ldbracket sqrt {"to"} right rdbracket</annotation>
  </semantics>
</math>
</file>

<file path=Object 48/content.xml><?xml version="1.0" encoding="utf-8"?>
<math xmlns="http://www.w3.org/1998/Math/MathML" display="block">
  <semantics>
    <mrow>
      <mo fence="true" stretchy="true">⟦</mo>
      <mrow>
        <mrow>
          <mtext>P* in (1</mtext>
          <mtext>7</mtext>
          <mtext>)</mtext>
        </mrow>
      </mrow>
      <mo fence="true" stretchy="true">⟧</mo>
    </mrow>
    <annotation encoding="StarMath 5.0">left ldbracket "P* in (1" "7" ")" right rdbracket</annotation>
  </semantics>
</math>
</file>

<file path=Object 50/content.xml><?xml version="1.0" encoding="utf-8"?>
<math xmlns="http://www.w3.org/1998/Math/MathML" display="block">
  <semantics>
    <mrow>
      <mo fence="true" stretchy="true">⟦</mo>
      <mrow>
        <mtext>N* in (18)</mtext>
      </mrow>
      <mo fence="true" stretchy="true">⟧</mo>
    </mrow>
    <annotation encoding="StarMath 5.0">left ldbracket "N* in (18)" right rdbracket</annotation>
  </semantics>
</math>
</file>

<file path=Object 52/content.xml><?xml version="1.0" encoding="utf-8"?>
<math xmlns="http://www.w3.org/1998/Math/MathML" display="block">
  <semantics>
    <mrow>
      <mo fence="true" stretchy="true">⟦</mo>
      <mrow>
        <mtext>PP in (17)</mtext>
      </mrow>
      <mo fence="true" stretchy="true">⟧</mo>
    </mrow>
    <annotation encoding="StarMath 5.0">left ldbracket "PP in (17)" right rdbracket</annotation>
  </semantics>
</math>
</file>

<file path=Object 54/content.xml><?xml version="1.0" encoding="utf-8"?>
<math xmlns="http://www.w3.org/1998/Math/MathML" display="block">
  <semantics>
    <mrow>
      <mo fence="true" stretchy="true">⟦</mo>
      <mrow>
        <mtext>u menja</mtext>
      </mrow>
      <mo fence="true" stretchy="true">⟧</mo>
    </mrow>
    <annotation encoding="StarMath 5.0">left ldbracket "u menja" right rdbracket</annotation>
  </semantics>
</math>
</file>

<file path=Object 56/content.xml><?xml version="1.0" encoding="utf-8"?>
<math xmlns="http://www.w3.org/1998/Math/MathML" display="block">
  <semantics>
    <mrow>
      <mo fence="true" stretchy="true">⟦</mo>
      <mrow>
        <mtext>NP in (18)</mtext>
      </mrow>
      <mo fence="true" stretchy="true">⟧</mo>
    </mrow>
    <annotation encoding="StarMath 5.0">left ldbracket "NP in (18)" right rdbracket</annotation>
  </semantics>
</math>
</file>

<file path=Object 58/content.xml><?xml version="1.0" encoding="utf-8"?>
<math xmlns="http://www.w3.org/1998/Math/MathML" display="block">
  <semantics>
    <mrow>
      <mo fence="true" stretchy="true">⟦</mo>
      <mrow>
        <mtext>kniga</mtext>
      </mrow>
      <mo fence="true" stretchy="true">⟧</mo>
    </mrow>
    <annotation encoding="StarMath 5.0">left ldbracket "kniga" right rdbracket  </annotation>
  </semantics>
</math>
</file>

<file path=Object 6/content.xml><?xml version="1.0" encoding="utf-8"?>
<math xmlns="http://www.w3.org/1998/Math/MathML" display="block">
  <semantics>
    <mrow>
      <mo fence="true" stretchy="true">⟦</mo>
      <mrow>
        <mi>α</mi>
      </mrow>
      <mo fence="true" stretchy="true">⟧</mo>
    </mrow>
    <annotation encoding="StarMath 5.0">left ldbracket α right rdbracket</annotation>
  </semantics>
</math>
</file>

<file path=Object 60/content.xml><?xml version="1.0" encoding="utf-8"?>
<math xmlns="http://www.w3.org/1998/Math/MathML" display="block">
  <semantics>
    <mrow>
      <mo fence="true" stretchy="true">⟦</mo>
      <mrow>
        <mi>β</mi>
      </mrow>
      <mo fence="true" stretchy="true">⟧</mo>
    </mrow>
    <annotation encoding="StarMath 5.0">left ldbracket β right rdbracket</annotation>
  </semantics>
</math>
</file>

<file path=Object 62/content.xml><?xml version="1.0" encoding="utf-8"?>
<math xmlns="http://www.w3.org/1998/Math/MathML" display="block">
  <semantics>
    <mrow>
      <mo fence="true" stretchy="true">⟦</mo>
      <mrow>
        <mi>γ</mi>
      </mrow>
      <mo fence="true" stretchy="true">⟧</mo>
    </mrow>
    <annotation encoding="StarMath 5.0">left ldbracket γ right rdbracket</annotation>
  </semantics>
</math>
</file>

<file path=Object 64/content.xml><?xml version="1.0" encoding="utf-8"?>
<math xmlns="http://www.w3.org/1998/Math/MathML" display="block">
  <semantics>
    <mrow>
      <mo fence="true" stretchy="true">⟦</mo>
      <mrow>
        <mi>α</mi>
      </mrow>
      <mo fence="true" stretchy="true">⟧</mo>
    </mrow>
    <annotation encoding="StarMath 5.0">left ldbracket α right rdbracket</annotation>
  </semantics>
</math>
</file>

<file path=Object 66/content.xml><?xml version="1.0" encoding="utf-8"?>
<math xmlns="http://www.w3.org/1998/Math/MathML" display="block">
  <semantics>
    <mrow>
      <mo fence="true" stretchy="true">⟦</mo>
      <mrow>
        <mi>β</mi>
      </mrow>
      <mo fence="true" stretchy="true">⟧</mo>
    </mrow>
    <annotation encoding="StarMath 5.0">left ldbracket β right rdbracket</annotation>
  </semantics>
</math>
</file>

<file path=Object 68/content.xml><?xml version="1.0" encoding="utf-8"?>
<math xmlns="http://www.w3.org/1998/Math/MathML" display="block">
  <semantics>
    <mrow>
      <mo fence="true" stretchy="true">⟦</mo>
      <mrow>
        <mi>γ</mi>
      </mrow>
      <mo fence="true" stretchy="true">⟧</mo>
    </mrow>
    <annotation encoding="StarMath 5.0">left ldbracket γ right rdbracket</annotation>
  </semantics>
</math>
</file>

<file path=Object 70/content.xml><?xml version="1.0" encoding="utf-8"?>
<math xmlns="http://www.w3.org/1998/Math/MathML" display="block">
  <semantics>
    <mrow>
      <mo fence="true" stretchy="true">⟦</mo>
      <mrow>
        <mtext>lower N*P in (18)</mtext>
      </mrow>
      <mo fence="true" stretchy="true">⟧</mo>
    </mrow>
    <annotation encoding="StarMath 5.0">left ldbracket "lower N*P in (18)" right rdbracket</annotation>
  </semantics>
</math>
</file>

<file path=Object 72/content.xml><?xml version="1.0" encoding="utf-8"?>
<math xmlns="http://www.w3.org/1998/Math/MathML" display="block">
  <semantics>
    <mrow>
      <mo fence="true" stretchy="true">⟦</mo>
      <mrow>
        <mtext>upper N*P in (18)</mtext>
      </mrow>
      <mo fence="true" stretchy="true">⟧</mo>
    </mrow>
    <annotation encoding="StarMath 5.0">left ldbracket "upper N*P in (18)" right rdbracket</annotation>
  </semantics>
</math>
</file>

<file path=Object 74/content.xml><?xml version="1.0" encoding="utf-8"?>
<math xmlns="http://www.w3.org/1998/Math/MathML" display="block">
  <semantics>
    <mrow>
      <mo fence="true" stretchy="true">⟦</mo>
      <mrow>
        <mtext>Vane kniga</mtext>
      </mrow>
      <mo fence="true" stretchy="true">⟧</mo>
    </mrow>
    <annotation encoding="StarMath 5.0">left ldbracket "Vane kniga" right rdbracket</annotation>
  </semantics>
</math>
</file>

<file path=Object 76/content.xml><?xml version="1.0" encoding="utf-8"?>
<math xmlns="http://www.w3.org/1998/Math/MathML" display="block">
  <semantics>
    <mrow>
      <mo fence="true" stretchy="true">⟦</mo>
      <mrow>
        <mtext>(13b)</mtext>
      </mrow>
      <mo fence="true" stretchy="true">⟧</mo>
    </mrow>
    <annotation encoding="StarMath 5.0">left ldbracket "(13b)" right rdbracket  </annotation>
  </semantics>
</math>
</file>

<file path=Object 78/content.xml><?xml version="1.0" encoding="utf-8"?>
<math xmlns="http://www.w3.org/1998/Math/MathML" display="block">
  <semantics>
    <mrow>
      <mo fence="true" stretchy="true">⟦</mo>
      <mrow>
        <mtext>u menja est’ Vane kniga</mtext>
      </mrow>
      <mo fence="true" stretchy="true">⟧</mo>
    </mrow>
    <annotation encoding="StarMath 5.0">left ldbracket "u menja est’ Vane kniga" right rdbracket</annotation>
  </semantics>
</math>
</file>

<file path=Object 8/content.xml><?xml version="1.0" encoding="utf-8"?>
<math xmlns="http://www.w3.org/1998/Math/MathML" display="block">
  <semantics>
    <mrow>
      <mo fence="true" stretchy="true">⟦</mo>
      <mrow>
        <mi>β</mi>
      </mrow>
      <mo fence="true" stretchy="true">⟧</mo>
    </mrow>
    <annotation encoding="StarMath 5.0">left ldbracket β right rdbracket</annotation>
  </semantics>
</math>
</file>

<file path=Object 80/content.xml><?xml version="1.0" encoding="utf-8"?>
<math xmlns="http://www.w3.org/1998/Math/MathML" display="block">
  <semantics>
    <mi>√</mi>
    <annotation encoding="StarMath 5.0">√</annotation>
  </semantics>
</math>
</file>

<file path=Object 82/content.xml><?xml version="1.0" encoding="utf-8"?>
<math xmlns="http://www.w3.org/1998/Math/MathML" display="block">
  <semantics>
    <msqrt>
      <mtext>at</mtext>
    </msqrt>
    <annotation encoding="StarMath 5.0">sqrt {"at"}</annotation>
  </semantics>
</math>
</file>

<file path=Object 84/content.xml><?xml version="1.0" encoding="utf-8"?>
<math xmlns="http://www.w3.org/1998/Math/MathML" display="block">
  <semantics>
    <msqrt>
      <mtext>to</mtext>
    </msqrt>
    <annotation encoding="StarMath 5.0">sqrt {"to"}</annotation>
  </semantics>
</math>
</file>

<file path=Object 86/content.xml><?xml version="1.0" encoding="utf-8"?>
<math xmlns="http://www.w3.org/1998/Math/MathML" display="block">
  <semantics>
    <msqrt>
      <mtext>to</mtext>
    </msqrt>
    <annotation encoding="StarMath 5.0">sqrt {"to"}</annotation>
  </semantics>
</math>
</file>

<file path=Object 88/content.xml><?xml version="1.0" encoding="utf-8"?>
<math xmlns="http://www.w3.org/1998/Math/MathML" display="block">
  <semantics>
    <msqrt>
      <mtext>to</mtext>
    </msqrt>
    <annotation encoding="StarMath 5.0">sqrt {"to"}</annotation>
  </semantics>
</math>
</file>

<file path=Object 90/content.xml><?xml version="1.0" encoding="utf-8"?>
<math xmlns="http://www.w3.org/1998/Math/MathML" display="block">
  <semantics>
    <mrow>
      <mo fence="true" stretchy="true">⟦</mo>
      <mrow>
        <mtext>i*</mtext>
      </mrow>
      <mo fence="true" stretchy="true">⟧</mo>
    </mrow>
    <annotation encoding="StarMath 5.0">left ldbracket "i*" right rdbracket</annotation>
  </semantics>
</math>
</file>

<file path=Object 92/content.xml><?xml version="1.0" encoding="utf-8"?>
<math xmlns="http://www.w3.org/1998/Math/MathML" display="block">
  <semantics>
    <mrow>
      <mo fence="true" stretchy="true">⟦</mo>
      <mrow>
        <msqrt>
          <mtext>to</mtext>
        </msqrt>
      </mrow>
      <mo fence="true" stretchy="true">⟧</mo>
    </mrow>
    <annotation encoding="StarMath 5.0">left ldbracket sqrt {"to"} right rdbracket</annotation>
  </semantics>
</math>
</file>

<file path=Object 94/content.xml><?xml version="1.0" encoding="utf-8"?>
<math xmlns="http://www.w3.org/1998/Math/MathML" display="block">
  <semantics>
    <mrow>
      <mo fence="true" stretchy="true">⟦</mo>
      <mrow>
        <mtext>T* in (31)</mtext>
      </mrow>
      <mo fence="true" stretchy="true">⟧</mo>
    </mrow>
    <annotation encoding="StarMath 5.0">left ldbracket "T* in (31)" right rdbracket</annotation>
  </semantics>
</math>
</file>

<file path=Object 96/content.xml><?xml version="1.0" encoding="utf-8"?>
<math xmlns="http://www.w3.org/1998/Math/MathML" display="block">
  <semantics>
    <mrow>
      <mo fence="true" stretchy="true">⟦</mo>
      <mrow>
        <mtext>TP in (31)</mtext>
      </mrow>
      <mo fence="true" stretchy="true">⟧</mo>
    </mrow>
    <annotation encoding="StarMath 5.0">left ldbracket "TP in (31)" right rdbracket</annotation>
  </semantics>
</math>
</file>

<file path=Object 98/content.xml><?xml version="1.0" encoding="utf-8"?>
<math xmlns="http://www.w3.org/1998/Math/MathML" display="block">
  <semantics>
    <mrow>
      <mo fence="true" stretchy="true">⟦</mo>
      <mrow>
        <mrow>
          <mtext>lower </mtext>
          <mtext>T</mtext>
          <mtext>*P in (31)</mtext>
        </mrow>
      </mrow>
      <mo fence="true" stretchy="true">⟧</mo>
    </mrow>
    <annotation encoding="StarMath 5.0">left ldbracket "lower " "T" "*P in (31)" right rdbracket</annotation>
  </semantics>
</math>
</file>